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61f8000ac8f2f698802b42a2</text:p>
          </table:table-cell>
          <table:table-cell office:value-type="string" calcext:value-type="string">
            <text:p>60fcbffc5fcacd4503f3e32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28:13.060000</text:p>
          </table:table-cell>
          <table:table-cell office:value-type="string" calcext:value-type="string">
            <text:p>2022-01-31 15:35:01.701000</text:p>
          </table:table-cell>
          <table:table-cell office:value-type="float" office:value="408.641" calcext:value-type="float">
            <text:p>408.641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7.70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0b5c0f5307aa2b91289</text:p>
          </table:table-cell>
          <table:table-cell office:value-type="string" calcext:value-type="string">
            <text:p>5f6eb75a062b6e416856118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31:11.220000</text:p>
          </table:table-cell>
          <table:table-cell office:value-type="string" calcext:value-type="string">
            <text:p>2022-01-31 15:40:50.290000</text:p>
          </table:table-cell>
          <table:table-cell office:value-type="float" office:value="579.07" calcext:value-type="float">
            <text:p>579.07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7.7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0f2abbd4a35c7fb19fe</text:p>
          </table:table-cell>
          <table:table-cell office:value-type="string" calcext:value-type="string">
            <text:p>60fd0572a7b7e6b6bea8e79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32:04.796000</text:p>
          </table:table-cell>
          <table:table-cell office:value-type="string" calcext:value-type="string">
            <text:p>2022-01-31 15:38:20.246000</text:p>
          </table:table-cell>
          <table:table-cell office:value-type="float" office:value="375.45" calcext:value-type="float">
            <text:p>375.4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7.87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0f4dc4c651c89786feb</text:p>
          </table:table-cell>
          <table:table-cell office:value-type="string" calcext:value-type="string">
            <text:p>5e27373f346cdd9711ae991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32:09.165000</text:p>
          </table:table-cell>
          <table:table-cell office:value-type="string" calcext:value-type="string">
            <text:p>2022-01-31 15:37:00.944000</text:p>
          </table:table-cell>
          <table:table-cell office:value-type="float" office:value="291.779" calcext:value-type="float">
            <text:p>291.779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7.96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146bf3172b37ee37106</text:p>
          </table:table-cell>
          <table:table-cell office:value-type="string" calcext:value-type="string">
            <text:p>5cf162a99681010001ee9b8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33:32.023000</text:p>
          </table:table-cell>
          <table:table-cell office:value-type="string" calcext:value-type="string">
            <text:p>2022-01-31 15:39:55.240000</text:p>
          </table:table-cell>
          <table:table-cell office:value-type="float" office:value="383.217" calcext:value-type="float">
            <text:p>383.217</text:p>
          </table:table-cell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8.06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25d83b19df1c56c0202</text:p>
          </table:table-cell>
          <table:table-cell office:value-type="string" calcext:value-type="string">
            <text:p>610946ad260f5704c02f88e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38:11.264000</text:p>
          </table:table-cell>
          <table:table-cell office:value-type="string" calcext:value-type="string">
            <text:p>2022-01-31 15:44:53.436000</text:p>
          </table:table-cell>
          <table:table-cell office:value-type="float" office:value="402.172" calcext:value-type="float">
            <text:p>402.172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8.16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27bb1035df1dce6c0e2</text:p>
          </table:table-cell>
          <table:table-cell office:value-type="string" calcext:value-type="string">
            <text:p>60395b3328bb6047f0bea27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38:50.099000</text:p>
          </table:table-cell>
          <table:table-cell office:value-type="string" calcext:value-type="string">
            <text:p>2022-01-31 15:47:08.952000</text:p>
          </table:table-cell>
          <table:table-cell office:value-type="float" office:value="498.853" calcext:value-type="float">
            <text:p>498.853</text:p>
          </table:table-cell>
          <table:table-cell office:value-type="float" office:value="55" calcext:value-type="float">
            <text:p>5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2.55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30335c5761cc9c3e2c9</text:p>
          </table:table-cell>
          <table:table-cell office:value-type="string" calcext:value-type="string">
            <text:p>6107fcc9f532e224fe50e13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41:07.042000</text:p>
          </table:table-cell>
          <table:table-cell office:value-type="string" calcext:value-type="string">
            <text:p>2022-01-31 15:50:55.545000</text:p>
          </table:table-cell>
          <table:table-cell office:value-type="float" office:value="588.503" calcext:value-type="float">
            <text:p>588.50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8.27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31bf198331acef3ec5d</text:p>
          </table:table-cell>
          <table:table-cell office:value-type="string" calcext:value-type="string">
            <text:p>6154b5951b976cad8558091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41:21.352000</text:p>
          </table:table-cell>
          <table:table-cell office:value-type="string" calcext:value-type="string">
            <text:p>2022-01-31 15:52:10.306000</text:p>
          </table:table-cell>
          <table:table-cell office:value-type="float" office:value="648.954" calcext:value-type="float">
            <text:p>648.954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2.65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32b1384b2546739fbe9</text:p>
          </table:table-cell>
          <table:table-cell office:value-type="string" calcext:value-type="string">
            <text:p>61070046ab7f0ed17a2f9590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5:41:31.350000</text:p>
          </table:table-cell>
          <table:table-cell table:style-name="Default"/>
          <table:table-cell office:value-type="float" office:value="19722.365302" calcext:value-type="float">
            <text:p>19722.365302</text:p>
          </table:table-cell>
          <table:table-cell office:value-type="float" office:value="27" calcext:value-type="float">
            <text:p>27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356cd2652598596ec5d</text:p>
          </table:table-cell>
          <table:table-cell office:value-type="string" calcext:value-type="string">
            <text:p>5c9a994ad55db20014aba19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42:16.037000</text:p>
          </table:table-cell>
          <table:table-cell office:value-type="string" calcext:value-type="string">
            <text:p>2022-01-31 15:48:18.623000</text:p>
          </table:table-cell>
          <table:table-cell office:value-type="float" office:value="362.586" calcext:value-type="float">
            <text:p>362.586</text:p>
          </table:table-cell>
          <table:table-cell office:value-type="float" office:value="49" calcext:value-type="float">
            <text:p>49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2.75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36d717d7be8821e21d9</text:p>
          </table:table-cell>
          <table:table-cell office:value-type="string" calcext:value-type="string">
            <text:p>60c4ca24db7177f02f1711e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42:41.060000</text:p>
          </table:table-cell>
          <table:table-cell office:value-type="string" calcext:value-type="string">
            <text:p>2022-01-31 15:50:07.905000</text:p>
          </table:table-cell>
          <table:table-cell office:value-type="float" office:value="446.845" calcext:value-type="float">
            <text:p>446.84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2.83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3cc7ecadba0ca393f45</text:p>
          </table:table-cell>
          <table:table-cell office:value-type="string" calcext:value-type="string">
            <text:p>6100302c2a186a1774ea71e6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5:44:14.906000</text:p>
          </table:table-cell>
          <table:table-cell table:style-name="Default"/>
          <table:table-cell office:value-type="float" office:value="19558.932992" calcext:value-type="float">
            <text:p>19558.932992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42016d2e472fbe54aca</text:p>
          </table:table-cell>
          <table:table-cell office:value-type="string" calcext:value-type="string">
            <text:p>5fdac6ef252afc58740d5560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5:56:00.067000</text:p>
          </table:table-cell>
          <table:table-cell table:style-name="Default"/>
          <table:table-cell office:value-type="float" office:value="18853.793139" calcext:value-type="float">
            <text:p>18853.793139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434430a049e6f27988d</text:p>
          </table:table-cell>
          <table:table-cell office:value-type="string" calcext:value-type="string">
            <text:p>5b8ad127ce33a00001e696c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46:02.780000</text:p>
          </table:table-cell>
          <table:table-cell office:value-type="string" calcext:value-type="string">
            <text:p>2022-01-31 15:51:48.788000</text:p>
          </table:table-cell>
          <table:table-cell office:value-type="float" office:value="346.008" calcext:value-type="float">
            <text:p>346.008</text:p>
          </table:table-cell>
          <table:table-cell office:value-type="float" office:value="29" calcext:value-type="float">
            <text:p>29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2.93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499148da5cd20a1eac2</text:p>
          </table:table-cell>
          <table:table-cell office:value-type="string" calcext:value-type="string">
            <text:p>615039e5815124bccc71c92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49:20.331000</text:p>
          </table:table-cell>
          <table:table-cell office:value-type="string" calcext:value-type="string">
            <text:p>2022-01-31 15:56:50.996000</text:p>
          </table:table-cell>
          <table:table-cell office:value-type="float" office:value="450.665" calcext:value-type="float">
            <text:p>450.665</text:p>
          </table:table-cell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05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49ff2faf35722299f2d</text:p>
          </table:table-cell>
          <table:table-cell office:value-type="string" calcext:value-type="string">
            <text:p>6005c9f01c26cc7c95ad6d1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2:58.384000</text:p>
          </table:table-cell>
          <table:table-cell office:value-type="string" calcext:value-type="string">
            <text:p>2022-01-31 16:05:04.655000</text:p>
          </table:table-cell>
          <table:table-cell office:value-type="float" office:value="726.271" calcext:value-type="float">
            <text:p>726.27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8.39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4a1a579c8f542a75b88</text:p>
          </table:table-cell>
          <table:table-cell office:value-type="string" calcext:value-type="string">
            <text:p>604ed5b9142e050b5e0520d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47:47.854000</text:p>
          </table:table-cell>
          <table:table-cell office:value-type="string" calcext:value-type="string">
            <text:p>2022-01-31 15:53:50.417000</text:p>
          </table:table-cell>
          <table:table-cell office:value-type="float" office:value="362.563" calcext:value-type="float">
            <text:p>362.56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2-01-31 17:31:28.50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4a39607f0216f27c448</text:p>
          </table:table-cell>
          <table:table-cell office:value-type="string" calcext:value-type="string">
            <text:p>5ef692a99d9342394babb85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48:05.096000</text:p>
          </table:table-cell>
          <table:table-cell office:value-type="string" calcext:value-type="string">
            <text:p>2022-01-31 15:56:26.124000</text:p>
          </table:table-cell>
          <table:table-cell office:value-type="float" office:value="501.028" calcext:value-type="float">
            <text:p>501.028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8.60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4bba745daf189a5f91b</text:p>
          </table:table-cell>
          <table:table-cell office:value-type="string" calcext:value-type="string">
            <text:p>5c2cca7e89f035000175b9e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48:19.374000</text:p>
          </table:table-cell>
          <table:table-cell office:value-type="string" calcext:value-type="string">
            <text:p>2022-01-31 15:56:03.246000</text:p>
          </table:table-cell>
          <table:table-cell office:value-type="float" office:value="463.872" calcext:value-type="float">
            <text:p>463.872</text:p>
          </table:table-cell>
          <table:table-cell office:value-type="float" office:value="37" calcext:value-type="float">
            <text:p>37</text:p>
          </table:table-cell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15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5689bd2049caef7c087</text:p>
          </table:table-cell>
          <table:table-cell office:value-type="string" calcext:value-type="string">
            <text:p>614f6676caffff2cb7ee423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1:07.315000</text:p>
          </table:table-cell>
          <table:table-cell office:value-type="string" calcext:value-type="string">
            <text:p>2022-01-31 15:59:21.795000</text:p>
          </table:table-cell>
          <table:table-cell office:value-type="float" office:value="494.48" calcext:value-type="float">
            <text:p>494.48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22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581a745daf189a5f926</text:p>
          </table:table-cell>
          <table:table-cell office:value-type="string" calcext:value-type="string">
            <text:p>5f0e28b536c61b1430d2248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4:46.370000</text:p>
          </table:table-cell>
          <table:table-cell office:value-type="string" calcext:value-type="string">
            <text:p>2022-01-31 16:06:30.373000</text:p>
          </table:table-cell>
          <table:table-cell office:value-type="float" office:value="704.003" calcext:value-type="float">
            <text:p>704.003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32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Tagalog-Filipi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597a77542920968be2f</text:p>
          </table:table-cell>
          <table:table-cell office:value-type="string" calcext:value-type="string">
            <text:p>5f03a15f1b5e6d2d577ad4a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1:58.552000</text:p>
          </table:table-cell>
          <table:table-cell office:value-type="string" calcext:value-type="string">
            <text:p>2022-01-31 15:57:51.260000</text:p>
          </table:table-cell>
          <table:table-cell office:value-type="float" office:value="352.708" calcext:value-type="float">
            <text:p>352.708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42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5b9497e76ebe8f558f8</text:p>
          </table:table-cell>
          <table:table-cell office:value-type="string" calcext:value-type="string">
            <text:p>5d287be62a33c100167c93c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2:32.410000</text:p>
          </table:table-cell>
          <table:table-cell office:value-type="string" calcext:value-type="string">
            <text:p>2022-01-31 16:01:08.397000</text:p>
          </table:table-cell>
          <table:table-cell office:value-type="float" office:value="515.987" calcext:value-type="float">
            <text:p>515.987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8.6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5e39dd8271f27a8b646</text:p>
          </table:table-cell>
          <table:table-cell office:value-type="string" calcext:value-type="string">
            <text:p>5f40622e9431bc19bd18264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5:26.089000</text:p>
          </table:table-cell>
          <table:table-cell office:value-type="string" calcext:value-type="string">
            <text:p>2022-01-31 16:05:46.471000</text:p>
          </table:table-cell>
          <table:table-cell office:value-type="float" office:value="620.382" calcext:value-type="float">
            <text:p>620.382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8.78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5f83a8a2832b5120145</text:p>
          </table:table-cell>
          <table:table-cell office:value-type="string" calcext:value-type="string">
            <text:p>610007eff0ee22f5479d00a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3:54.775000</text:p>
          </table:table-cell>
          <table:table-cell office:value-type="string" calcext:value-type="string">
            <text:p>2022-01-31 16:00:18.105000</text:p>
          </table:table-cell>
          <table:table-cell office:value-type="float" office:value="383.33" calcext:value-type="float">
            <text:p>383.33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8.8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6069dd8271f27a8b648</text:p>
          </table:table-cell>
          <table:table-cell office:value-type="string" calcext:value-type="string">
            <text:p>60fcdabbab23b04c93cb76d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4:14.887000</text:p>
          </table:table-cell>
          <table:table-cell office:value-type="string" calcext:value-type="string">
            <text:p>2022-01-31 16:00:17.489000</text:p>
          </table:table-cell>
          <table:table-cell office:value-type="float" office:value="362.602" calcext:value-type="float">
            <text:p>362.60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8.9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625a572352cd9a9d179</text:p>
          </table:table-cell>
          <table:table-cell office:value-type="string" calcext:value-type="string">
            <text:p>5b09eca930d562000155193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4:33.849000</text:p>
          </table:table-cell>
          <table:table-cell office:value-type="string" calcext:value-type="string">
            <text:p>2022-01-31 16:01:40.955000</text:p>
          </table:table-cell>
          <table:table-cell office:value-type="float" office:value="427.106" calcext:value-type="float">
            <text:p>427.106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51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626bebf7ce56a54cd46</text:p>
          </table:table-cell>
          <table:table-cell office:value-type="string" calcext:value-type="string">
            <text:p>6018943f22d050173c3269f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4:20.260000</text:p>
          </table:table-cell>
          <table:table-cell office:value-type="string" calcext:value-type="string">
            <text:p>2022-01-31 16:02:14.629000</text:p>
          </table:table-cell>
          <table:table-cell office:value-type="float" office:value="474.369" calcext:value-type="float">
            <text:p>474.369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61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65aef43fd77b473fc33</text:p>
          </table:table-cell>
          <table:table-cell office:value-type="string" calcext:value-type="string">
            <text:p>607add9cc946ff0a4f038dd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6:34.828000</text:p>
          </table:table-cell>
          <table:table-cell office:value-type="string" calcext:value-type="string">
            <text:p>2022-01-31 16:02:16.856000</text:p>
          </table:table-cell>
          <table:table-cell office:value-type="float" office:value="342.028" calcext:value-type="float">
            <text:p>342.028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7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676075aebe70d1e622a</text:p>
          </table:table-cell>
          <table:table-cell office:value-type="string" calcext:value-type="string">
            <text:p>5e116aabe632e18120366134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5:55:37.484000</text:p>
          </table:table-cell>
          <table:table-cell table:style-name="Default"/>
          <table:table-cell office:value-type="float" office:value="18876.759031" calcext:value-type="float">
            <text:p>18876.759031</text:p>
          </table:table-cell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67cf6a10ea3be8fe08a</text:p>
          </table:table-cell>
          <table:table-cell office:value-type="string" calcext:value-type="string">
            <text:p>61001a5d58777b6e99cc43a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5:46.608000</text:p>
          </table:table-cell>
          <table:table-cell office:value-type="string" calcext:value-type="string">
            <text:p>2022-01-31 16:06:28.932000</text:p>
          </table:table-cell>
          <table:table-cell office:value-type="float" office:value="642.324" calcext:value-type="float">
            <text:p>642.324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83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6a6a76235c154b41ab9</text:p>
          </table:table-cell>
          <table:table-cell office:value-type="string" calcext:value-type="string">
            <text:p>60ede9d2318a73b73b4a222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6:25.451000</text:p>
          </table:table-cell>
          <table:table-cell office:value-type="string" calcext:value-type="string">
            <text:p>2022-01-31 16:03:12.024000</text:p>
          </table:table-cell>
          <table:table-cell office:value-type="float" office:value="406.573" calcext:value-type="float">
            <text:p>406.57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9.08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6b00339affa459711ce</text:p>
          </table:table-cell>
          <table:table-cell office:value-type="string" calcext:value-type="string">
            <text:p>6115e0d61efe01b04db0ab5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6:34.197000</text:p>
          </table:table-cell>
          <table:table-cell office:value-type="string" calcext:value-type="string">
            <text:p>2022-01-31 16:03:11.865000</text:p>
          </table:table-cell>
          <table:table-cell office:value-type="float" office:value="397.668" calcext:value-type="float">
            <text:p>397.66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29.18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6bddcf633c78937a017</text:p>
          </table:table-cell>
          <table:table-cell office:value-type="string" calcext:value-type="string">
            <text:p>5c361ad2688b59000101e1af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07:21.064000</text:p>
          </table:table-cell>
          <table:table-cell table:style-name="Default"/>
          <table:table-cell office:value-type="float" office:value="18173.292657" calcext:value-type="float">
            <text:p>18173.292657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6c3d81a47d2944f4f6b</text:p>
          </table:table-cell>
          <table:table-cell office:value-type="string" calcext:value-type="string">
            <text:p>5ffbb9b7fded4e0db634884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9:00.619000</text:p>
          </table:table-cell>
          <table:table-cell office:value-type="string" calcext:value-type="string">
            <text:p>2022-01-31 16:11:15.901000</text:p>
          </table:table-cell>
          <table:table-cell office:value-type="float" office:value="735.282" calcext:value-type="float">
            <text:p>735.282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3.93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6cb7c5e06439cebe941</text:p>
          </table:table-cell>
          <table:table-cell office:value-type="string" calcext:value-type="string">
            <text:p>612e456f362f4e254a0bd64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7:02.623000</text:p>
          </table:table-cell>
          <table:table-cell office:value-type="string" calcext:value-type="string">
            <text:p>2022-01-31 16:07:45.780000</text:p>
          </table:table-cell>
          <table:table-cell office:value-type="float" office:value="643.157" calcext:value-type="float">
            <text:p>643.157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9.28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6d1ad5a55743e585998</text:p>
          </table:table-cell>
          <table:table-cell office:value-type="string" calcext:value-type="string">
            <text:p>6107dfb398d59423d0d31f8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7:18.195000</text:p>
          </table:table-cell>
          <table:table-cell office:value-type="string" calcext:value-type="string">
            <text:p>2022-01-31 16:05:40.470000</text:p>
          </table:table-cell>
          <table:table-cell office:value-type="float" office:value="502.275" calcext:value-type="float">
            <text:p>502.27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9.393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6da88f7f97d7acc985a</text:p>
          </table:table-cell>
          <table:table-cell office:value-type="string" calcext:value-type="string">
            <text:p>5df5b73cd52c7b4021e0d0b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7:23.742000</text:p>
          </table:table-cell>
          <table:table-cell office:value-type="string" calcext:value-type="string">
            <text:p>2022-01-31 16:09:42.282000</text:p>
          </table:table-cell>
          <table:table-cell office:value-type="float" office:value="738.54" calcext:value-type="float">
            <text:p>738.54</text:p>
          </table:table-cell>
          <table:table-cell office:value-type="float" office:value="39" calcext:value-type="float">
            <text:p>39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29.49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6df627b50709f56bc14</text:p>
          </table:table-cell>
          <table:table-cell office:value-type="string" calcext:value-type="string">
            <text:p>609d6d0e71d9db2825a6cc4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7:31.808000</text:p>
          </table:table-cell>
          <table:table-cell office:value-type="string" calcext:value-type="string">
            <text:p>2022-01-31 16:03:32.606000</text:p>
          </table:table-cell>
          <table:table-cell office:value-type="float" office:value="360.798" calcext:value-type="float">
            <text:p>360.798</text:p>
          </table:table-cell>
          <table:table-cell office:value-type="float" office:value="59" calcext:value-type="float">
            <text:p>59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9.56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6e876f21d12982c9e92</text:p>
          </table:table-cell>
          <table:table-cell office:value-type="string" calcext:value-type="string">
            <text:p>6116c9e9f3490c79002fda6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7:33.105000</text:p>
          </table:table-cell>
          <table:table-cell office:value-type="string" calcext:value-type="string">
            <text:p>2022-01-31 16:04:54.555000</text:p>
          </table:table-cell>
          <table:table-cell office:value-type="float" office:value="441.45" calcext:value-type="float">
            <text:p>441.45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02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703a72d4a085a54e20d</text:p>
          </table:table-cell>
          <table:table-cell office:value-type="string" calcext:value-type="string">
            <text:p>60ff727adaea9146dbac96a1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04:39.775000</text:p>
          </table:table-cell>
          <table:table-cell table:style-name="Default"/>
          <table:table-cell office:value-type="float" office:value="18334.728882" calcext:value-type="float">
            <text:p>18334.72888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73f4fe0e2dd3ea36f8b</text:p>
          </table:table-cell>
          <table:table-cell office:value-type="string" calcext:value-type="string">
            <text:p>614ce074de5ded1a5f7e5f4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8:58.366000</text:p>
          </table:table-cell>
          <table:table-cell office:value-type="string" calcext:value-type="string">
            <text:p>2022-01-31 16:07:41.615000</text:p>
          </table:table-cell>
          <table:table-cell office:value-type="float" office:value="523.249" calcext:value-type="float">
            <text:p>523.24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10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7601483131e0b5b08bb</text:p>
          </table:table-cell>
          <table:table-cell office:value-type="string" calcext:value-type="string">
            <text:p>611116ac01f43eeeb3cdeff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1:21.843000</text:p>
          </table:table-cell>
          <table:table-cell office:value-type="string" calcext:value-type="string">
            <text:p>2022-01-31 16:07:13.238000</text:p>
          </table:table-cell>
          <table:table-cell office:value-type="float" office:value="351.395" calcext:value-type="float">
            <text:p>351.395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9.69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769aa95993c8d621877</text:p>
          </table:table-cell>
          <table:table-cell office:value-type="string" calcext:value-type="string">
            <text:p>5b3fdff9d67d210001d58ac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5:59:37.883000</text:p>
          </table:table-cell>
          <table:table-cell office:value-type="string" calcext:value-type="string">
            <text:p>2022-01-31 16:06:58.067000</text:p>
          </table:table-cell>
          <table:table-cell office:value-type="float" office:value="440.184" calcext:value-type="float">
            <text:p>440.184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9.80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7f889b0d5709631cf96</text:p>
          </table:table-cell>
          <table:table-cell office:value-type="string" calcext:value-type="string">
            <text:p>5e8e63f0e502b1119e4cdc3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2:20</text:p>
          </table:table-cell>
          <table:table-cell office:value-type="string" calcext:value-type="string">
            <text:p>2022-01-31 16:16:04.008000</text:p>
          </table:table-cell>
          <table:table-cell office:value-type="float" office:value="824.008" calcext:value-type="float">
            <text:p>824.008</text:p>
          </table:table-cell>
          <table:table-cell office:value-type="float" office:value="33" calcext:value-type="float">
            <text:p>3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24.17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7fba77542920968be4f</text:p>
          </table:table-cell>
          <table:table-cell office:value-type="string" calcext:value-type="string">
            <text:p>5ebd841ddea21b08a0aa305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2:06.545000</text:p>
          </table:table-cell>
          <table:table-cell office:value-type="string" calcext:value-type="string">
            <text:p>2022-01-31 16:15:20.597000</text:p>
          </table:table-cell>
          <table:table-cell office:value-type="float" office:value="794.052" calcext:value-type="float">
            <text:p>794.052</text:p>
          </table:table-cell>
          <table:table-cell office:value-type="float" office:value="22" calcext:value-type="float">
            <text:p>22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9.94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8118b7eba7cab30ce18</text:p>
          </table:table-cell>
          <table:table-cell office:value-type="string" calcext:value-type="string">
            <text:p>61084b6062415b569421273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2:27.963000</text:p>
          </table:table-cell>
          <table:table-cell office:value-type="string" calcext:value-type="string">
            <text:p>2022-01-31 16:09:40.184000</text:p>
          </table:table-cell>
          <table:table-cell office:value-type="float" office:value="432.221" calcext:value-type="float">
            <text:p>432.22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27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8452a9bdf7233dfb019</text:p>
          </table:table-cell>
          <table:table-cell office:value-type="string" calcext:value-type="string">
            <text:p>5f2ac70ca7fb433824928131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09:26.354000</text:p>
          </table:table-cell>
          <table:table-cell table:style-name="Default"/>
          <table:table-cell office:value-type="float" office:value="18048.300516" calcext:value-type="float">
            <text:p>18048.300516</text:p>
          </table:table-cell>
          <table:table-cell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854550ac0ded96b5338</text:p>
          </table:table-cell>
          <table:table-cell office:value-type="string" calcext:value-type="string">
            <text:p>5cbe1b872edc3b00158aaf1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3:49.643000</text:p>
          </table:table-cell>
          <table:table-cell office:value-type="string" calcext:value-type="string">
            <text:p>2022-01-31 16:11:51.771000</text:p>
          </table:table-cell>
          <table:table-cell office:value-type="float" office:value="482.128" calcext:value-type="float">
            <text:p>482.128</text:p>
          </table:table-cell>
          <table:table-cell office:value-type="float" office:value="27" calcext:value-type="float">
            <text:p>2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39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869a7a1f1e90fc9acc7</text:p>
          </table:table-cell>
          <table:table-cell office:value-type="string" calcext:value-type="string">
            <text:p>614b8cd74302e5942b70bde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4:07.419000</text:p>
          </table:table-cell>
          <table:table-cell office:value-type="string" calcext:value-type="string">
            <text:p>2022-01-31 16:11:32.893000</text:p>
          </table:table-cell>
          <table:table-cell office:value-type="float" office:value="445.474" calcext:value-type="float">
            <text:p>445.474</text:p>
          </table:table-cell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49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8786cb1d28c544caf25</text:p>
          </table:table-cell>
          <table:table-cell office:value-type="string" calcext:value-type="string">
            <text:p>5f889116d6bc8204b1de158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4:13.919000</text:p>
          </table:table-cell>
          <table:table-cell office:value-type="string" calcext:value-type="string">
            <text:p>2022-01-31 16:22:59.739000</text:p>
          </table:table-cell>
          <table:table-cell office:value-type="float" office:value="1125.82" calcext:value-type="float">
            <text:p>1125.82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0.089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87ba62845cea66cc707</text:p>
          </table:table-cell>
          <table:table-cell office:value-type="string" calcext:value-type="string">
            <text:p>60dc77a0684f892da794c91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4:15.292000</text:p>
          </table:table-cell>
          <table:table-cell office:value-type="string" calcext:value-type="string">
            <text:p>2022-01-31 16:11:03.709000</text:p>
          </table:table-cell>
          <table:table-cell office:value-type="float" office:value="408.417" calcext:value-type="float">
            <text:p>408.417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30.17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8ec4908266f0845d0c4</text:p>
          </table:table-cell>
          <table:table-cell office:value-type="string" calcext:value-type="string">
            <text:p>5d536ca770729700165efbb4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06:07.620000</text:p>
          </table:table-cell>
          <table:table-cell table:style-name="Default"/>
          <table:table-cell office:value-type="float" office:value="18247.167207" calcext:value-type="float">
            <text:p>18247.167207</text:p>
          </table:table-cell>
          <table:table-cell office:value-type="float" office:value="23" calcext:value-type="float">
            <text:p>23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8f64bfaf90e4280864b</text:p>
          </table:table-cell>
          <table:table-cell office:value-type="string" calcext:value-type="string">
            <text:p>5c0e87aa6f519c0001764e4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6:20.042000</text:p>
          </table:table-cell>
          <table:table-cell office:value-type="string" calcext:value-type="string">
            <text:p>2022-01-31 16:12:20.284000</text:p>
          </table:table-cell>
          <table:table-cell office:value-type="float" office:value="360.242" calcext:value-type="float">
            <text:p>360.242</text:p>
          </table:table-cell>
          <table:table-cell office:value-type="float" office:value="33" calcext:value-type="float">
            <text:p>33</text:p>
          </table:table-cell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0.26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906db8b506ffea9dc72</text:p>
          </table:table-cell>
          <table:table-cell office:value-type="string" calcext:value-type="string">
            <text:p>5bc0cacb228a7600013cf77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8:20.704000</text:p>
          </table:table-cell>
          <table:table-cell office:value-type="string" calcext:value-type="string">
            <text:p>2022-01-31 16:14:48.034000</text:p>
          </table:table-cell>
          <table:table-cell office:value-type="float" office:value="387.33" calcext:value-type="float">
            <text:p>387.33</text:p>
          </table:table-cell>
          <table:table-cell office:value-type="float" office:value="39" calcext:value-type="float">
            <text:p>39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5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91b062b402310f575d0</text:p>
          </table:table-cell>
          <table:table-cell office:value-type="string" calcext:value-type="string">
            <text:p>614e47c32e9f0efffde844e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7:07.848000</text:p>
          </table:table-cell>
          <table:table-cell office:value-type="string" calcext:value-type="string">
            <text:p>2022-01-31 16:12:54.483000</text:p>
          </table:table-cell>
          <table:table-cell office:value-type="float" office:value="346.635" calcext:value-type="float">
            <text:p>346.635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69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9200c62c363439fde7d</text:p>
          </table:table-cell>
          <table:table-cell office:value-type="string" calcext:value-type="string">
            <text:p>5c8575d4bb45d10016c9265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7:00.485000</text:p>
          </table:table-cell>
          <table:table-cell office:value-type="string" calcext:value-type="string">
            <text:p>2022-01-31 16:13:53.104000</text:p>
          </table:table-cell>
          <table:table-cell office:value-type="float" office:value="412.619" calcext:value-type="float">
            <text:p>412.619</text:p>
          </table:table-cell>
          <table:table-cell office:value-type="float" office:value="29" calcext:value-type="float">
            <text:p>29</text:p>
          </table:table-cell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01-31 17:31:30.39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9316fd3a91fcd1ccb3e</text:p>
          </table:table-cell>
          <table:table-cell office:value-type="string" calcext:value-type="string">
            <text:p>6109876949a63b51388197c2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07:17.556000</text:p>
          </table:table-cell>
          <table:table-cell table:style-name="Default"/>
          <table:table-cell office:value-type="float" office:value="18177.337074" calcext:value-type="float">
            <text:p>18177.337074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966942a252f552ff6c3</text:p>
          </table:table-cell>
          <table:table-cell office:value-type="string" calcext:value-type="string">
            <text:p>6086f089e92f20b8e6ddef04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08:08.720000</text:p>
          </table:table-cell>
          <table:table-cell table:style-name="Default"/>
          <table:table-cell office:value-type="float" office:value="18126.193737" calcext:value-type="float">
            <text:p>18126.193737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975ba2e905b393478b9</text:p>
          </table:table-cell>
          <table:table-cell office:value-type="string" calcext:value-type="string">
            <text:p>5c6088630112a60001a2b1e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8:23.868000</text:p>
          </table:table-cell>
          <table:table-cell office:value-type="string" calcext:value-type="string">
            <text:p>2022-01-31 16:14:27.072000</text:p>
          </table:table-cell>
          <table:table-cell office:value-type="float" office:value="363.204" calcext:value-type="float">
            <text:p>363.204</text:p>
          </table:table-cell>
          <table:table-cell office:value-type="float" office:value="40" calcext:value-type="float">
            <text:p>4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78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978a30050f761411822</text:p>
          </table:table-cell>
          <table:table-cell office:value-type="string" calcext:value-type="string">
            <text:p>5b09da13641b1200010eab0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8:24.640000</text:p>
          </table:table-cell>
          <table:table-cell office:value-type="string" calcext:value-type="string">
            <text:p>2022-01-31 16:23:27.037000</text:p>
          </table:table-cell>
          <table:table-cell office:value-type="float" office:value="902.397" calcext:value-type="float">
            <text:p>902.397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87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97d17afe2cac4968e25</text:p>
          </table:table-cell>
          <table:table-cell office:value-type="string" calcext:value-type="string">
            <text:p>5f00a4aa972c080591ade7c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9:13.313000</text:p>
          </table:table-cell>
          <table:table-cell office:value-type="string" calcext:value-type="string">
            <text:p>2022-01-31 16:16:40.849000</text:p>
          </table:table-cell>
          <table:table-cell office:value-type="float" office:value="447.536" calcext:value-type="float">
            <text:p>447.536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0.5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98411c4dcfb9fbc4ae6</text:p>
          </table:table-cell>
          <table:table-cell office:value-type="string" calcext:value-type="string">
            <text:p>5dbec8af4a8eb43937c03d2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9:31.971000</text:p>
          </table:table-cell>
          <table:table-cell office:value-type="string" calcext:value-type="string">
            <text:p>2022-01-31 16:16:36.664000</text:p>
          </table:table-cell>
          <table:table-cell office:value-type="float" office:value="424.693" calcext:value-type="float">
            <text:p>424.693</text:p>
          </table:table-cell>
          <table:table-cell office:value-type="float" office:value="22" calcext:value-type="float">
            <text:p>22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4.95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9a624081ebade0c08eb</text:p>
          </table:table-cell>
          <table:table-cell office:value-type="string" calcext:value-type="string">
            <text:p>5e686cc00ec2fc11d7fa6dc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09:10.542000</text:p>
          </table:table-cell>
          <table:table-cell office:value-type="string" calcext:value-type="string">
            <text:p>2022-01-31 16:20:17.385000</text:p>
          </table:table-cell>
          <table:table-cell office:value-type="float" office:value="666.843" calcext:value-type="float">
            <text:p>666.843</text:p>
          </table:table-cell>
          <table:table-cell office:value-type="float" office:value="50" calcext:value-type="float">
            <text:p>50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0.64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9cd1a934d55fe970542</text:p>
          </table:table-cell>
          <table:table-cell office:value-type="string" calcext:value-type="string">
            <text:p>60fad4c0a59d0b05fed0a9f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0:10.954000</text:p>
          </table:table-cell>
          <table:table-cell office:value-type="string" calcext:value-type="string">
            <text:p>2022-01-31 16:15:21.267000</text:p>
          </table:table-cell>
          <table:table-cell office:value-type="float" office:value="310.313" calcext:value-type="float">
            <text:p>310.313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5.0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9d9c73460bd914028e1</text:p>
          </table:table-cell>
          <table:table-cell office:value-type="string" calcext:value-type="string">
            <text:p>6151f70bf945f8ed4230d86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0:18.159000</text:p>
          </table:table-cell>
          <table:table-cell office:value-type="string" calcext:value-type="string">
            <text:p>2022-01-31 16:19:05.261000</text:p>
          </table:table-cell>
          <table:table-cell office:value-type="float" office:value="527.102" calcext:value-type="float">
            <text:p>527.102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25.18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a21db8b506ffea9dc7e</text:p>
          </table:table-cell>
          <table:table-cell office:value-type="string" calcext:value-type="string">
            <text:p>5af1ff1a0eca060001b14c1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1:18.656000</text:p>
          </table:table-cell>
          <table:table-cell office:value-type="string" calcext:value-type="string">
            <text:p>2022-01-31 16:17:46.063000</text:p>
          </table:table-cell>
          <table:table-cell office:value-type="float" office:value="387.407" calcext:value-type="float">
            <text:p>387.407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5.2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a7be76eaf7195470256</text:p>
          </table:table-cell>
          <table:table-cell office:value-type="string" calcext:value-type="string">
            <text:p>5ea1a9b5e876fe07b737367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2:43.040000</text:p>
          </table:table-cell>
          <table:table-cell office:value-type="string" calcext:value-type="string">
            <text:p>2022-01-31 16:20:04.551000</text:p>
          </table:table-cell>
          <table:table-cell office:value-type="float" office:value="441.511" calcext:value-type="float">
            <text:p>441.511</text:p>
          </table:table-cell>
          <table:table-cell office:value-type="float" office:value="62" calcext:value-type="float">
            <text:p>62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0.76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a8f8921ab39f34ba4e8</text:p>
          </table:table-cell>
          <table:table-cell office:value-type="string" calcext:value-type="string">
            <text:p>6155bd64c7bea7c7c814c61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3:23.955000</text:p>
          </table:table-cell>
          <table:table-cell office:value-type="string" calcext:value-type="string">
            <text:p>2022-01-31 16:20:38.759000</text:p>
          </table:table-cell>
          <table:table-cell office:value-type="float" office:value="434.804" calcext:value-type="float">
            <text:p>434.804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0.86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aa63e6c2bfb291d417e</text:p>
          </table:table-cell>
          <table:table-cell office:value-type="string" calcext:value-type="string">
            <text:p>5f9b15d9d7b7d92e6d5494b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3:30.170000</text:p>
          </table:table-cell>
          <table:table-cell office:value-type="string" calcext:value-type="string">
            <text:p>2022-01-31 16:19:38.419000</text:p>
          </table:table-cell>
          <table:table-cell office:value-type="float" office:value="368.249" calcext:value-type="float">
            <text:p>368.249</text:p>
          </table:table-cell>
          <table:table-cell office:value-type="float" office:value="37" calcext:value-type="float">
            <text:p>37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01-31 17:31:30.95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ab6bf4f5951e932aa00</text:p>
          </table:table-cell>
          <table:table-cell office:value-type="string" calcext:value-type="string">
            <text:p>5bace93b5cd4520001dc04a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3:52.059000</text:p>
          </table:table-cell>
          <table:table-cell office:value-type="string" calcext:value-type="string">
            <text:p>2022-01-31 16:22:33.193000</text:p>
          </table:table-cell>
          <table:table-cell office:value-type="float" office:value="521.134" calcext:value-type="float">
            <text:p>521.134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1.06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adcb92a3fe28ba2f1d6</text:p>
          </table:table-cell>
          <table:table-cell office:value-type="string" calcext:value-type="string">
            <text:p>6102d660e2f09dd991f8a13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4:51.627000</text:p>
          </table:table-cell>
          <table:table-cell office:value-type="string" calcext:value-type="string">
            <text:p>2022-01-31 16:23:06.223000</text:p>
          </table:table-cell>
          <table:table-cell office:value-type="float" office:value="494.596" calcext:value-type="float">
            <text:p>494.596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1.18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b0aa55d2fb56bbe4c93</text:p>
          </table:table-cell>
          <table:table-cell office:value-type="string" calcext:value-type="string">
            <text:p>5afd96d587fe510001b3c27e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15:23.104000</text:p>
          </table:table-cell>
          <table:table-cell table:style-name="Default"/>
          <table:table-cell office:value-type="float" office:value="17692.183308" calcext:value-type="float">
            <text:p>17692.183308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b0b7c5e06439cebe972</text:p>
          </table:table-cell>
          <table:table-cell office:value-type="string" calcext:value-type="string">
            <text:p>614e683201ad3b6035badaa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5:15.281000</text:p>
          </table:table-cell>
          <table:table-cell office:value-type="string" calcext:value-type="string">
            <text:p>2022-01-31 16:21:52.624000</text:p>
          </table:table-cell>
          <table:table-cell office:value-type="float" office:value="397.343" calcext:value-type="float">
            <text:p>397.343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5.34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b178921ab39f34ba4f2</text:p>
          </table:table-cell>
          <table:table-cell office:value-type="string" calcext:value-type="string">
            <text:p>60ff3dc10f940f17e8bd8d4d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26:00.074000</text:p>
          </table:table-cell>
          <table:table-cell table:style-name="Default"/>
          <table:table-cell office:value-type="float" office:value="17055.262139" calcext:value-type="float">
            <text:p>17055.262139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b1a2a280c3179356e20</text:p>
          </table:table-cell>
          <table:table-cell office:value-type="string" calcext:value-type="string">
            <text:p>5fb2ddb925a37f9a1774289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5:22.665000</text:p>
          </table:table-cell>
          <table:table-cell office:value-type="string" calcext:value-type="string">
            <text:p>2022-01-31 16:24:13.742000</text:p>
          </table:table-cell>
          <table:table-cell office:value-type="float" office:value="531.077" calcext:value-type="float">
            <text:p>531.077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5.44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b510e03bcc9c1f3b734</text:p>
          </table:table-cell>
          <table:table-cell office:value-type="string" calcext:value-type="string">
            <text:p>60fd0fcc7708d38e6c269af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6:45.040000</text:p>
          </table:table-cell>
          <table:table-cell office:value-type="string" calcext:value-type="string">
            <text:p>2022-01-31 16:24:54.567000</text:p>
          </table:table-cell>
          <table:table-cell office:value-type="float" office:value="489.527" calcext:value-type="float">
            <text:p>489.52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1.31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Dar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b73c73460bd91402900</text:p>
          </table:table-cell>
          <table:table-cell office:value-type="string" calcext:value-type="string">
            <text:p>5c429ca9204d6700012f65f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6:58.177000</text:p>
          </table:table-cell>
          <table:table-cell office:value-type="string" calcext:value-type="string">
            <text:p>2022-01-31 16:28:04.707000</text:p>
          </table:table-cell>
          <table:table-cell office:value-type="float" office:value="666.53" calcext:value-type="float">
            <text:p>666.53</text:p>
          </table:table-cell>
          <table:table-cell office:value-type="float" office:value="29" calcext:value-type="float">
            <text:p>29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5.5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b89b5248c6e46ae7330</text:p>
          </table:table-cell>
          <table:table-cell office:value-type="string" calcext:value-type="string">
            <text:p>61079833b85c714f52d7b95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7:16.858000</text:p>
          </table:table-cell>
          <table:table-cell office:value-type="string" calcext:value-type="string">
            <text:p>2022-01-31 16:23:41.329000</text:p>
          </table:table-cell>
          <table:table-cell office:value-type="float" office:value="384.471" calcext:value-type="float">
            <text:p>384.471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1.42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b95e57fa6375aa3d22e</text:p>
          </table:table-cell>
          <table:table-cell office:value-type="string" calcext:value-type="string">
            <text:p>61132db9c12a1580079b526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7:30</text:p>
          </table:table-cell>
          <table:table-cell office:value-type="string" calcext:value-type="string">
            <text:p>2022-01-31 16:23:21.493000</text:p>
          </table:table-cell>
          <table:table-cell office:value-type="float" office:value="351.493" calcext:value-type="float">
            <text:p>351.493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1.53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bbbc80581677fd3517d</text:p>
          </table:table-cell>
          <table:table-cell office:value-type="string" calcext:value-type="string">
            <text:p>611870a41de777ae15971e9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8:40.936000</text:p>
          </table:table-cell>
          <table:table-cell office:value-type="string" calcext:value-type="string">
            <text:p>2022-01-31 16:26:38.424000</text:p>
          </table:table-cell>
          <table:table-cell office:value-type="float" office:value="477.488" calcext:value-type="float">
            <text:p>477.488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1.62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c0e160e0d5e2b8f7c77</text:p>
          </table:table-cell>
          <table:table-cell office:value-type="string" calcext:value-type="string">
            <text:p>614b3e048de88978e44cd9f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19:29.358000</text:p>
          </table:table-cell>
          <table:table-cell office:value-type="string" calcext:value-type="string">
            <text:p>2022-01-31 16:26:42.714000</text:p>
          </table:table-cell>
          <table:table-cell office:value-type="float" office:value="433.356" calcext:value-type="float">
            <text:p>433.356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1.741000</text:p>
          </table:table-cell>
          <table:table-cell office:value-type="string" calcext:value-type="string">
            <text:p>NOCODE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c1c4c7bf28bad52cfec</text:p>
          </table:table-cell>
          <table:table-cell office:value-type="string" calcext:value-type="string">
            <text:p>5d671e5f6c4d1700183102f9</text:p>
          </table:table-cell>
          <table:table-cell office:value-type="string" calcext:value-type="string">
            <text:p>TIMED-OUT</text:p>
          </table:table-cell>
          <table:table-cell office:value-type="string" calcext:value-type="string">
            <text:p>2022-01-31 16:20:04.613000</text:p>
          </table:table-cell>
          <table:table-cell table:style-name="Default"/>
          <table:table-cell office:value-type="float" office:value="17410.928834" calcext:value-type="float">
            <text:p>17410.928834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c36da77b29d3254ff37</text:p>
          </table:table-cell>
          <table:table-cell office:value-type="string" calcext:value-type="string">
            <text:p>5f39a97fb9eddd145dff233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0:06.978000</text:p>
          </table:table-cell>
          <table:table-cell office:value-type="string" calcext:value-type="string">
            <text:p>2022-01-31 16:43:09.360000</text:p>
          </table:table-cell>
          <table:table-cell office:value-type="float" office:value="1382.382" calcext:value-type="float">
            <text:p>1382.382</text:p>
          </table:table-cell>
          <table:table-cell office:value-type="float" office:value="26" calcext:value-type="float">
            <text:p>26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5.6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c43292743eb6e56a582</text:p>
          </table:table-cell>
          <table:table-cell office:value-type="string" calcext:value-type="string">
            <text:p>613fa50d01542277d8eaf5e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0:41.671000</text:p>
          </table:table-cell>
          <table:table-cell office:value-type="string" calcext:value-type="string">
            <text:p>2022-01-31 16:31:18.341000</text:p>
          </table:table-cell>
          <table:table-cell office:value-type="float" office:value="636.67" calcext:value-type="float">
            <text:p>636.67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1.86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Canto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c76af404d40f88548e8</text:p>
          </table:table-cell>
          <table:table-cell office:value-type="string" calcext:value-type="string">
            <text:p>5ebfe848f57bb9036deebc1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1:14.416000</text:p>
          </table:table-cell>
          <table:table-cell office:value-type="string" calcext:value-type="string">
            <text:p>2022-01-31 16:30:53.228000</text:p>
          </table:table-cell>
          <table:table-cell office:value-type="float" office:value="578.812" calcext:value-type="float">
            <text:p>578.812</text:p>
          </table:table-cell>
          <table:table-cell office:value-type="float" office:value="58" calcext:value-type="float">
            <text:p>58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01-31 17:31:32.02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c9b5e8d9fb45fb8ee80</text:p>
          </table:table-cell>
          <table:table-cell office:value-type="string" calcext:value-type="string">
            <text:p>5eb4c0d8ec314733c3b2c2d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1:49.321000</text:p>
          </table:table-cell>
          <table:table-cell office:value-type="string" calcext:value-type="string">
            <text:p>2022-01-31 16:27:34.611000</text:p>
          </table:table-cell>
          <table:table-cell office:value-type="float" office:value="345.29" calcext:value-type="float">
            <text:p>345.29</text:p>
          </table:table-cell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2.113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ue to start a new job within the next mont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ca0d96f74a42fa09711</text:p>
          </table:table-cell>
          <table:table-cell office:value-type="string" calcext:value-type="string">
            <text:p>5daa8d3be80fe30015e71d3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1:52.804000</text:p>
          </table:table-cell>
          <table:table-cell office:value-type="string" calcext:value-type="string">
            <text:p>2022-01-31 16:33:33.573000</text:p>
          </table:table-cell>
          <table:table-cell office:value-type="float" office:value="700.769" calcext:value-type="float">
            <text:p>700.769</text:p>
          </table:table-cell>
          <table:table-cell office:value-type="float" office:value="25" calcext:value-type="float">
            <text:p>25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1-31 17:31:32.20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caac5e169174a30c111</text:p>
          </table:table-cell>
          <table:table-cell office:value-type="string" calcext:value-type="string">
            <text:p>610306546b1956445387be5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6:46.136000</text:p>
          </table:table-cell>
          <table:table-cell office:value-type="string" calcext:value-type="string">
            <text:p>2022-01-31 16:32:05.479000</text:p>
          </table:table-cell>
          <table:table-cell office:value-type="float" office:value="319.343" calcext:value-type="float">
            <text:p>319.343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2.32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cb1434749554164af87</text:p>
          </table:table-cell>
          <table:table-cell office:value-type="string" calcext:value-type="string">
            <text:p>5f67f8d55e7718150fd23bc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2:33.402000</text:p>
          </table:table-cell>
          <table:table-cell office:value-type="string" calcext:value-type="string">
            <text:p>2022-01-31 16:30:40.232000</text:p>
          </table:table-cell>
          <table:table-cell office:value-type="float" office:value="486.83" calcext:value-type="float">
            <text:p>486.8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01-31 17:31:32.43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ccd62d845fd2fa8e99f</text:p>
          </table:table-cell>
          <table:table-cell office:value-type="string" calcext:value-type="string">
            <text:p>5ee9e12423e2ad000ba4fe1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2:37.596000</text:p>
          </table:table-cell>
          <table:table-cell office:value-type="string" calcext:value-type="string">
            <text:p>2022-01-31 16:31:45.938000</text:p>
          </table:table-cell>
          <table:table-cell office:value-type="float" office:value="548.342" calcext:value-type="float">
            <text:p>548.342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5.73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d16fae12669034c97e4</text:p>
          </table:table-cell>
          <table:table-cell office:value-type="string" calcext:value-type="string">
            <text:p>61087a2a957d0234ef638e6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3:50.102000</text:p>
          </table:table-cell>
          <table:table-cell office:value-type="string" calcext:value-type="string">
            <text:p>2022-01-31 16:30:51.069000</text:p>
          </table:table-cell>
          <table:table-cell office:value-type="float" office:value="420.967" calcext:value-type="float">
            <text:p>420.967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2.5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d1aeba24bba3def3d35</text:p>
          </table:table-cell>
          <table:table-cell office:value-type="string" calcext:value-type="string">
            <text:p>57850499eeaf6d00018d3da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4:00.302000</text:p>
          </table:table-cell>
          <table:table-cell office:value-type="string" calcext:value-type="string">
            <text:p>2022-01-31 16:36:32.375000</text:p>
          </table:table-cell>
          <table:table-cell office:value-type="float" office:value="752.073" calcext:value-type="float">
            <text:p>752.073</text:p>
          </table:table-cell>
          <table:table-cell office:value-type="float" office:value="38" calcext:value-type="float">
            <text:p>38</text:p>
          </table:table-cell>
          <table:table-cell office:value-type="float" office:value="1073" calcext:value-type="float">
            <text:p>1073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25.82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d1feceeac458a70248e</text:p>
          </table:table-cell>
          <table:table-cell office:value-type="string" calcext:value-type="string">
            <text:p>5ea9b206c613c40ded4dbf7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3:59.504000</text:p>
          </table:table-cell>
          <table:table-cell office:value-type="string" calcext:value-type="string">
            <text:p>2022-01-31 16:30:22.087000</text:p>
          </table:table-cell>
          <table:table-cell office:value-type="float" office:value="382.583" calcext:value-type="float">
            <text:p>382.583</text:p>
          </table:table-cell>
          <table:table-cell office:value-type="float" office:value="25" calcext:value-type="float">
            <text:p>2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5.90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d284d137a62d8750da3</text:p>
          </table:table-cell>
          <table:table-cell office:value-type="string" calcext:value-type="string">
            <text:p>60ea5c6d8fcc1129d20b7b9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4:11.988000</text:p>
          </table:table-cell>
          <table:table-cell office:value-type="string" calcext:value-type="string">
            <text:p>2022-01-31 16:32:42.465000</text:p>
          </table:table-cell>
          <table:table-cell office:value-type="float" office:value="510.477" calcext:value-type="float">
            <text:p>510.477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2.67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d350e4fcc2f82bc784a</text:p>
          </table:table-cell>
          <table:table-cell office:value-type="string" calcext:value-type="string">
            <text:p>61087a04c0c4e0038641fff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4:25.656000</text:p>
          </table:table-cell>
          <table:table-cell office:value-type="string" calcext:value-type="string">
            <text:p>2022-01-31 16:30:51.475000</text:p>
          </table:table-cell>
          <table:table-cell office:value-type="float" office:value="385.819" calcext:value-type="float">
            <text:p>385.819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2.76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d46cb7a8fb7e241eeec</text:p>
          </table:table-cell>
          <table:table-cell office:value-type="string" calcext:value-type="string">
            <text:p>605243c1f9d94b7d6caf04dc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34:38.987000</text:p>
          </table:table-cell>
          <table:table-cell table:style-name="Default"/>
          <table:table-cell office:value-type="float" office:value="16536.881745" calcext:value-type="float">
            <text:p>16536.881745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d5e63dc77e28e080a4e</text:p>
          </table:table-cell>
          <table:table-cell office:value-type="string" calcext:value-type="string">
            <text:p>5d98717b5e156602e8f5fab0</text:p>
          </table:table-cell>
          <table:table-cell office:value-type="string" calcext:value-type="string">
            <text:p>TIMED-OUT</text:p>
          </table:table-cell>
          <table:table-cell office:value-type="string" calcext:value-type="string">
            <text:p>2022-01-31 16:25:22.828000</text:p>
          </table:table-cell>
          <table:table-cell table:style-name="Default"/>
          <table:table-cell office:value-type="float" office:value="17093.065664" calcext:value-type="float">
            <text:p>17093.065664</text:p>
          </table:table-cell>
          <table:table-cell office:value-type="float" office:value="51" calcext:value-type="float">
            <text:p>51</text:p>
          </table:table-cell>
          <table:table-cell office:value-type="float" office:value="436" calcext:value-type="float">
            <text:p>43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d68994349768f7d53bd</text:p>
          </table:table-cell>
          <table:table-cell office:value-type="string" calcext:value-type="string">
            <text:p>5ebc3097a9c38504ebd8a34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5:24.366000</text:p>
          </table:table-cell>
          <table:table-cell office:value-type="string" calcext:value-type="string">
            <text:p>2022-01-31 16:31:22.666000</text:p>
          </table:table-cell>
          <table:table-cell office:value-type="float" office:value="358.3" calcext:value-type="float">
            <text:p>358.3</text:p>
          </table:table-cell>
          <table:table-cell office:value-type="float" office:value="38" calcext:value-type="float">
            <text:p>38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6.01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d8cf8d41278abddd975</text:p>
          </table:table-cell>
          <table:table-cell office:value-type="string" calcext:value-type="string">
            <text:p>61115cb06d209a61332f25d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5:52.730000</text:p>
          </table:table-cell>
          <table:table-cell office:value-type="string" calcext:value-type="string">
            <text:p>2022-01-31 16:32:29.381000</text:p>
          </table:table-cell>
          <table:table-cell office:value-type="float" office:value="396.651" calcext:value-type="float">
            <text:p>396.651</text:p>
          </table:table-cell>
          <table:table-cell office:value-type="float" office:value="42" calcext:value-type="float">
            <text:p>4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6.11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d9b6e539c3a2eb36665</text:p>
          </table:table-cell>
          <table:table-cell office:value-type="string" calcext:value-type="string">
            <text:p>5a5e3821acc75b00017a915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6:03.726000</text:p>
          </table:table-cell>
          <table:table-cell office:value-type="string" calcext:value-type="string">
            <text:p>2022-01-31 16:32:37.528000</text:p>
          </table:table-cell>
          <table:table-cell office:value-type="float" office:value="393.802" calcext:value-type="float">
            <text:p>393.802</text:p>
          </table:table-cell>
          <table:table-cell office:value-type="float" office:value="28" calcext:value-type="float">
            <text:p>28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01-31 17:31:32.90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da2d91418046e074e2b</text:p>
          </table:table-cell>
          <table:table-cell office:value-type="string" calcext:value-type="string">
            <text:p>611087a2ecc93682a9b4033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6:10.013000</text:p>
          </table:table-cell>
          <table:table-cell office:value-type="string" calcext:value-type="string">
            <text:p>2022-01-31 16:33:17.122000</text:p>
          </table:table-cell>
          <table:table-cell office:value-type="float" office:value="427.109" calcext:value-type="float">
            <text:p>427.10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01-31 17:31:32.98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da9af404d40f88548f7</text:p>
          </table:table-cell>
          <table:table-cell office:value-type="string" calcext:value-type="string">
            <text:p>5b4ccf677f4f6a0001a021f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6:20.831000</text:p>
          </table:table-cell>
          <table:table-cell office:value-type="string" calcext:value-type="string">
            <text:p>2022-01-31 16:31:36.555000</text:p>
          </table:table-cell>
          <table:table-cell office:value-type="float" office:value="315.724" calcext:value-type="float">
            <text:p>315.724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6.19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dbedf6a3580a49b8033</text:p>
          </table:table-cell>
          <table:table-cell office:value-type="string" calcext:value-type="string">
            <text:p>5996025a5f49420001cafcd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6:42.582000</text:p>
          </table:table-cell>
          <table:table-cell office:value-type="string" calcext:value-type="string">
            <text:p>2022-01-31 16:34:45.587000</text:p>
          </table:table-cell>
          <table:table-cell office:value-type="float" office:value="483.005" calcext:value-type="float">
            <text:p>483.005</text:p>
          </table:table-cell>
          <table:table-cell office:value-type="float" office:value="46" calcext:value-type="float">
            <text:p>46</text:p>
          </table:table-cell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26.30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dd9dfb0da34ace5f10d</text:p>
          </table:table-cell>
          <table:table-cell office:value-type="string" calcext:value-type="string">
            <text:p>6108856627c8dc1e45894c3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7:16.210000</text:p>
          </table:table-cell>
          <table:table-cell office:value-type="string" calcext:value-type="string">
            <text:p>2022-01-31 16:33:00.925000</text:p>
          </table:table-cell>
          <table:table-cell office:value-type="float" office:value="344.715" calcext:value-type="float">
            <text:p>344.715</text:p>
          </table:table-cell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3.1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de6c97c1a90e8f211a8</text:p>
          </table:table-cell>
          <table:table-cell office:value-type="string" calcext:value-type="string">
            <text:p>5d1684b485233900157040d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7:32.572000</text:p>
          </table:table-cell>
          <table:table-cell office:value-type="string" calcext:value-type="string">
            <text:p>2022-01-31 16:37:06.255000</text:p>
          </table:table-cell>
          <table:table-cell office:value-type="float" office:value="573.683" calcext:value-type="float">
            <text:p>573.683</text:p>
          </table:table-cell>
          <table:table-cell office:value-type="float" office:value="26" calcext:value-type="float">
            <text:p>26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3.25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deed99e21003af87309</text:p>
          </table:table-cell>
          <table:table-cell office:value-type="string" calcext:value-type="string">
            <text:p>611df2d99ed37420c11ba6d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30:32.647000</text:p>
          </table:table-cell>
          <table:table-cell office:value-type="string" calcext:value-type="string">
            <text:p>2022-01-31 16:41:52.324000</text:p>
          </table:table-cell>
          <table:table-cell office:value-type="float" office:value="679.677" calcext:value-type="float">
            <text:p>679.67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33.36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Tagalog-Filipi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defc9638b1542b58747</text:p>
          </table:table-cell>
          <table:table-cell office:value-type="string" calcext:value-type="string">
            <text:p>5f435707c9ed765971b13443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6:27:27.847000</text:p>
          </table:table-cell>
          <table:table-cell table:style-name="Default"/>
          <table:table-cell office:value-type="float" office:value="16968.27869" calcext:value-type="float">
            <text:p>16968.27869</text:p>
          </table:table-cell>
          <table:table-cell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0dfb65fadc78e81adbf9</text:p>
          </table:table-cell>
          <table:table-cell office:value-type="string" calcext:value-type="string">
            <text:p>601b085ed94edf3e04a4195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7:39.617000</text:p>
          </table:table-cell>
          <table:table-cell office:value-type="string" calcext:value-type="string">
            <text:p>2022-01-31 16:33:56.168000</text:p>
          </table:table-cell>
          <table:table-cell office:value-type="float" office:value="376.551" calcext:value-type="float">
            <text:p>376.551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6.45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e1535f23000e0d37e91</text:p>
          </table:table-cell>
          <table:table-cell office:value-type="string" calcext:value-type="string">
            <text:p>5ebe172a6d155d018177a84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8:05.776000</text:p>
          </table:table-cell>
          <table:table-cell office:value-type="string" calcext:value-type="string">
            <text:p>2022-01-31 16:32:52.316000</text:p>
          </table:table-cell>
          <table:table-cell office:value-type="float" office:value="286.54" calcext:value-type="float">
            <text:p>286.54</text:p>
          </table:table-cell>
          <table:table-cell office:value-type="float" office:value="32" calcext:value-type="float">
            <text:p>32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6.55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e1ceaa64245f09085ef</text:p>
          </table:table-cell>
          <table:table-cell office:value-type="string" calcext:value-type="string">
            <text:p>607757d0b168a54ab3e3a33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8:17.574000</text:p>
          </table:table-cell>
          <table:table-cell office:value-type="string" calcext:value-type="string">
            <text:p>2022-01-31 16:34:42.254000</text:p>
          </table:table-cell>
          <table:table-cell office:value-type="float" office:value="384.68" calcext:value-type="float">
            <text:p>384.68</text:p>
          </table:table-cell>
          <table:table-cell office:value-type="float" office:value="25" calcext:value-type="float">
            <text:p>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6.66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e278ffccd27dc4b8261</text:p>
          </table:table-cell>
          <table:table-cell office:value-type="string" calcext:value-type="string">
            <text:p>5d9f4d5f3cac2b0016c7924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8:23.811000</text:p>
          </table:table-cell>
          <table:table-cell office:value-type="string" calcext:value-type="string">
            <text:p>2022-01-31 16:33:17.974000</text:p>
          </table:table-cell>
          <table:table-cell office:value-type="float" office:value="294.163" calcext:value-type="float">
            <text:p>294.163</text:p>
          </table:table-cell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6.75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e6f495da5daddae9cdd</text:p>
          </table:table-cell>
          <table:table-cell office:value-type="string" calcext:value-type="string">
            <text:p>5ef0b3a1bf585900099155c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29:35.606000</text:p>
          </table:table-cell>
          <table:table-cell office:value-type="string" calcext:value-type="string">
            <text:p>2022-01-31 16:39:36.297000</text:p>
          </table:table-cell>
          <table:table-cell office:value-type="float" office:value="600.691" calcext:value-type="float">
            <text:p>600.691</text:p>
          </table:table-cell>
          <table:table-cell office:value-type="float" office:value="61" calcext:value-type="float">
            <text:p>61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6.85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eae9c5931a9faee2714</text:p>
          </table:table-cell>
          <table:table-cell office:value-type="string" calcext:value-type="string">
            <text:p>616787aa5768e4a0a1bf269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30:44.384000</text:p>
          </table:table-cell>
          <table:table-cell office:value-type="string" calcext:value-type="string">
            <text:p>2022-01-31 16:39:16.050000</text:p>
          </table:table-cell>
          <table:table-cell office:value-type="float" office:value="511.666" calcext:value-type="float">
            <text:p>511.666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26.94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ec1da5413171d960917</text:p>
          </table:table-cell>
          <table:table-cell office:value-type="string" calcext:value-type="string">
            <text:p>5c96bf93f6a32b0016d32f6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31:07.076000</text:p>
          </table:table-cell>
          <table:table-cell office:value-type="string" calcext:value-type="string">
            <text:p>2022-01-31 16:46:06.340000</text:p>
          </table:table-cell>
          <table:table-cell office:value-type="float" office:value="899.264" calcext:value-type="float">
            <text:p>899.264</text:p>
          </table:table-cell>
          <table:table-cell office:value-type="float" office:value="36" calcext:value-type="float">
            <text:p>36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7.04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ecdd515fb415cf95748</text:p>
          </table:table-cell>
          <table:table-cell office:value-type="string" calcext:value-type="string">
            <text:p>610dcc98b3679a8d2e6a202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32:00.411000</text:p>
          </table:table-cell>
          <table:table-cell office:value-type="string" calcext:value-type="string">
            <text:p>2022-01-31 16:44:07.580000</text:p>
          </table:table-cell>
          <table:table-cell office:value-type="float" office:value="727.169" calcext:value-type="float">
            <text:p>727.169</text:p>
          </table:table-cell>
          <table:table-cell office:value-type="float" office:value="40" calcext:value-type="float">
            <text:p>4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7.1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f7490d0c2a22b1fb119</text:p>
          </table:table-cell>
          <table:table-cell office:value-type="string" calcext:value-type="string">
            <text:p>5cd39a98a83ee900179adc6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34:00.002000</text:p>
          </table:table-cell>
          <table:table-cell office:value-type="string" calcext:value-type="string">
            <text:p>2022-01-31 16:43:33.459000</text:p>
          </table:table-cell>
          <table:table-cell office:value-type="float" office:value="573.457" calcext:value-type="float">
            <text:p>573.457</text:p>
          </table:table-cell>
          <table:table-cell office:value-type="float" office:value="61" calcext:value-type="float">
            <text:p>6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7.23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f93a9743664234df36d</text:p>
          </table:table-cell>
          <table:table-cell office:value-type="string" calcext:value-type="string">
            <text:p>56db8f127dcddf000dd592a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35:14.073000</text:p>
          </table:table-cell>
          <table:table-cell office:value-type="string" calcext:value-type="string">
            <text:p>2022-01-31 16:43:20.513000</text:p>
          </table:table-cell>
          <table:table-cell office:value-type="float" office:value="486.44" calcext:value-type="float">
            <text:p>486.44</text:p>
          </table:table-cell>
          <table:table-cell office:value-type="float" office:value="44" calcext:value-type="float">
            <text:p>44</text:p>
          </table:table-cell>
          <table:table-cell office:value-type="float" office:value="1413" calcext:value-type="float">
            <text:p>141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7.357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0fc71ad072aa0b73f58f</text:p>
          </table:table-cell>
          <table:table-cell office:value-type="string" calcext:value-type="string">
            <text:p>607133ee1606ccde58cd79c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36:13.735000</text:p>
          </table:table-cell>
          <table:table-cell office:value-type="string" calcext:value-type="string">
            <text:p>2022-01-31 16:43:37.043000</text:p>
          </table:table-cell>
          <table:table-cell office:value-type="float" office:value="443.308" calcext:value-type="float">
            <text:p>443.308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15.34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0fea536ba4524ac9badf</text:p>
          </table:table-cell>
          <table:table-cell office:value-type="string" calcext:value-type="string">
            <text:p>60245170efd32a12e9b699b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35:54.877000</text:p>
          </table:table-cell>
          <table:table-cell office:value-type="string" calcext:value-type="string">
            <text:p>2022-01-31 16:42:28.619000</text:p>
          </table:table-cell>
          <table:table-cell office:value-type="float" office:value="393.742" calcext:value-type="float">
            <text:p>393.74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1-31 17:31:27.55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0feaf394ebdaf9ca30b7</text:p>
          </table:table-cell>
          <table:table-cell office:value-type="string" calcext:value-type="string">
            <text:p>5d87f1502e4f4d0017522b3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36:10.691000</text:p>
          </table:table-cell>
          <table:table-cell office:value-type="string" calcext:value-type="string">
            <text:p>2022-01-31 16:44:16.102000</text:p>
          </table:table-cell>
          <table:table-cell office:value-type="float" office:value="485.411" calcext:value-type="float">
            <text:p>485.411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27.4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10e5e72d371304a4cd32</text:p>
          </table:table-cell>
          <table:table-cell office:value-type="string" calcext:value-type="string">
            <text:p>603b279e9649cf74932e1c1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40:12.319000</text:p>
          </table:table-cell>
          <table:table-cell office:value-type="string" calcext:value-type="string">
            <text:p>2022-01-31 16:48:43.002000</text:p>
          </table:table-cell>
          <table:table-cell office:value-type="float" office:value="510.683" calcext:value-type="float">
            <text:p>510.683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13.150000</text:p>
          </table:table-cell>
          <table:table-cell office:value-type="string" calcext:value-type="string">
            <text:p>NOCODE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10f4e72d371304a4cd35</text:p>
          </table:table-cell>
          <table:table-cell office:value-type="string" calcext:value-type="string">
            <text:p>5e30a49f16d4ec0a91a513c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6:40:20.703000</text:p>
          </table:table-cell>
          <table:table-cell office:value-type="string" calcext:value-type="string">
            <text:p>2022-01-31 17:23:21.035000</text:p>
          </table:table-cell>
          <table:table-cell office:value-type="float" office:value="2580.332" calcext:value-type="float">
            <text:p>2580.332</text:p>
          </table:table-cell>
          <table:table-cell office:value-type="float" office:value="40" calcext:value-type="float">
            <text:p>40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17:31:11.95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192305487125eb05a2bc</text:p>
          </table:table-cell>
          <table:table-cell office:value-type="string" calcext:value-type="string">
            <text:p>6042a6731afe071e177cbee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7:15:15.891000</text:p>
          </table:table-cell>
          <table:table-cell office:value-type="string" calcext:value-type="string">
            <text:p>2022-01-31 17:24:40.489000</text:p>
          </table:table-cell>
          <table:table-cell office:value-type="float" office:value="564.598" calcext:value-type="float">
            <text:p>564.598</text:p>
          </table:table-cell>
          <table:table-cell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10.68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1939f3c5a6792c110ad9</text:p>
          </table:table-cell>
          <table:table-cell office:value-type="string" calcext:value-type="string">
            <text:p>611162931df90341d92aa70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7:15:51.971000</text:p>
          </table:table-cell>
          <table:table-cell office:value-type="string" calcext:value-type="string">
            <text:p>2022-01-31 17:20:46.045000</text:p>
          </table:table-cell>
          <table:table-cell office:value-type="float" office:value="294.074" calcext:value-type="float">
            <text:p>294.074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17:31:09.75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622dda9a922214fac73</text:p>
          </table:table-cell>
          <table:table-cell office:value-type="string" calcext:value-type="string">
            <text:p>6100887c49a0c28696f7f3b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6:58:12.956000</text:p>
          </table:table-cell>
          <table:table-cell office:value-type="string" calcext:value-type="string">
            <text:p>2021-11-18 17:03:26.504000</text:p>
          </table:table-cell>
          <table:table-cell office:value-type="float" office:value="313.548" calcext:value-type="float">
            <text:p>313.54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86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683128f6e183f53b274</text:p>
          </table:table-cell>
          <table:table-cell office:value-type="string" calcext:value-type="string">
            <text:p>6110b3ad12e59159c2b1052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6:59:57.430000</text:p>
          </table:table-cell>
          <table:table-cell office:value-type="string" calcext:value-type="string">
            <text:p>2021-11-18 17:07:23.695000</text:p>
          </table:table-cell>
          <table:table-cell office:value-type="float" office:value="446.265" calcext:value-type="float">
            <text:p>446.26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75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7bd18f2113ab0b6a2fe</text:p>
          </table:table-cell>
          <table:table-cell office:value-type="string" calcext:value-type="string">
            <text:p>5f349bb8c0c95c21dda77b3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5:04.342000</text:p>
          </table:table-cell>
          <table:table-cell office:value-type="string" calcext:value-type="string">
            <text:p>2021-11-18 17:12:08.038000</text:p>
          </table:table-cell>
          <table:table-cell office:value-type="float" office:value="423.696" calcext:value-type="float">
            <text:p>423.69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6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7cbbe165f1f710ac4d5</text:p>
          </table:table-cell>
          <table:table-cell office:value-type="string" calcext:value-type="string">
            <text:p>61114a37f43efd65b25a4a1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5:27.191000</text:p>
          </table:table-cell>
          <table:table-cell office:value-type="string" calcext:value-type="string">
            <text:p>2021-11-18 17:12:22.443000</text:p>
          </table:table-cell>
          <table:table-cell office:value-type="float" office:value="415.252" calcext:value-type="float">
            <text:p>415.252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18 21:17:17.49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7ecbe165f1f710ac4d6</text:p>
          </table:table-cell>
          <table:table-cell office:value-type="string" calcext:value-type="string">
            <text:p>60f271236a549801510a2ef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5:48.082000</text:p>
          </table:table-cell>
          <table:table-cell office:value-type="string" calcext:value-type="string">
            <text:p>2021-11-18 17:16:02.637000</text:p>
          </table:table-cell>
          <table:table-cell office:value-type="float" office:value="614.555" calcext:value-type="float">
            <text:p>614.55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37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8121cc2b00fa19f2552</text:p>
          </table:table-cell>
          <table:table-cell office:value-type="string" calcext:value-type="string">
            <text:p>60f0dcfea2e25ca95ac11eb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6:50.017000</text:p>
          </table:table-cell>
          <table:table-cell office:value-type="string" calcext:value-type="string">
            <text:p>2021-11-18 17:18:29.677000</text:p>
          </table:table-cell>
          <table:table-cell office:value-type="float" office:value="699.66" calcext:value-type="float">
            <text:p>699.66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2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89be48acab6a563b0a7</text:p>
          </table:table-cell>
          <table:table-cell office:value-type="string" calcext:value-type="string">
            <text:p>607c804b0c440b379109138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8:46.039000</text:p>
          </table:table-cell>
          <table:table-cell office:value-type="string" calcext:value-type="string">
            <text:p>2021-11-18 17:20:08.856000</text:p>
          </table:table-cell>
          <table:table-cell office:value-type="float" office:value="682.817" calcext:value-type="float">
            <text:p>682.81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15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8e970215c66d9b08387</text:p>
          </table:table-cell>
          <table:table-cell office:value-type="string" calcext:value-type="string">
            <text:p>5c76e0f70e1c350001ad3ccb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1:00.067000</text:p>
          </table:table-cell>
          <table:table-cell table:style-name="Default"/>
          <table:table-cell office:value-type="float" office:value="14570.397746" calcext:value-type="float">
            <text:p>14570.397746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97f684b5f88b449036d</text:p>
          </table:table-cell>
          <table:table-cell office:value-type="string" calcext:value-type="string">
            <text:p>5f2980751b41fa08adec081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2:31.602000</text:p>
          </table:table-cell>
          <table:table-cell office:value-type="string" calcext:value-type="string">
            <text:p>2021-11-18 17:21:09.731000</text:p>
          </table:table-cell>
          <table:table-cell office:value-type="float" office:value="518.129" calcext:value-type="float">
            <text:p>518.129</text:p>
          </table:table-cell>
          <table:table-cell office:value-type="float" office:value="30" calcext:value-type="float">
            <text:p>30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042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997d4b15ea4bc0d04e2</text:p>
          </table:table-cell>
          <table:table-cell office:value-type="string" calcext:value-type="string">
            <text:p>5f220eff94d0f8691c94973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2:57.724000</text:p>
          </table:table-cell>
          <table:table-cell office:value-type="string" calcext:value-type="string">
            <text:p>2021-11-18 17:22:52.502000</text:p>
          </table:table-cell>
          <table:table-cell office:value-type="float" office:value="594.778" calcext:value-type="float">
            <text:p>594.778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9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99ebdb24333503723d1</text:p>
          </table:table-cell>
          <table:table-cell office:value-type="string" calcext:value-type="string">
            <text:p>60f06d50c88de9c0a83b979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3:05.312000</text:p>
          </table:table-cell>
          <table:table-cell office:value-type="string" calcext:value-type="string">
            <text:p>2021-11-18 17:19:38.005000</text:p>
          </table:table-cell>
          <table:table-cell office:value-type="float" office:value="392.693" calcext:value-type="float">
            <text:p>392.693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7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9a2f9f3ee5cf5d846ac</text:p>
          </table:table-cell>
          <table:table-cell office:value-type="string" calcext:value-type="string">
            <text:p>5c0244a7d183df000141f79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3:17.970000</text:p>
          </table:table-cell>
          <table:table-cell office:value-type="string" calcext:value-type="string">
            <text:p>2021-11-18 17:22:06.662000</text:p>
          </table:table-cell>
          <table:table-cell office:value-type="float" office:value="528.692" calcext:value-type="float">
            <text:p>528.692</text:p>
          </table:table-cell>
          <table:table-cell office:value-type="float" office:value="39" calcext:value-type="float">
            <text:p>39</text:p>
          </table:table-cell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16.54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9a58058a5d4b47a67d3</text:p>
          </table:table-cell>
          <table:table-cell office:value-type="string" calcext:value-type="string">
            <text:p>5f1319b3975be90008ab56a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3:15.995000</text:p>
          </table:table-cell>
          <table:table-cell office:value-type="string" calcext:value-type="string">
            <text:p>2021-11-18 17:19:16.856000</text:p>
          </table:table-cell>
          <table:table-cell office:value-type="float" office:value="360.861" calcext:value-type="float">
            <text:p>360.861</text:p>
          </table:table-cell>
          <table:table-cell office:value-type="float" office:value="40" calcext:value-type="float">
            <text:p>40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66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9df5d5d87623ba7b96b</text:p>
          </table:table-cell>
          <table:table-cell office:value-type="string" calcext:value-type="string">
            <text:p>5bdfe96918f1b9000174975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4:12.163000</text:p>
          </table:table-cell>
          <table:table-cell office:value-type="string" calcext:value-type="string">
            <text:p>2021-11-18 17:21:21.191000</text:p>
          </table:table-cell>
          <table:table-cell office:value-type="float" office:value="429.028" calcext:value-type="float">
            <text:p>429.028</text:p>
          </table:table-cell>
          <table:table-cell office:value-type="float" office:value="59" calcext:value-type="float">
            <text:p>59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42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9e7ace1c8c593da6d57</text:p>
          </table:table-cell>
          <table:table-cell office:value-type="string" calcext:value-type="string">
            <text:p>60ed87a02314cd5d1721c16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4:50.691000</text:p>
          </table:table-cell>
          <table:table-cell office:value-type="string" calcext:value-type="string">
            <text:p>2021-11-18 17:30:13.640000</text:p>
          </table:table-cell>
          <table:table-cell office:value-type="float" office:value="922.949" calcext:value-type="float">
            <text:p>922.9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3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0896c6f342c38e0ff4</text:p>
          </table:table-cell>
          <table:table-cell office:value-type="string" calcext:value-type="string">
            <text:p>61004552a81d42597bcd305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4:51.525000</text:p>
          </table:table-cell>
          <table:table-cell office:value-type="string" calcext:value-type="string">
            <text:p>2021-11-18 17:21:48.003000</text:p>
          </table:table-cell>
          <table:table-cell office:value-type="float" office:value="416.478" calcext:value-type="float">
            <text:p>416.47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1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458cb302cef8bf509a</text:p>
          </table:table-cell>
          <table:table-cell office:value-type="string" calcext:value-type="string">
            <text:p>5e94998815768a2ededf94e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5:54.638000</text:p>
          </table:table-cell>
          <table:table-cell office:value-type="string" calcext:value-type="string">
            <text:p>2021-11-18 17:23:24.422000</text:p>
          </table:table-cell>
          <table:table-cell office:value-type="float" office:value="449.784" calcext:value-type="float">
            <text:p>449.784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040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6eb4611dc98c75c4b4</text:p>
          </table:table-cell>
          <table:table-cell office:value-type="string" calcext:value-type="string">
            <text:p>5d74fcd6515c8b0001ed0c3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55.008000</text:p>
          </table:table-cell>
          <table:table-cell office:value-type="string" calcext:value-type="string">
            <text:p>2021-11-18 17:24:11.208000</text:p>
          </table:table-cell>
          <table:table-cell office:value-type="float" office:value="376.2" calcext:value-type="float">
            <text:p>376.2</text:p>
          </table:table-cell>
          <table:table-cell office:value-type="float" office:value="36" calcext:value-type="float">
            <text:p>36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23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71a19ac02e852fd7e1</text:p>
          </table:table-cell>
          <table:table-cell office:value-type="string" calcext:value-type="string">
            <text:p>5d8ae8dd3749f50015c80ad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6:34.713000</text:p>
          </table:table-cell>
          <table:table-cell office:value-type="string" calcext:value-type="string">
            <text:p>2021-11-18 17:22:43.856000</text:p>
          </table:table-cell>
          <table:table-cell office:value-type="float" office:value="369.143" calcext:value-type="float">
            <text:p>369.143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93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a7882beebedcf33b13e</text:p>
          </table:table-cell>
          <table:table-cell office:value-type="string" calcext:value-type="string">
            <text:p>60f249dfcae1f2dfede9414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9:05.643000</text:p>
          </table:table-cell>
          <table:table-cell office:value-type="string" calcext:value-type="string">
            <text:p>2021-11-18 17:29:20.035000</text:p>
          </table:table-cell>
          <table:table-cell office:value-type="float" office:value="614.392" calcext:value-type="float">
            <text:p>614.39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899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7c41b8d9f7a95c696e</text:p>
          </table:table-cell>
          <table:table-cell office:value-type="string" calcext:value-type="string">
            <text:p>605e67c31ccff7c1f50ddc0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6:56.814000</text:p>
          </table:table-cell>
          <table:table-cell office:value-type="string" calcext:value-type="string">
            <text:p>2021-11-18 17:22:52.388000</text:p>
          </table:table-cell>
          <table:table-cell office:value-type="float" office:value="355.574" calcext:value-type="float">
            <text:p>355.574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819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90b1ffa1539c3b753e</text:p>
          </table:table-cell>
          <table:table-cell office:value-type="string" calcext:value-type="string">
            <text:p>5eac911e8fdf2d3021221f6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20.254000</text:p>
          </table:table-cell>
          <table:table-cell office:value-type="string" calcext:value-type="string">
            <text:p>2021-11-18 17:26:40.580000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59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928c1300e7421f3dac</text:p>
          </table:table-cell>
          <table:table-cell office:value-type="string" calcext:value-type="string">
            <text:p>6029d28bc597e04077e8d2a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06.184000</text:p>
          </table:table-cell>
          <table:table-cell office:value-type="string" calcext:value-type="string">
            <text:p>2021-11-18 17:22:54.490000</text:p>
          </table:table-cell>
          <table:table-cell office:value-type="float" office:value="348.306" calcext:value-type="float">
            <text:p>348.306</text:p>
          </table:table-cell>
          <table:table-cell office:value-type="float" office:value="33" calcext:value-type="float">
            <text:p>3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71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a22b0d6946570c247c</text:p>
          </table:table-cell>
          <table:table-cell office:value-type="string" calcext:value-type="string">
            <text:p>5eb15e47f5bc2d03f86aa05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25.895000</text:p>
          </table:table-cell>
          <table:table-cell office:value-type="string" calcext:value-type="string">
            <text:p>2021-11-18 17:23:31.642000</text:p>
          </table:table-cell>
          <table:table-cell office:value-type="float" office:value="365.747" calcext:value-type="float">
            <text:p>365.747</text:p>
          </table:table-cell>
          <table:table-cell office:value-type="float" office:value="45" calcext:value-type="float">
            <text:p>4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48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bc24aad53139f26c86</text:p>
          </table:table-cell>
          <table:table-cell office:value-type="string" calcext:value-type="string">
            <text:p>5d4c899338e4c5001771e16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53.533000</text:p>
          </table:table-cell>
          <table:table-cell office:value-type="string" calcext:value-type="string">
            <text:p>2021-11-18 17:24:58.554000</text:p>
          </table:table-cell>
          <table:table-cell office:value-type="float" office:value="425.021" calcext:value-type="float">
            <text:p>425.021</text:p>
          </table:table-cell>
          <table:table-cell office:value-type="float" office:value="51" calcext:value-type="float">
            <text:p>51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34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ae334ab9872b081108e</text:p>
          </table:table-cell>
          <table:table-cell office:value-type="string" calcext:value-type="string">
            <text:p>608650526b3b575d51285e5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2:13.891000</text:p>
          </table:table-cell>
          <table:table-cell office:value-type="string" calcext:value-type="string">
            <text:p>2021-11-18 17:28:31.590000</text:p>
          </table:table-cell>
          <table:table-cell office:value-type="float" office:value="377.699" calcext:value-type="float">
            <text:p>377.699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26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e8c4eb43ffad13f2b1</text:p>
          </table:table-cell>
          <table:table-cell office:value-type="string" calcext:value-type="string">
            <text:p>5a6a206f3fb6420001c2d9e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8:51.698000</text:p>
          </table:table-cell>
          <table:table-cell office:value-type="string" calcext:value-type="string">
            <text:p>2021-11-18 17:25:27.499000</text:p>
          </table:table-cell>
          <table:table-cell office:value-type="float" office:value="395.801" calcext:value-type="float">
            <text:p>395.801</text:p>
          </table:table-cell>
          <table:table-cell office:value-type="float" office:value="37" calcext:value-type="float">
            <text:p>37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13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edc5c447724da34571</text:p>
          </table:table-cell>
          <table:table-cell office:value-type="string" calcext:value-type="string">
            <text:p>60bd9240d914e19584b7eb6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9:13.224000</text:p>
          </table:table-cell>
          <table:table-cell office:value-type="string" calcext:value-type="string">
            <text:p>2021-11-18 17:30:29.907000</text:p>
          </table:table-cell>
          <table:table-cell office:value-type="float" office:value="676.683" calcext:value-type="float">
            <text:p>676.683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78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f4ffc17fa7c64571b3</text:p>
          </table:table-cell>
          <table:table-cell office:value-type="string" calcext:value-type="string">
            <text:p>5d27b8fee5af0b00157f41a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53.610000</text:p>
          </table:table-cell>
          <table:table-cell office:value-type="string" calcext:value-type="string">
            <text:p>2021-11-18 17:41:50.015000</text:p>
          </table:table-cell>
          <table:table-cell office:value-type="float" office:value="1196.405" calcext:value-type="float">
            <text:p>1196.405</text:p>
          </table:table-cell>
          <table:table-cell office:value-type="float" office:value="25" calcext:value-type="float">
            <text:p>25</text:p>
          </table:table-cell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38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fe96c6f342c38e100d</text:p>
          </table:table-cell>
          <table:table-cell office:value-type="string" calcext:value-type="string">
            <text:p>5c732f631388ff0001100e6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8:54.782000</text:p>
          </table:table-cell>
          <table:table-cell office:value-type="string" calcext:value-type="string">
            <text:p>2021-11-18 17:40:54.277000</text:p>
          </table:table-cell>
          <table:table-cell office:value-type="float" office:value="1319.495" calcext:value-type="float">
            <text:p>1319.495</text:p>
          </table:table-cell>
          <table:table-cell office:value-type="float" office:value="41" calcext:value-type="float">
            <text:p>41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02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2f40b603182a66f979</text:p>
          </table:table-cell>
          <table:table-cell office:value-type="string" calcext:value-type="string">
            <text:p>5aad226f811b2000016f6be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9:46.805000</text:p>
          </table:table-cell>
          <table:table-cell office:value-type="string" calcext:value-type="string">
            <text:p>2021-11-18 17:25:40.436000</text:p>
          </table:table-cell>
          <table:table-cell office:value-type="float" office:value="353.631" calcext:value-type="float">
            <text:p>353.631</text:p>
          </table:table-cell>
          <table:table-cell office:value-type="float" office:value="42" calcext:value-type="float">
            <text:p>42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6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b51ed748a9a865d9295</text:p>
          </table:table-cell>
          <table:table-cell office:value-type="string" calcext:value-type="string">
            <text:p>60bd185bc08594fac51a790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17.546000</text:p>
          </table:table-cell>
          <table:table-cell office:value-type="string" calcext:value-type="string">
            <text:p>2021-11-18 17:23:42</text:p>
          </table:table-cell>
          <table:table-cell office:value-type="float" office:value="204.454" calcext:value-type="float">
            <text:p>204.454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14.53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5765b1109a3750eb2a</text:p>
          </table:table-cell>
          <table:table-cell office:value-type="string" calcext:value-type="string">
            <text:p>5be2dab1dc5b8d0001ce18a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23.854000</text:p>
          </table:table-cell>
          <table:table-cell office:value-type="string" calcext:value-type="string">
            <text:p>2021-11-18 17:26:16.153000</text:p>
          </table:table-cell>
          <table:table-cell office:value-type="float" office:value="352.299" calcext:value-type="float">
            <text:p>352.299</text:p>
          </table:table-cell>
          <table:table-cell office:value-type="float" office:value="43" calcext:value-type="float">
            <text:p>43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4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5caecf91b661a5838b</text:p>
          </table:table-cell>
          <table:table-cell office:value-type="string" calcext:value-type="string">
            <text:p>5671131573f58b000566433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30.390000</text:p>
          </table:table-cell>
          <table:table-cell office:value-type="string" calcext:value-type="string">
            <text:p>2021-11-18 17:37:14.021000</text:p>
          </table:table-cell>
          <table:table-cell office:value-type="float" office:value="1003.631" calcext:value-type="float">
            <text:p>1003.631</text:p>
          </table:table-cell>
          <table:table-cell office:value-type="float" office:value="32" calcext:value-type="float">
            <text:p>32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14.292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table:number-columns-repeated="2"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b692d7d064b60afd328</text:p>
          </table:table-cell>
          <table:table-cell office:value-type="string" calcext:value-type="string">
            <text:p>5c8ee6c36ca70b0001fe979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41.456000</text:p>
          </table:table-cell>
          <table:table-cell office:value-type="string" calcext:value-type="string">
            <text:p>2021-11-18 17:30:25.750000</text:p>
          </table:table-cell>
          <table:table-cell office:value-type="float" office:value="584.294" calcext:value-type="float">
            <text:p>584.294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1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6bc4eb43ffad13f2bf</text:p>
          </table:table-cell>
          <table:table-cell office:value-type="string" calcext:value-type="string">
            <text:p>6087925d2423f00d24bc859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43.126000</text:p>
          </table:table-cell>
          <table:table-cell office:value-type="string" calcext:value-type="string">
            <text:p>2021-11-18 17:26:58.112000</text:p>
          </table:table-cell>
          <table:table-cell office:value-type="float" office:value="374.986" calcext:value-type="float">
            <text:p>374.986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11-18 21:17:14.01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b7f5c7f52b8e05fc2d6</text:p>
          </table:table-cell>
          <table:table-cell office:value-type="string" calcext:value-type="string">
            <text:p>5ef95ae31fe8266faada053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03.308000</text:p>
          </table:table-cell>
          <table:table-cell office:value-type="string" calcext:value-type="string">
            <text:p>2021-11-18 17:28:23.174000</text:p>
          </table:table-cell>
          <table:table-cell office:value-type="float" office:value="439.866" calcext:value-type="float">
            <text:p>439.866</text:p>
          </table:table-cell>
          <table:table-cell office:value-type="float" office:value="28" calcext:value-type="float">
            <text:p>2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8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80cab9d46a6a65393a</text:p>
          </table:table-cell>
          <table:table-cell office:value-type="string" calcext:value-type="string">
            <text:p>61117929a2baf73ffc0684d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04.545000</text:p>
          </table:table-cell>
          <table:table-cell office:value-type="string" calcext:value-type="string">
            <text:p>2021-11-18 17:27:53.511000</text:p>
          </table:table-cell>
          <table:table-cell office:value-type="float" office:value="408.966" calcext:value-type="float">
            <text:p>408.966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79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86cc8f76aa37b3a629</text:p>
          </table:table-cell>
          <table:table-cell office:value-type="string" calcext:value-type="string">
            <text:p>5c62f95f68fb190001cdbd7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11.968000</text:p>
          </table:table-cell>
          <table:table-cell office:value-type="string" calcext:value-type="string">
            <text:p>2021-11-18 17:25:48.219000</text:p>
          </table:table-cell>
          <table:table-cell office:value-type="float" office:value="276.251" calcext:value-type="float">
            <text:p>276.251</text:p>
          </table:table-cell>
          <table:table-cell office:value-type="float" office:value="20" calcext:value-type="float">
            <text:p>20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65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b8aa589b9e763890af7</text:p>
          </table:table-cell>
          <table:table-cell office:value-type="string" calcext:value-type="string">
            <text:p>56d684fffc7879000c77d87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14.759000</text:p>
          </table:table-cell>
          <table:table-cell office:value-type="string" calcext:value-type="string">
            <text:p>2021-11-18 17:32:34.404000</text:p>
          </table:table-cell>
          <table:table-cell office:value-type="float" office:value="679.645" calcext:value-type="float">
            <text:p>679.645</text:p>
          </table:table-cell>
          <table:table-cell office:value-type="float" office:value="34" calcext:value-type="float">
            <text:p>34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18 21:17:13.49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d27874a772baead749</text:p>
          </table:table-cell>
          <table:table-cell office:value-type="string" calcext:value-type="string">
            <text:p>5eff87174a1b58060bb4f06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2:26.115000</text:p>
          </table:table-cell>
          <table:table-cell office:value-type="string" calcext:value-type="string">
            <text:p>2021-11-18 17:35:03.985000</text:p>
          </table:table-cell>
          <table:table-cell office:value-type="float" office:value="757.87" calcext:value-type="float">
            <text:p>757.87</text:p>
          </table:table-cell>
          <table:table-cell office:value-type="float" office:value="34" calcext:value-type="float">
            <text:p>34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13.16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bef5b3729a032b0e3fd</text:p>
          </table:table-cell>
          <table:table-cell office:value-type="string" calcext:value-type="string">
            <text:p>61115eea5f25ccaea847d15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3:00.209000</text:p>
          </table:table-cell>
          <table:table-cell office:value-type="string" calcext:value-type="string">
            <text:p>2021-11-18 17:29:51.231000</text:p>
          </table:table-cell>
          <table:table-cell office:value-type="float" office:value="411.022" calcext:value-type="float">
            <text:p>411.02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060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20cc8f76aa37b3a634</text:p>
          </table:table-cell>
          <table:table-cell office:value-type="string" calcext:value-type="string">
            <text:p>5e68691662358c10f5adb90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3:44.576000</text:p>
          </table:table-cell>
          <table:table-cell office:value-type="string" calcext:value-type="string">
            <text:p>2021-11-18 17:34:39.011000</text:p>
          </table:table-cell>
          <table:table-cell office:value-type="float" office:value="654.435" calcext:value-type="float">
            <text:p>654.435</text:p>
          </table:table-cell>
          <table:table-cell office:value-type="float" office:value="38" calcext:value-type="float">
            <text:p>38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12.94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315b066dde42f87d3b</text:p>
          </table:table-cell>
          <table:table-cell office:value-type="string" calcext:value-type="string">
            <text:p>611c852a4b18971c1cb9cf1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4:26.168000</text:p>
          </table:table-cell>
          <table:table-cell office:value-type="string" calcext:value-type="string">
            <text:p>2021-11-18 17:29:52.080000</text:p>
          </table:table-cell>
          <table:table-cell office:value-type="float" office:value="325.912" calcext:value-type="float">
            <text:p>325.912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71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3e1ee97c043abf9372</text:p>
          </table:table-cell>
          <table:table-cell office:value-type="string" calcext:value-type="string">
            <text:p>615e741cf18db1387b0edeb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4:21.058000</text:p>
          </table:table-cell>
          <table:table-cell office:value-type="string" calcext:value-type="string">
            <text:p>2021-11-18 17:30:27.870000</text:p>
          </table:table-cell>
          <table:table-cell office:value-type="float" office:value="366.812" calcext:value-type="float">
            <text:p>366.8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82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5c97a3642d71393f3d</text:p>
          </table:table-cell>
          <table:table-cell office:value-type="string" calcext:value-type="string">
            <text:p>61072832734b7e60ed3226d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5:14.679000</text:p>
          </table:table-cell>
          <table:table-cell office:value-type="string" calcext:value-type="string">
            <text:p>2021-11-18 17:31:48.924000</text:p>
          </table:table-cell>
          <table:table-cell office:value-type="float" office:value="394.245" calcext:value-type="float">
            <text:p>394.24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57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734327b351094ac48e</text:p>
          </table:table-cell>
          <table:table-cell office:value-type="string" calcext:value-type="string">
            <text:p>614e42a3ce067807a54060f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5:43.424000</text:p>
          </table:table-cell>
          <table:table-cell office:value-type="string" calcext:value-type="string">
            <text:p>2021-11-18 17:32:02.849000</text:p>
          </table:table-cell>
          <table:table-cell office:value-type="float" office:value="379.425" calcext:value-type="float">
            <text:p>379.42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26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73b125815e2eddf978</text:p>
          </table:table-cell>
          <table:table-cell office:value-type="string" calcext:value-type="string">
            <text:p>5e96ca27798a1e14b48ece30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5:09.166000</text:p>
          </table:table-cell>
          <table:table-cell table:style-name="Default"/>
          <table:table-cell office:value-type="float" office:value="14322.010298" calcext:value-type="float">
            <text:p>14322.010298</text:p>
          </table:table-cell>
          <table:table-cell office:value-type="float" office:value="28" calcext:value-type="float">
            <text:p>28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c7a0f7b67988d4e3fd6</text:p>
          </table:table-cell>
          <table:table-cell office:value-type="string" calcext:value-type="string">
            <text:p>60fdd2655a65bd7941196f1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5:17.183000</text:p>
          </table:table-cell>
          <table:table-cell office:value-type="string" calcext:value-type="string">
            <text:p>2021-11-18 17:29:41.240000</text:p>
          </table:table-cell>
          <table:table-cell office:value-type="float" office:value="264.057" calcext:value-type="float">
            <text:p>264.05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47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817dd6feb641f74b3e</text:p>
          </table:table-cell>
          <table:table-cell office:value-type="string" calcext:value-type="string">
            <text:p>5bdcceb8ee652a0001eff36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5:36.847000</text:p>
          </table:table-cell>
          <table:table-cell office:value-type="string" calcext:value-type="string">
            <text:p>2021-11-18 17:35:48.847000</text:p>
          </table:table-cell>
          <table:table-cell office:value-type="float" office:value="612" calcext:value-type="float">
            <text:p>612</text:p>
          </table:table-cell>
          <table:table-cell office:value-type="float" office:value="50" calcext:value-type="float">
            <text:p>50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36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94fc889d392392cb07</text:p>
          </table:table-cell>
          <table:table-cell office:value-type="string" calcext:value-type="string">
            <text:p>56b3edf12bac74000d89e45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27.148000</text:p>
          </table:table-cell>
          <table:table-cell office:value-type="string" calcext:value-type="string">
            <text:p>2021-11-18 17:37:35.942000</text:p>
          </table:table-cell>
          <table:table-cell office:value-type="float" office:value="368.794" calcext:value-type="float">
            <text:p>368.794</text:p>
          </table:table-cell>
          <table:table-cell office:value-type="float" office:value="30" calcext:value-type="float">
            <text:p>30</text:p>
          </table:table-cell>
          <table:table-cell office:value-type="float" office:value="1523" calcext:value-type="float">
            <text:p>1523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9.12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cb08362f501760870c</text:p>
          </table:table-cell>
          <table:table-cell office:value-type="string" calcext:value-type="string">
            <text:p>613f69da6ef492ba52e7c03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6:37.861000</text:p>
          </table:table-cell>
          <table:table-cell office:value-type="string" calcext:value-type="string">
            <text:p>2021-11-18 17:36:51.439000</text:p>
          </table:table-cell>
          <table:table-cell office:value-type="float" office:value="613.578" calcext:value-type="float">
            <text:p>613.57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14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cc9e54ae5db11b48e0</text:p>
          </table:table-cell>
          <table:table-cell office:value-type="string" calcext:value-type="string">
            <text:p>60b8ffe0c2725e4f89101b74</text:p>
          </table:table-cell>
          <table:table-cell office:value-type="string" calcext:value-type="string">
            <text:p>TIMED-OUT</text:p>
          </table:table-cell>
          <table:table-cell office:value-type="string" calcext:value-type="string">
            <text:p>2021-11-18 17:26:46.969000</text:p>
          </table:table-cell>
          <table:table-cell table:style-name="Default"/>
          <table:table-cell office:value-type="float" office:value="14224.297415" calcext:value-type="float">
            <text:p>14224.297415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/>
          <table:table-cell office:value-type="string" calcext:value-type="string">
            <text:p>Vietn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d6aa1ccdf6500ecf26</text:p>
          </table:table-cell>
          <table:table-cell office:value-type="string" calcext:value-type="string">
            <text:p>5dd2d431181abc2ecde6edb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6:55.584000</text:p>
          </table:table-cell>
          <table:table-cell office:value-type="string" calcext:value-type="string">
            <text:p>2021-11-18 17:35:00.490000</text:p>
          </table:table-cell>
          <table:table-cell office:value-type="float" office:value="484.906" calcext:value-type="float">
            <text:p>484.906</text:p>
          </table:table-cell>
          <table:table-cell office:value-type="float" office:value="65" calcext:value-type="float">
            <text:p>6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90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da02ac77b571e93128</text:p>
          </table:table-cell>
          <table:table-cell office:value-type="string" calcext:value-type="string">
            <text:p>5eea7f7eeaccd018d721854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6:50.949000</text:p>
          </table:table-cell>
          <table:table-cell office:value-type="string" calcext:value-type="string">
            <text:p>2021-11-18 18:01:05.807000</text:p>
          </table:table-cell>
          <table:table-cell office:value-type="float" office:value="2054.858" calcext:value-type="float">
            <text:p>2054.858</text:p>
          </table:table-cell>
          <table:table-cell office:value-type="float" office:value="19" calcext:value-type="float">
            <text:p>19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12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Tagalog-Filipi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dee0a4d1482df4d1ec</text:p>
          </table:table-cell>
          <table:table-cell office:value-type="string" calcext:value-type="string">
            <text:p>613a46b07397446c0244c821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6:57.926000</text:p>
          </table:table-cell>
          <table:table-cell table:style-name="Default"/>
          <table:table-cell office:value-type="float" office:value="14213.396132" calcext:value-type="float">
            <text:p>14213.39613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cdf81d19981b3b9f78b</text:p>
          </table:table-cell>
          <table:table-cell office:value-type="string" calcext:value-type="string">
            <text:p>5f516d96bf6cde3b04b94b6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49.373000</text:p>
          </table:table-cell>
          <table:table-cell office:value-type="string" calcext:value-type="string">
            <text:p>2021-11-18 17:41:32.476000</text:p>
          </table:table-cell>
          <table:table-cell office:value-type="float" office:value="463.103" calcext:value-type="float">
            <text:p>463.103</text:p>
          </table:table-cell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07.722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e037b4634f33e5981a</text:p>
          </table:table-cell>
          <table:table-cell office:value-type="string" calcext:value-type="string">
            <text:p>60c51008e0b1e9ebd2308b4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15.087000</text:p>
          </table:table-cell>
          <table:table-cell office:value-type="string" calcext:value-type="string">
            <text:p>2021-11-18 17:38:49.636000</text:p>
          </table:table-cell>
          <table:table-cell office:value-type="float" office:value="694.549" calcext:value-type="float">
            <text:p>694.549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5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ec20e1fa35d86b8908</text:p>
          </table:table-cell>
          <table:table-cell office:value-type="string" calcext:value-type="string">
            <text:p>5ecf1fb0eed497344398139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08.597000</text:p>
          </table:table-cell>
          <table:table-cell office:value-type="string" calcext:value-type="string">
            <text:p>2021-11-18 17:39:27.897000</text:p>
          </table:table-cell>
          <table:table-cell office:value-type="float" office:value="739.3" calcext:value-type="float">
            <text:p>739.3</text:p>
          </table:table-cell>
          <table:table-cell office:value-type="float" office:value="55" calcext:value-type="float">
            <text:p>55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80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f1f93fc84d8241d770</text:p>
          </table:table-cell>
          <table:table-cell office:value-type="string" calcext:value-type="string">
            <text:p>60e45a8df3027ddbbe481a6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13.502000</text:p>
          </table:table-cell>
          <table:table-cell office:value-type="string" calcext:value-type="string">
            <text:p>2021-11-18 17:38:58.211000</text:p>
          </table:table-cell>
          <table:table-cell office:value-type="float" office:value="704.709" calcext:value-type="float">
            <text:p>704.70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703000</text:p>
          </table:table-cell>
          <table:table-cell office:value-type="string" calcext:value-type="string">
            <text:p>NOCODE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f9ae21f3b9d99fe2fd</text:p>
          </table:table-cell>
          <table:table-cell office:value-type="string" calcext:value-type="string">
            <text:p>5f47ecd5022f3f12c945546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21.592000</text:p>
          </table:table-cell>
          <table:table-cell office:value-type="string" calcext:value-type="string">
            <text:p>2021-11-18 17:34:26.055000</text:p>
          </table:table-cell>
          <table:table-cell office:value-type="float" office:value="424.463" calcext:value-type="float">
            <text:p>424.46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45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d07335eb66a470fd52a</text:p>
          </table:table-cell>
          <table:table-cell office:value-type="string" calcext:value-type="string">
            <text:p>5d5ab9dac4866400012bcde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39.852000</text:p>
          </table:table-cell>
          <table:table-cell office:value-type="string" calcext:value-type="string">
            <text:p>2021-11-18 17:35:09.584000</text:p>
          </table:table-cell>
          <table:table-cell office:value-type="float" office:value="449.732" calcext:value-type="float">
            <text:p>449.732</text:p>
          </table:table-cell>
          <table:table-cell office:value-type="float" office:value="64" calcext:value-type="float">
            <text:p>64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34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12b03efe3ea9cedcbd</text:p>
          </table:table-cell>
          <table:table-cell office:value-type="string" calcext:value-type="string">
            <text:p>60fce3c60214f044c87e76e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50.320000</text:p>
          </table:table-cell>
          <table:table-cell office:value-type="string" calcext:value-type="string">
            <text:p>2021-11-18 17:33:55.771000</text:p>
          </table:table-cell>
          <table:table-cell office:value-type="float" office:value="365.451" calcext:value-type="float">
            <text:p>365.451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11.23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1b616f57be0f6800cc</text:p>
          </table:table-cell>
          <table:table-cell office:value-type="string" calcext:value-type="string">
            <text:p>611ffe84a8214760847fc4d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8:00.867000</text:p>
          </table:table-cell>
          <table:table-cell office:value-type="string" calcext:value-type="string">
            <text:p>2021-11-18 17:35:44.257000</text:p>
          </table:table-cell>
          <table:table-cell office:value-type="float" office:value="463.39" calcext:value-type="float">
            <text:p>463.39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11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1c8fbcd6d86bf80af5</text:p>
          </table:table-cell>
          <table:table-cell office:value-type="string" calcext:value-type="string">
            <text:p>5cf531a9d8b79300013b83c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8:51.337000</text:p>
          </table:table-cell>
          <table:table-cell office:value-type="string" calcext:value-type="string">
            <text:p>2021-11-18 17:40:15.513000</text:p>
          </table:table-cell>
          <table:table-cell office:value-type="float" office:value="684.176" calcext:value-type="float">
            <text:p>684.176</text:p>
          </table:table-cell>
          <table:table-cell office:value-type="float" office:value="25" calcext:value-type="float">
            <text:p>25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99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3155a0435d5a011829</text:p>
          </table:table-cell>
          <table:table-cell office:value-type="string" calcext:value-type="string">
            <text:p>5d13b698926cfc001a1234b9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8:23.372000</text:p>
          </table:table-cell>
          <table:table-cell table:style-name="Default"/>
          <table:table-cell office:value-type="float" office:value="14128.141176" calcext:value-type="float">
            <text:p>14128.141176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d4b95cc40ad33fed6d9</text:p>
          </table:table-cell>
          <table:table-cell office:value-type="string" calcext:value-type="string">
            <text:p>5ef3d171bdc16e19057683e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8:52.365000</text:p>
          </table:table-cell>
          <table:table-cell office:value-type="string" calcext:value-type="string">
            <text:p>2021-11-18 17:35:34.121000</text:p>
          </table:table-cell>
          <table:table-cell office:value-type="float" office:value="401.756" calcext:value-type="float">
            <text:p>401.756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86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58c8f60da9dfb8ff14</text:p>
          </table:table-cell>
          <table:table-cell office:value-type="string" calcext:value-type="string">
            <text:p>6147df525c204d54dfdb787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00.874000</text:p>
          </table:table-cell>
          <table:table-cell office:value-type="string" calcext:value-type="string">
            <text:p>2021-11-18 17:36:22.629000</text:p>
          </table:table-cell>
          <table:table-cell office:value-type="float" office:value="441.755" calcext:value-type="float">
            <text:p>441.75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10.63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5c0f7b67988d4e3ff3</text:p>
          </table:table-cell>
          <table:table-cell office:value-type="string" calcext:value-type="string">
            <text:p>5c0ae647d56d2200015a9bc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00.214000</text:p>
          </table:table-cell>
          <table:table-cell office:value-type="string" calcext:value-type="string">
            <text:p>2021-11-18 17:34:03.622000</text:p>
          </table:table-cell>
          <table:table-cell office:value-type="float" office:value="303.408" calcext:value-type="float">
            <text:p>303.408</text:p>
          </table:table-cell>
          <table:table-cell office:value-type="float" office:value="34" calcext:value-type="float">
            <text:p>34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10.749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6517b6e894be630105</text:p>
          </table:table-cell>
          <table:table-cell office:value-type="string" calcext:value-type="string">
            <text:p>60c9fcbb6090f57f63cdbeb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09.263000</text:p>
          </table:table-cell>
          <table:table-cell office:value-type="string" calcext:value-type="string">
            <text:p>2021-11-18 17:43:54.045000</text:p>
          </table:table-cell>
          <table:table-cell office:value-type="float" office:value="884.782" calcext:value-type="float">
            <text:p>884.782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50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6a47c478f98dbbe187</text:p>
          </table:table-cell>
          <table:table-cell office:value-type="string" calcext:value-type="string">
            <text:p>5feeb7a0ebe592cf16eb75fc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9:14.354000</text:p>
          </table:table-cell>
          <table:table-cell table:style-name="Default"/>
          <table:table-cell office:value-type="float" office:value="14077.250245" calcext:value-type="float">
            <text:p>14077.250245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d6a970b9b3d752e2a21</text:p>
          </table:table-cell>
          <table:table-cell office:value-type="string" calcext:value-type="string">
            <text:p>6101aa445ae92e3f455dd01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21.515000</text:p>
          </table:table-cell>
          <table:table-cell office:value-type="string" calcext:value-type="string">
            <text:p>2021-11-18 17:35:42.960000</text:p>
          </table:table-cell>
          <table:table-cell office:value-type="float" office:value="381.445" calcext:value-type="float">
            <text:p>381.44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3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6b3a01b6ad057c3ab6</text:p>
          </table:table-cell>
          <table:table-cell office:value-type="string" calcext:value-type="string">
            <text:p>6022bba7de05da052678141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15.629000</text:p>
          </table:table-cell>
          <table:table-cell office:value-type="string" calcext:value-type="string">
            <text:p>2021-11-18 17:39:52.580000</text:p>
          </table:table-cell>
          <table:table-cell office:value-type="float" office:value="396.951" calcext:value-type="float">
            <text:p>396.951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08.30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6d1b4cbdddebbc403b</text:p>
          </table:table-cell>
          <table:table-cell office:value-type="string" calcext:value-type="string">
            <text:p>60fd447814a800332770170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49.384000</text:p>
          </table:table-cell>
          <table:table-cell office:value-type="string" calcext:value-type="string">
            <text:p>2021-11-18 17:35:41.128000</text:p>
          </table:table-cell>
          <table:table-cell office:value-type="float" office:value="351.744" calcext:value-type="float">
            <text:p>351.74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26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6fa724ecf4df44bbe6</text:p>
          </table:table-cell>
          <table:table-cell office:value-type="string" calcext:value-type="string">
            <text:p>6127434524838af88552a74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51.733000</text:p>
          </table:table-cell>
          <table:table-cell office:value-type="string" calcext:value-type="string">
            <text:p>2021-11-18 17:36:01.315000</text:p>
          </table:table-cell>
          <table:table-cell office:value-type="float" office:value="369.582" calcext:value-type="float">
            <text:p>369.58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12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7910e11101ffa6e658</text:p>
          </table:table-cell>
          <table:table-cell office:value-type="string" calcext:value-type="string">
            <text:p>5b4d240a3e1d0c0001fc153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07.714000</text:p>
          </table:table-cell>
          <table:table-cell office:value-type="string" calcext:value-type="string">
            <text:p>2021-11-18 17:47:39.473000</text:p>
          </table:table-cell>
          <table:table-cell office:value-type="float" office:value="1051.759" calcext:value-type="float">
            <text:p>1051.759</text:p>
          </table:table-cell>
          <table:table-cell office:value-type="float" office:value="65" calcext:value-type="float">
            <text:p>65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9.904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924f2a2278b74b0215</text:p>
          </table:table-cell>
          <table:table-cell office:value-type="string" calcext:value-type="string">
            <text:p>616cc99a2f1e264e7f05e9d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01.824000</text:p>
          </table:table-cell>
          <table:table-cell office:value-type="string" calcext:value-type="string">
            <text:p>2021-11-18 17:37:24.296000</text:p>
          </table:table-cell>
          <table:table-cell office:value-type="float" office:value="442.472" calcext:value-type="float">
            <text:p>442.47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00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958700a0ad41c95a02</text:p>
          </table:table-cell>
          <table:table-cell office:value-type="string" calcext:value-type="string">
            <text:p>5eb0453f0852800c239c6af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29.660000</text:p>
          </table:table-cell>
          <table:table-cell office:value-type="string" calcext:value-type="string">
            <text:p>2021-11-18 17:37:59.065000</text:p>
          </table:table-cell>
          <table:table-cell office:value-type="float" office:value="449.405" calcext:value-type="float">
            <text:p>449.405</text:p>
          </table:table-cell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69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a5478ac93cd7456247</text:p>
          </table:table-cell>
          <table:table-cell office:value-type="string" calcext:value-type="string">
            <text:p>5f727fee07055f1d02a05a9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29.430000</text:p>
          </table:table-cell>
          <table:table-cell office:value-type="string" calcext:value-type="string">
            <text:p>2021-11-18 17:40:34.118000</text:p>
          </table:table-cell>
          <table:table-cell office:value-type="float" office:value="544.688" calcext:value-type="float">
            <text:p>544.688</text:p>
          </table:table-cell>
          <table:table-cell office:value-type="float" office:value="29" calcext:value-type="float">
            <text:p>2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00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a5cadeba3ca1607baf</text:p>
          </table:table-cell>
          <table:table-cell office:value-type="string" calcext:value-type="string">
            <text:p>5e2e147d047efa000c6b833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13.589000</text:p>
          </table:table-cell>
          <table:table-cell office:value-type="string" calcext:value-type="string">
            <text:p>2021-11-18 17:37:09.624000</text:p>
          </table:table-cell>
          <table:table-cell office:value-type="float" office:value="416.035" calcext:value-type="float">
            <text:p>416.035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80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db625308d4ecbba3236</text:p>
          </table:table-cell>
          <table:table-cell office:value-type="string" calcext:value-type="string">
            <text:p>6123b3e94e20b1907434d60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33.922000</text:p>
          </table:table-cell>
          <table:table-cell office:value-type="string" calcext:value-type="string">
            <text:p>2021-11-18 17:36:25.677000</text:p>
          </table:table-cell>
          <table:table-cell office:value-type="float" office:value="351.755" calcext:value-type="float">
            <text:p>351.755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59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bd356d5d02b3232a1f</text:p>
          </table:table-cell>
          <table:table-cell office:value-type="string" calcext:value-type="string">
            <text:p>5f347ae5ca46623980751ab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37.730000</text:p>
          </table:table-cell>
          <table:table-cell office:value-type="string" calcext:value-type="string">
            <text:p>2021-11-18 17:48:14.613000</text:p>
          </table:table-cell>
          <table:table-cell office:value-type="float" office:value="1056.883" calcext:value-type="float">
            <text:p>1056.883</text:p>
          </table:table-cell>
          <table:table-cell office:value-type="float" office:value="43" calcext:value-type="float">
            <text:p>43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09.48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c3745f96035ecfc453</text:p>
          </table:table-cell>
          <table:table-cell office:value-type="string" calcext:value-type="string">
            <text:p>60d052419e0ac9d896bb04e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03.876000</text:p>
          </table:table-cell>
          <table:table-cell office:value-type="string" calcext:value-type="string">
            <text:p>2021-11-18 17:39:21.005000</text:p>
          </table:table-cell>
          <table:table-cell office:value-type="float" office:value="497.129" calcext:value-type="float">
            <text:p>497.129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34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de7dd6feb641f74b5d</text:p>
          </table:table-cell>
          <table:table-cell office:value-type="string" calcext:value-type="string">
            <text:p>5f84d98b2b16bc1ab7369b6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10.455000</text:p>
          </table:table-cell>
          <table:table-cell office:value-type="string" calcext:value-type="string">
            <text:p>2021-11-18 17:39:53.258000</text:p>
          </table:table-cell>
          <table:table-cell office:value-type="float" office:value="522.803" calcext:value-type="float">
            <text:p>522.803</text:p>
          </table:table-cell>
          <table:table-cell office:value-type="float" office:value="31" calcext:value-type="float">
            <text:p>31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9.2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dfef0fcecc4b53fa5f8</text:p>
          </table:table-cell>
          <table:table-cell office:value-type="string" calcext:value-type="string">
            <text:p>60d86238375036347c46a29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42.349000</text:p>
          </table:table-cell>
          <table:table-cell office:value-type="string" calcext:value-type="string">
            <text:p>2021-11-18 17:39:39.172000</text:p>
          </table:table-cell>
          <table:table-cell office:value-type="float" office:value="476.823" calcext:value-type="float">
            <text:p>476.823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18 21:17:08.88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e0a5c42c1e3c15ef0be</text:p>
          </table:table-cell>
          <table:table-cell office:value-type="string" calcext:value-type="string">
            <text:p>5d49bedfe8ec0500013c951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0:42.349000</text:p>
          </table:table-cell>
          <table:table-cell office:value-type="string" calcext:value-type="string">
            <text:p>2021-11-18 17:51:05.675000</text:p>
          </table:table-cell>
          <table:table-cell office:value-type="float" office:value="623.326" calcext:value-type="float">
            <text:p>623.326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07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176cfaf36953e47353</text:p>
          </table:table-cell>
          <table:table-cell office:value-type="string" calcext:value-type="string">
            <text:p>60e36c953b4fa11358e5db8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2:07.974000</text:p>
          </table:table-cell>
          <table:table-cell office:value-type="string" calcext:value-type="string">
            <text:p>2021-11-18 17:40:20.514000</text:p>
          </table:table-cell>
          <table:table-cell office:value-type="float" office:value="492.54" calcext:value-type="float">
            <text:p>492.54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8.77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e1bc625e2e3d763e98c</text:p>
          </table:table-cell>
          <table:table-cell office:value-type="string" calcext:value-type="string">
            <text:p>5efa5e5318bc3f88c33c96d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2:13.375000</text:p>
          </table:table-cell>
          <table:table-cell office:value-type="string" calcext:value-type="string">
            <text:p>2021-11-18 17:41:26.727000</text:p>
          </table:table-cell>
          <table:table-cell office:value-type="float" office:value="553.352" calcext:value-type="float">
            <text:p>553.352</text:p>
          </table:table-cell>
          <table:table-cell office:value-type="float" office:value="21" calcext:value-type="float">
            <text:p>21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65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e3e5b4a178d49766c73</text:p>
          </table:table-cell>
          <table:table-cell office:value-type="string" calcext:value-type="string">
            <text:p>6078464325220bfc05f0f02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11.622000</text:p>
          </table:table-cell>
          <table:table-cell office:value-type="string" calcext:value-type="string">
            <text:p>2021-11-18 17:39:34.905000</text:p>
          </table:table-cell>
          <table:table-cell office:value-type="float" office:value="383.283" calcext:value-type="float">
            <text:p>383.283</text:p>
          </table:table-cell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4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5321fe5d7d80332df5</text:p>
          </table:table-cell>
          <table:table-cell office:value-type="string" calcext:value-type="string">
            <text:p>60c794dacf496762eb07b2b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33.012000</text:p>
          </table:table-cell>
          <table:table-cell office:value-type="string" calcext:value-type="string">
            <text:p>2021-11-18 17:41:08.673000</text:p>
          </table:table-cell>
          <table:table-cell office:value-type="float" office:value="455.661" calcext:value-type="float">
            <text:p>455.661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05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56e6b63a2b5974cdea</text:p>
          </table:table-cell>
          <table:table-cell office:value-type="string" calcext:value-type="string">
            <text:p>603741995a47315bf6a35ee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10.045000</text:p>
          </table:table-cell>
          <table:table-cell office:value-type="string" calcext:value-type="string">
            <text:p>2021-11-18 17:40:10.160000</text:p>
          </table:table-cell>
          <table:table-cell office:value-type="float" office:value="420.115" calcext:value-type="float">
            <text:p>420.115</text:p>
          </table:table-cell>
          <table:table-cell office:value-type="float" office:value="37" calcext:value-type="float">
            <text:p>37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53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58f49f2eb1ac21712d</text:p>
          </table:table-cell>
          <table:table-cell office:value-type="string" calcext:value-type="string">
            <text:p>6100e587367a755bfaf86e0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37.369000</text:p>
          </table:table-cell>
          <table:table-cell office:value-type="string" calcext:value-type="string">
            <text:p>2021-11-18 17:40:23.780000</text:p>
          </table:table-cell>
          <table:table-cell office:value-type="float" office:value="406.411" calcext:value-type="float">
            <text:p>406.41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9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ue to start a new job within the next mont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e5e73a030b3d58c6051</text:p>
          </table:table-cell>
          <table:table-cell office:value-type="string" calcext:value-type="string">
            <text:p>5ebc1eacadb5e7012a9c6b9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2:14.386000</text:p>
          </table:table-cell>
          <table:table-cell office:value-type="string" calcext:value-type="string">
            <text:p>2021-11-18 18:09:24.329000</text:p>
          </table:table-cell>
          <table:table-cell office:value-type="float" office:value="1629.943" calcext:value-type="float">
            <text:p>1629.943</text:p>
          </table:table-cell>
          <table:table-cell office:value-type="float" office:value="42" calcext:value-type="float">
            <text:p>42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93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61a589b9e763890b26</text:p>
          </table:table-cell>
          <table:table-cell office:value-type="string" calcext:value-type="string">
            <text:p>614f64db8a598d8a45d300b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26.176000</text:p>
          </table:table-cell>
          <table:table-cell office:value-type="string" calcext:value-type="string">
            <text:p>2021-11-18 17:43:06.658000</text:p>
          </table:table-cell>
          <table:table-cell office:value-type="float" office:value="580.482" calcext:value-type="float">
            <text:p>580.48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19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72d5e85e373dad2818</text:p>
          </table:table-cell>
          <table:table-cell office:value-type="string" calcext:value-type="string">
            <text:p>5d1d49b9bfcb7c001acc9a3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47.603000</text:p>
          </table:table-cell>
          <table:table-cell office:value-type="string" calcext:value-type="string">
            <text:p>2021-11-18 17:42:46.309000</text:p>
          </table:table-cell>
          <table:table-cell office:value-type="float" office:value="538.706" calcext:value-type="float">
            <text:p>538.706</text:p>
          </table:table-cell>
          <table:table-cell office:value-type="float" office:value="58" calcext:value-type="float">
            <text:p>58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83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8da19a61e05dc86808</text:p>
          </table:table-cell>
          <table:table-cell office:value-type="string" calcext:value-type="string">
            <text:p>6041b1d939fe5c1c255f507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4:05.045000</text:p>
          </table:table-cell>
          <table:table-cell office:value-type="string" calcext:value-type="string">
            <text:p>2021-11-18 17:41:18.058000</text:p>
          </table:table-cell>
          <table:table-cell office:value-type="float" office:value="433.013" calcext:value-type="float">
            <text:p>433.013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62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a43edb8a50a402236e</text:p>
          </table:table-cell>
          <table:table-cell office:value-type="string" calcext:value-type="string">
            <text:p>6136c5e4335336ffe76b624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4:28.577000</text:p>
          </table:table-cell>
          <table:table-cell office:value-type="string" calcext:value-type="string">
            <text:p>2021-11-18 17:41:39.260000</text:p>
          </table:table-cell>
          <table:table-cell office:value-type="float" office:value="430.683" calcext:value-type="float">
            <text:p>430.68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5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a66263d2ad5d56ac66</text:p>
          </table:table-cell>
          <table:table-cell office:value-type="string" calcext:value-type="string">
            <text:p>5d34f1a7f7b9c100155ae5b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4:30.023000</text:p>
          </table:table-cell>
          <table:table-cell office:value-type="string" calcext:value-type="string">
            <text:p>2021-11-18 17:44:01.724000</text:p>
          </table:table-cell>
          <table:table-cell office:value-type="float" office:value="571.701" calcext:value-type="float">
            <text:p>571.701</text:p>
          </table:table-cell>
          <table:table-cell office:value-type="float" office:value="45" calcext:value-type="float">
            <text:p>45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36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bbac8b00fd11713e83</text:p>
          </table:table-cell>
          <table:table-cell office:value-type="string" calcext:value-type="string">
            <text:p>603ea4f42aefd1f9d93e6fe2</text:p>
          </table:table-cell>
          <table:table-cell office:value-type="string" calcext:value-type="string">
            <text:p>TIMED-OUT</text:p>
          </table:table-cell>
          <table:table-cell office:value-type="string" calcext:value-type="string">
            <text:p>2021-11-18 17:34:51.271000</text:p>
          </table:table-cell>
          <table:table-cell table:style-name="Default"/>
          <table:table-cell office:value-type="float" office:value="13740.837079" calcext:value-type="float">
            <text:p>13740.837079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2" office:value-type="string" calcext:value-type="string">
            <text:p>Canada</text:p>
          </table:table-cell>
          <table:table-cell table:number-columns-repeated="2"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bf7c203d51eeefb05d</text:p>
          </table:table-cell>
          <table:table-cell office:value-type="string" calcext:value-type="string">
            <text:p>6100532c7908d47c93f60c5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4:58.142000</text:p>
          </table:table-cell>
          <table:table-cell office:value-type="string" calcext:value-type="string">
            <text:p>2021-11-18 17:40:41.610000</text:p>
          </table:table-cell>
          <table:table-cell office:value-type="float" office:value="343.468" calcext:value-type="float">
            <text:p>343.468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25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ec35b4a178d49766c7e</text:p>
          </table:table-cell>
          <table:table-cell office:value-type="string" calcext:value-type="string">
            <text:p>61075428e2a27f4cf8c8fb8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5:34.225000</text:p>
          </table:table-cell>
          <table:table-cell office:value-type="string" calcext:value-type="string">
            <text:p>2021-11-18 17:40:45.475000</text:p>
          </table:table-cell>
          <table:table-cell office:value-type="float" office:value="311.25" calcext:value-type="float">
            <text:p>311.25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04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cc616f57be0f6800e6</text:p>
          </table:table-cell>
          <table:table-cell office:value-type="string" calcext:value-type="string">
            <text:p>60fe6346c108dff2e51d2db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5:11.177000</text:p>
          </table:table-cell>
          <table:table-cell office:value-type="string" calcext:value-type="string">
            <text:p>2021-11-18 17:39:59.357000</text:p>
          </table:table-cell>
          <table:table-cell office:value-type="float" office:value="288.18" calcext:value-type="float">
            <text:p>288.18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15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dc792b2fccd2f3a74e</text:p>
          </table:table-cell>
          <table:table-cell office:value-type="string" calcext:value-type="string">
            <text:p>61079d04753672ce3e03c95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09.017000</text:p>
          </table:table-cell>
          <table:table-cell office:value-type="string" calcext:value-type="string">
            <text:p>2021-11-18 17:46:36.371000</text:p>
          </table:table-cell>
          <table:table-cell office:value-type="float" office:value="627.354" calcext:value-type="float">
            <text:p>627.35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4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ee2e328a2159d9a64b</text:p>
          </table:table-cell>
          <table:table-cell office:value-type="string" calcext:value-type="string">
            <text:p>6025da04bd46501e3f2b390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5:47.261000</text:p>
          </table:table-cell>
          <table:table-cell office:value-type="string" calcext:value-type="string">
            <text:p>2021-11-18 17:44:34.476000</text:p>
          </table:table-cell>
          <table:table-cell office:value-type="float" office:value="527.215" calcext:value-type="float">
            <text:p>527.215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6.81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f151c813bd8fd633c2</text:p>
          </table:table-cell>
          <table:table-cell office:value-type="string" calcext:value-type="string">
            <text:p>5f6e72f4f0d70a3c02af4ee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5:45.053000</text:p>
          </table:table-cell>
          <table:table-cell office:value-type="string" calcext:value-type="string">
            <text:p>2021-11-18 17:45:21.338000</text:p>
          </table:table-cell>
          <table:table-cell office:value-type="float" office:value="576.285" calcext:value-type="float">
            <text:p>576.285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93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021147688475acf74e</text:p>
          </table:table-cell>
          <table:table-cell office:value-type="string" calcext:value-type="string">
            <text:p>60ff33f645fba5a4806c317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05.519000</text:p>
          </table:table-cell>
          <table:table-cell office:value-type="string" calcext:value-type="string">
            <text:p>2021-11-18 17:41:56.682000</text:p>
          </table:table-cell>
          <table:table-cell office:value-type="float" office:value="351.163" calcext:value-type="float">
            <text:p>351.16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6.567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f02a3fb9f077d8419ad</text:p>
          </table:table-cell>
          <table:table-cell office:value-type="string" calcext:value-type="string">
            <text:p>5b883bc1c6cdac0001862c0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02.414000</text:p>
          </table:table-cell>
          <table:table-cell office:value-type="string" calcext:value-type="string">
            <text:p>2021-11-18 17:42:21.695000</text:p>
          </table:table-cell>
          <table:table-cell office:value-type="float" office:value="379.281" calcext:value-type="float">
            <text:p>379.281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6.681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f2590c91383ea163fdf</text:p>
          </table:table-cell>
          <table:table-cell office:value-type="string" calcext:value-type="string">
            <text:p>5e416065194a5639ef32326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37.074000</text:p>
          </table:table-cell>
          <table:table-cell office:value-type="string" calcext:value-type="string">
            <text:p>2021-11-18 17:47:23.420000</text:p>
          </table:table-cell>
          <table:table-cell office:value-type="float" office:value="646.346" calcext:value-type="float">
            <text:p>646.346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2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2b36a9fd5d7bbccea0</text:p>
          </table:table-cell>
          <table:table-cell office:value-type="string" calcext:value-type="string">
            <text:p>60c1889edf71db16c09529f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59.176000</text:p>
          </table:table-cell>
          <table:table-cell office:value-type="string" calcext:value-type="string">
            <text:p>2021-11-18 17:47:50.167000</text:p>
          </table:table-cell>
          <table:table-cell office:value-type="float" office:value="650.991" calcext:value-type="float">
            <text:p>650.991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009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f3890c91383ea163fe0</text:p>
          </table:table-cell>
          <table:table-cell office:value-type="string" calcext:value-type="string">
            <text:p>59102d52f601090001e80b8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56.384000</text:p>
          </table:table-cell>
          <table:table-cell office:value-type="string" calcext:value-type="string">
            <text:p>2021-11-18 17:43:18.381000</text:p>
          </table:table-cell>
          <table:table-cell office:value-type="float" office:value="381.997" calcext:value-type="float">
            <text:p>381.99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14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42d495165aea13dcc1</text:p>
          </table:table-cell>
          <table:table-cell office:value-type="string" calcext:value-type="string">
            <text:p>616e56623d2703c5e461b85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7:08.872000</text:p>
          </table:table-cell>
          <table:table-cell office:value-type="string" calcext:value-type="string">
            <text:p>2021-11-18 17:44:54.823000</text:p>
          </table:table-cell>
          <table:table-cell office:value-type="float" office:value="465.951" calcext:value-type="float">
            <text:p>465.95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90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465936715ac4a92ae4</text:p>
          </table:table-cell>
          <table:table-cell office:value-type="string" calcext:value-type="string">
            <text:p>60ee271d53c3e20fa03637a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7:13.627000</text:p>
          </table:table-cell>
          <table:table-cell office:value-type="string" calcext:value-type="string">
            <text:p>2021-11-18 17:42:43.675000</text:p>
          </table:table-cell>
          <table:table-cell office:value-type="float" office:value="330.048" calcext:value-type="float">
            <text:p>330.048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80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4e5d2df234ae095b03</text:p>
          </table:table-cell>
          <table:table-cell office:value-type="string" calcext:value-type="string">
            <text:p>61165ff45de2dd2856667d8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7:20.985000</text:p>
          </table:table-cell>
          <table:table-cell office:value-type="string" calcext:value-type="string">
            <text:p>2021-11-18 17:45:19.159000</text:p>
          </table:table-cell>
          <table:table-cell office:value-type="float" office:value="478.174" calcext:value-type="float">
            <text:p>478.174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05.69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641876723212cdda5f</text:p>
          </table:table-cell>
          <table:table-cell office:value-type="string" calcext:value-type="string">
            <text:p>5ee3f8e4f8b4750deab84dc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6:23.300000</text:p>
          </table:table-cell>
          <table:table-cell office:value-type="string" calcext:value-type="string">
            <text:p>2021-11-18 17:54:51.492000</text:p>
          </table:table-cell>
          <table:table-cell office:value-type="float" office:value="508.192" calcext:value-type="float">
            <text:p>508.19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4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f6517cde5c03ed71da2</text:p>
          </table:table-cell>
          <table:table-cell office:value-type="string" calcext:value-type="string">
            <text:p>6151c7989b3c460fe4400da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7:47.694000</text:p>
          </table:table-cell>
          <table:table-cell office:value-type="string" calcext:value-type="string">
            <text:p>2021-11-18 17:42:39.179000</text:p>
          </table:table-cell>
          <table:table-cell office:value-type="float" office:value="291.485" calcext:value-type="float">
            <text:p>291.48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5.58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7d349ef896eb772d8b</text:p>
          </table:table-cell>
          <table:table-cell office:value-type="string" calcext:value-type="string">
            <text:p>5d67b4c31e367a0017273ec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8:09.408000</text:p>
          </table:table-cell>
          <table:table-cell office:value-type="string" calcext:value-type="string">
            <text:p>2021-11-18 17:45:03</text:p>
          </table:table-cell>
          <table:table-cell office:value-type="float" office:value="413.592" calcext:value-type="float">
            <text:p>413.592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44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7ead9f5941440f93d8</text:p>
          </table:table-cell>
          <table:table-cell office:value-type="string" calcext:value-type="string">
            <text:p>600ce60e21d8ec241417d3a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8:13.450000</text:p>
          </table:table-cell>
          <table:table-cell office:value-type="string" calcext:value-type="string">
            <text:p>2021-11-18 17:46:40.514000</text:p>
          </table:table-cell>
          <table:table-cell office:value-type="float" office:value="507.064" calcext:value-type="float">
            <text:p>507.064</text:p>
          </table:table-cell>
          <table:table-cell office:value-type="float" office:value="26" calcext:value-type="float">
            <text:p>2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30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f87a3fb9f077d8419b3</text:p>
          </table:table-cell>
          <table:table-cell office:value-type="string" calcext:value-type="string">
            <text:p>61004f3450dcefc6213425c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8:15.730000</text:p>
          </table:table-cell>
          <table:table-cell office:value-type="string" calcext:value-type="string">
            <text:p>2021-11-18 17:46:43.164000</text:p>
          </table:table-cell>
          <table:table-cell office:value-type="float" office:value="507.434" calcext:value-type="float">
            <text:p>507.434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18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aaf5e5c1e7595fc319</text:p>
          </table:table-cell>
          <table:table-cell office:value-type="string" calcext:value-type="string">
            <text:p>5f3d49c430715f09ebb6389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06.035000</text:p>
          </table:table-cell>
          <table:table-cell office:value-type="string" calcext:value-type="string">
            <text:p>2021-11-18 17:45:09.333000</text:p>
          </table:table-cell>
          <table:table-cell office:value-type="float" office:value="363.298" calcext:value-type="float">
            <text:p>363.298</text:p>
          </table:table-cell>
          <table:table-cell office:value-type="float" office:value="50" calcext:value-type="float">
            <text:p>5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06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facf49f2eb1ac21714a</text:p>
          </table:table-cell>
          <table:table-cell office:value-type="string" calcext:value-type="string">
            <text:p>614e16143f7ba19d3963711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28.936000</text:p>
          </table:table-cell>
          <table:table-cell office:value-type="string" calcext:value-type="string">
            <text:p>2021-11-18 17:52:23.615000</text:p>
          </table:table-cell>
          <table:table-cell office:value-type="float" office:value="774.679" calcext:value-type="float">
            <text:p>774.67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95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b5661831880c4c13cb</text:p>
          </table:table-cell>
          <table:table-cell office:value-type="string" calcext:value-type="string">
            <text:p>5ede792f5c27ee0e428edd0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4:11.563000</text:p>
          </table:table-cell>
          <table:table-cell office:value-type="string" calcext:value-type="string">
            <text:p>2021-11-18 18:28:13.650000</text:p>
          </table:table-cell>
          <table:table-cell office:value-type="float" office:value="2642.087" calcext:value-type="float">
            <text:p>2642.087</text:p>
          </table:table-cell>
          <table:table-cell office:value-type="float" office:value="32" calcext:value-type="float">
            <text:p>3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13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cf2c5825f8a7379d9d</text:p>
          </table:table-cell>
          <table:table-cell office:value-type="string" calcext:value-type="string">
            <text:p>6069daeae6cf33d2ee5c47e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53.300000</text:p>
          </table:table-cell>
          <table:table-cell office:value-type="string" calcext:value-type="string">
            <text:p>2021-11-18 17:50:03.779000</text:p>
          </table:table-cell>
          <table:table-cell office:value-type="float" office:value="610.479" calcext:value-type="float">
            <text:p>610.479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59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cfd42192d024c79cd4</text:p>
          </table:table-cell>
          <table:table-cell office:value-type="string" calcext:value-type="string">
            <text:p>60fee17bf8d9f1cb6fb728e8</text:p>
          </table:table-cell>
          <table:table-cell office:value-type="string" calcext:value-type="string">
            <text:p>TIMED-OUT</text:p>
          </table:table-cell>
          <table:table-cell office:value-type="string" calcext:value-type="string">
            <text:p>2021-11-18 17:39:27.428000</text:p>
          </table:table-cell>
          <table:table-cell table:style-name="Default"/>
          <table:table-cell office:value-type="float" office:value="13465.111223" calcext:value-type="float">
            <text:p>13465.11122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d17498328fcf0abbfb</text:p>
          </table:table-cell>
          <table:table-cell office:value-type="string" calcext:value-type="string">
            <text:p>5ad172013a859300016c57c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29.645000</text:p>
          </table:table-cell>
          <table:table-cell office:value-type="string" calcext:value-type="string">
            <text:p>2021-11-18 17:48:16.007000</text:p>
          </table:table-cell>
          <table:table-cell office:value-type="float" office:value="526.362" calcext:value-type="float">
            <text:p>526.362</text:p>
          </table:table-cell>
          <table:table-cell office:value-type="float" office:value="47" calcext:value-type="float">
            <text:p>47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825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d7362d829823d956ac</text:p>
          </table:table-cell>
          <table:table-cell office:value-type="string" calcext:value-type="string">
            <text:p>5aa8ebf089de8200013f8c4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35.510000</text:p>
          </table:table-cell>
          <table:table-cell office:value-type="string" calcext:value-type="string">
            <text:p>2021-11-18 17:47:12.180000</text:p>
          </table:table-cell>
          <table:table-cell office:value-type="float" office:value="456.67" calcext:value-type="float">
            <text:p>456.67</text:p>
          </table:table-cell>
          <table:table-cell office:value-type="float" office:value="37" calcext:value-type="float">
            <text:p>37</text:p>
          </table:table-cell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70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fc792b2fccd2f3a75e</text:p>
          </table:table-cell>
          <table:table-cell office:value-type="string" calcext:value-type="string">
            <text:p>5d59c40e9cd1c200018829e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0:14.431000</text:p>
          </table:table-cell>
          <table:table-cell office:value-type="string" calcext:value-type="string">
            <text:p>2021-11-18 17:45:31.904000</text:p>
          </table:table-cell>
          <table:table-cell office:value-type="float" office:value="317.473" calcext:value-type="float">
            <text:p>317.473</text:p>
          </table:table-cell>
          <table:table-cell office:value-type="float" office:value="29" calcext:value-type="float">
            <text:p>29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33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fd3eab657a6a3de640</text:p>
          </table:table-cell>
          <table:table-cell office:value-type="string" calcext:value-type="string">
            <text:p>5cd1bd99447a9a001785f38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0:13.266000</text:p>
          </table:table-cell>
          <table:table-cell office:value-type="string" calcext:value-type="string">
            <text:p>2021-11-18 17:48:55.937000</text:p>
          </table:table-cell>
          <table:table-cell office:value-type="float" office:value="522.671" calcext:value-type="float">
            <text:p>522.671</text:p>
          </table:table-cell>
          <table:table-cell office:value-type="float" office:value="19" calcext:value-type="float">
            <text:p>19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47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06086bb23bbfa5e526</text:p>
          </table:table-cell>
          <table:table-cell office:value-type="string" calcext:value-type="string">
            <text:p>5af7954257516b0001412633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40:42.244000</text:p>
          </table:table-cell>
          <table:table-cell table:style-name="Default"/>
          <table:table-cell office:value-type="float" office:value="13390.380477" calcext:value-type="float">
            <text:p>13390.380477</text:p>
          </table:table-cell>
          <table:table-cell office:value-type="float" office:value="61" calcext:value-type="float">
            <text:p>61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0185936715ac4a92afa</text:p>
          </table:table-cell>
          <table:table-cell office:value-type="string" calcext:value-type="string">
            <text:p>60f5eba9476ad9bc1d4252e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0:40.171000</text:p>
          </table:table-cell>
          <table:table-cell office:value-type="string" calcext:value-type="string">
            <text:p>2021-11-18 17:49:52.737000</text:p>
          </table:table-cell>
          <table:table-cell office:value-type="float" office:value="552.566" calcext:value-type="float">
            <text:p>552.566</text:p>
          </table:table-cell>
          <table:table-cell office:value-type="float" office:value="43" calcext:value-type="float">
            <text:p>4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2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3129fc95d5541d5603</text:p>
          </table:table-cell>
          <table:table-cell office:value-type="string" calcext:value-type="string">
            <text:p>6005ea336848dc8f276503f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07.276000</text:p>
          </table:table-cell>
          <table:table-cell office:value-type="string" calcext:value-type="string">
            <text:p>2021-11-18 17:50:40.891000</text:p>
          </table:table-cell>
          <table:table-cell office:value-type="float" office:value="573.615" calcext:value-type="float">
            <text:p>573.615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3.95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316c8a6c142c6d5985</text:p>
          </table:table-cell>
          <table:table-cell office:value-type="string" calcext:value-type="string">
            <text:p>61238a9df3a7d2eeaa525d9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08.165000</text:p>
          </table:table-cell>
          <table:table-cell office:value-type="string" calcext:value-type="string">
            <text:p>2021-11-18 17:49:35.348000</text:p>
          </table:table-cell>
          <table:table-cell office:value-type="float" office:value="507.183" calcext:value-type="float">
            <text:p>507.183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3.83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3798a2b7e4577cd48a</text:p>
          </table:table-cell>
          <table:table-cell office:value-type="string" calcext:value-type="string">
            <text:p>60e4b62f8801d4adbbe86a4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13.554000</text:p>
          </table:table-cell>
          <table:table-cell office:value-type="string" calcext:value-type="string">
            <text:p>2021-11-18 17:45:43.138000</text:p>
          </table:table-cell>
          <table:table-cell office:value-type="float" office:value="269.584" calcext:value-type="float">
            <text:p>269.584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3.703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3a42b911b3a5aaa5eb</text:p>
          </table:table-cell>
          <table:table-cell office:value-type="string" calcext:value-type="string">
            <text:p>5defe7f1c35989034e2e229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14.882000</text:p>
          </table:table-cell>
          <table:table-cell office:value-type="string" calcext:value-type="string">
            <text:p>2021-11-18 17:49:50.729000</text:p>
          </table:table-cell>
          <table:table-cell office:value-type="float" office:value="515.847" calcext:value-type="float">
            <text:p>515.847</text:p>
          </table:table-cell>
          <table:table-cell office:value-type="float" office:value="68" calcext:value-type="float">
            <text:p>68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03.59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4560edc4b78355f98d</text:p>
          </table:table-cell>
          <table:table-cell office:value-type="string" calcext:value-type="string">
            <text:p>5e151ccc398bb6b2a5f42f58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41:28.136000</text:p>
          </table:table-cell>
          <table:table-cell table:style-name="Default"/>
          <table:table-cell office:value-type="float" office:value="13344.590638" calcext:value-type="float">
            <text:p>13344.590638</text:p>
          </table:table-cell>
          <table:table-cell office:value-type="float" office:value="38" calcext:value-type="float">
            <text:p>38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0486b2bb1a00c50d4e4</text:p>
          </table:table-cell>
          <table:table-cell office:value-type="string" calcext:value-type="string">
            <text:p>5cb5228446ed130001d15d2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38.606000</text:p>
          </table:table-cell>
          <table:table-cell office:value-type="string" calcext:value-type="string">
            <text:p>2021-11-18 17:47:34.198000</text:p>
          </table:table-cell>
          <table:table-cell office:value-type="float" office:value="355.592" calcext:value-type="float">
            <text:p>355.592</text:p>
          </table:table-cell>
          <table:table-cell office:value-type="float" office:value="34" calcext:value-type="float">
            <text:p>3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3.31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48cb77b7df5422e881</text:p>
          </table:table-cell>
          <table:table-cell office:value-type="string" calcext:value-type="string">
            <text:p>60eb7d6411c2bc8510fb194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49.334000</text:p>
          </table:table-cell>
          <table:table-cell office:value-type="string" calcext:value-type="string">
            <text:p>2021-11-18 17:49:28.364000</text:p>
          </table:table-cell>
          <table:table-cell office:value-type="float" office:value="459.03" calcext:value-type="float">
            <text:p>459.03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3.18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4c5d5d87623ba7b9a4</text:p>
          </table:table-cell>
          <table:table-cell office:value-type="string" calcext:value-type="string">
            <text:p>5e939dee9da60e6d9a56a71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32.476000</text:p>
          </table:table-cell>
          <table:table-cell office:value-type="string" calcext:value-type="string">
            <text:p>2021-11-18 17:48:37.324000</text:p>
          </table:table-cell>
          <table:table-cell office:value-type="float" office:value="424.848" calcext:value-type="float">
            <text:p>424.848</text:p>
          </table:table-cell>
          <table:table-cell office:value-type="float" office:value="25" calcext:value-type="float">
            <text:p>2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3.44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5e5d5d87623ba7b9a7</text:p>
          </table:table-cell>
          <table:table-cell office:value-type="string" calcext:value-type="string">
            <text:p>5e2f1e401a4075000d1bee5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50.419000</text:p>
          </table:table-cell>
          <table:table-cell office:value-type="string" calcext:value-type="string">
            <text:p>2021-11-18 17:48:41.120000</text:p>
          </table:table-cell>
          <table:table-cell office:value-type="float" office:value="410.701" calcext:value-type="float">
            <text:p>410.701</text:p>
          </table:table-cell>
          <table:table-cell office:value-type="float" office:value="22" calcext:value-type="float">
            <text:p>22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03.05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72dc92d66fe253e8fd</text:p>
          </table:table-cell>
          <table:table-cell office:value-type="string" calcext:value-type="string">
            <text:p>5e5415b91e165b4016ba736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3:19.117000</text:p>
          </table:table-cell>
          <table:table-cell office:value-type="string" calcext:value-type="string">
            <text:p>2021-11-18 17:51:39.614000</text:p>
          </table:table-cell>
          <table:table-cell office:value-type="float" office:value="500.497" calcext:value-type="float">
            <text:p>500.497</text:p>
          </table:table-cell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67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80a7155ce6cf1e2540</text:p>
          </table:table-cell>
          <table:table-cell office:value-type="string" calcext:value-type="string">
            <text:p>61006ac70fd81874bff8419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2:26.799000</text:p>
          </table:table-cell>
          <table:table-cell office:value-type="string" calcext:value-type="string">
            <text:p>2021-11-18 17:50:14.977000</text:p>
          </table:table-cell>
          <table:table-cell office:value-type="float" office:value="468.178" calcext:value-type="float">
            <text:p>468.17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80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8d3625f868fbca1b66</text:p>
          </table:table-cell>
          <table:table-cell office:value-type="string" calcext:value-type="string">
            <text:p>5dde4e9f355822db81d7488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6:34.071000</text:p>
          </table:table-cell>
          <table:table-cell office:value-type="string" calcext:value-type="string">
            <text:p>2021-11-18 17:54:52.811000</text:p>
          </table:table-cell>
          <table:table-cell office:value-type="float" office:value="498.74" calcext:value-type="float">
            <text:p>498.74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34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9f17b6e894be630140</text:p>
          </table:table-cell>
          <table:table-cell office:value-type="string" calcext:value-type="string">
            <text:p>60dc5db16a1f021ec91dbb7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21.053000</text:p>
          </table:table-cell>
          <table:table-cell office:value-type="string" calcext:value-type="string">
            <text:p>2021-11-18 18:10:27.274000</text:p>
          </table:table-cell>
          <table:table-cell office:value-type="float" office:value="1206.221" calcext:value-type="float">
            <text:p>1206.22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681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a3a591378e56253faa</text:p>
          </table:table-cell>
          <table:table-cell office:value-type="string" calcext:value-type="string">
            <text:p>5b3ae9ab1d4b680001695f8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3:20.946000</text:p>
          </table:table-cell>
          <table:table-cell office:value-type="string" calcext:value-type="string">
            <text:p>2021-11-18 17:48:41.220000</text:p>
          </table:table-cell>
          <table:table-cell office:value-type="float" office:value="320.274" calcext:value-type="float">
            <text:p>320.274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55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ad106149b333b691ba</text:p>
          </table:table-cell>
          <table:table-cell office:value-type="string" calcext:value-type="string">
            <text:p>616215ec61eba5c4c700321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4:55.751000</text:p>
          </table:table-cell>
          <table:table-cell office:value-type="string" calcext:value-type="string">
            <text:p>2021-11-18 17:54:40.056000</text:p>
          </table:table-cell>
          <table:table-cell office:value-type="float" office:value="584.305" calcext:value-type="float">
            <text:p>584.30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98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c580640e8bdef1deea</text:p>
          </table:table-cell>
          <table:table-cell office:value-type="string" calcext:value-type="string">
            <text:p>613433254f90cad23b8907f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3:33.402000</text:p>
          </table:table-cell>
          <table:table-cell office:value-type="string" calcext:value-type="string">
            <text:p>2021-11-18 17:51:17.838000</text:p>
          </table:table-cell>
          <table:table-cell office:value-type="float" office:value="464.436" calcext:value-type="float">
            <text:p>464.43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40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e076e1e091ba0626c0</text:p>
          </table:table-cell>
          <table:table-cell office:value-type="string" calcext:value-type="string">
            <text:p>5bb19c96f1f9ba00013fed7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48.755000</text:p>
          </table:table-cell>
          <table:table-cell office:value-type="string" calcext:value-type="string">
            <text:p>2021-11-18 17:58:19.500000</text:p>
          </table:table-cell>
          <table:table-cell office:value-type="float" office:value="450.745" calcext:value-type="float">
            <text:p>450.74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42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0e36890200702a66920</text:p>
          </table:table-cell>
          <table:table-cell office:value-type="string" calcext:value-type="string">
            <text:p>608c425b17c77f4b270b12a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52.366000</text:p>
          </table:table-cell>
          <table:table-cell office:value-type="string" calcext:value-type="string">
            <text:p>2021-11-18 17:58:11.079000</text:p>
          </table:table-cell>
          <table:table-cell office:value-type="float" office:value="738.713" calcext:value-type="float">
            <text:p>738.71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85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e7f2b9228681fd095b</text:p>
          </table:table-cell>
          <table:table-cell office:value-type="string" calcext:value-type="string">
            <text:p>606e336f6de96d1f1b7e5b2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4:07.298000</text:p>
          </table:table-cell>
          <table:table-cell office:value-type="string" calcext:value-type="string">
            <text:p>2021-11-18 17:51:53.935000</text:p>
          </table:table-cell>
          <table:table-cell office:value-type="float" office:value="466.637" calcext:value-type="float">
            <text:p>466.637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28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13515610e1eef8c299</text:p>
          </table:table-cell>
          <table:table-cell office:value-type="string" calcext:value-type="string">
            <text:p>5e687fc5651f7d1259eac11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4:57.735000</text:p>
          </table:table-cell>
          <table:table-cell office:value-type="string" calcext:value-type="string">
            <text:p>2021-11-18 17:52:39.514000</text:p>
          </table:table-cell>
          <table:table-cell office:value-type="float" office:value="461.779" calcext:value-type="float">
            <text:p>461.779</text:p>
          </table:table-cell>
          <table:table-cell office:value-type="float" office:value="27" calcext:value-type="float">
            <text:p>27</text:p>
          </table:table-cell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88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18cb4e9ffac4c3d862</text:p>
          </table:table-cell>
          <table:table-cell office:value-type="string" calcext:value-type="string">
            <text:p>61394306124a7ed6606cd0e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00.250000</text:p>
          </table:table-cell>
          <table:table-cell office:value-type="string" calcext:value-type="string">
            <text:p>2021-11-18 17:51:59.079000</text:p>
          </table:table-cell>
          <table:table-cell office:value-type="float" office:value="418.829" calcext:value-type="float">
            <text:p>418.82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77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1d11ed58f2d879029f</text:p>
          </table:table-cell>
          <table:table-cell office:value-type="string" calcext:value-type="string">
            <text:p>6102d6966c1d5640c390c70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05.297000</text:p>
          </table:table-cell>
          <table:table-cell office:value-type="string" calcext:value-type="string">
            <text:p>2021-11-18 17:52:34.695000</text:p>
          </table:table-cell>
          <table:table-cell office:value-type="float" office:value="449.398" calcext:value-type="float">
            <text:p>449.39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6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ue to start a new job within the next mont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129bcb60768dfdbb7ee</text:p>
          </table:table-cell>
          <table:table-cell office:value-type="string" calcext:value-type="string">
            <text:p>6050d1d0acdf0c8bb30acb1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16.032000</text:p>
          </table:table-cell>
          <table:table-cell office:value-type="string" calcext:value-type="string">
            <text:p>2021-11-18 17:51:46.515000</text:p>
          </table:table-cell>
          <table:table-cell office:value-type="float" office:value="390.483" calcext:value-type="float">
            <text:p>390.483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43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12a54ea501cbe3bbce6</text:p>
          </table:table-cell>
          <table:table-cell office:value-type="string" calcext:value-type="string">
            <text:p>60bd5e868c2237fd2366239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14.862000</text:p>
          </table:table-cell>
          <table:table-cell office:value-type="string" calcext:value-type="string">
            <text:p>2021-11-18 17:58:13.565000</text:p>
          </table:table-cell>
          <table:table-cell office:value-type="float" office:value="778.703" calcext:value-type="float">
            <text:p>778.703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55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12d745f96035ecfc477</text:p>
          </table:table-cell>
          <table:table-cell office:value-type="string" calcext:value-type="string">
            <text:p>6108197436261d806589e3c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19.148000</text:p>
          </table:table-cell>
          <table:table-cell office:value-type="string" calcext:value-type="string">
            <text:p>2021-11-18 17:52:08.313000</text:p>
          </table:table-cell>
          <table:table-cell office:value-type="float" office:value="409.165" calcext:value-type="float">
            <text:p>409.165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30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34585c61d6050702f7</text:p>
          </table:table-cell>
          <table:table-cell office:value-type="string" calcext:value-type="string">
            <text:p>5bb1cbfd83eb53000195e68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24.462000</text:p>
          </table:table-cell>
          <table:table-cell office:value-type="string" calcext:value-type="string">
            <text:p>2021-11-18 18:11:55.041000</text:p>
          </table:table-cell>
          <table:table-cell office:value-type="float" office:value="1590.579" calcext:value-type="float">
            <text:p>1590.579</text:p>
          </table:table-cell>
          <table:table-cell office:value-type="float" office:value="33" calcext:value-type="float">
            <text:p>3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20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13bd42192d024c79cf4</text:p>
          </table:table-cell>
          <table:table-cell office:value-type="string" calcext:value-type="string">
            <text:p>5dec6a96da522335df62a1b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31.004000</text:p>
          </table:table-cell>
          <table:table-cell office:value-type="string" calcext:value-type="string">
            <text:p>2021-11-18 17:51:30.059000</text:p>
          </table:table-cell>
          <table:table-cell office:value-type="float" office:value="359.055" calcext:value-type="float">
            <text:p>359.055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01.09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46c6d79e72f2608143</text:p>
          </table:table-cell>
          <table:table-cell office:value-type="string" calcext:value-type="string">
            <text:p>5dd2d77151c6d22ef3f861a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44.189000</text:p>
          </table:table-cell>
          <table:table-cell office:value-type="string" calcext:value-type="string">
            <text:p>2021-11-18 17:53:07.372000</text:p>
          </table:table-cell>
          <table:table-cell office:value-type="float" office:value="443.183" calcext:value-type="float">
            <text:p>443.183</text:p>
          </table:table-cell>
          <table:table-cell office:value-type="float" office:value="27" calcext:value-type="float">
            <text:p>27</text:p>
          </table:table-cell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00.9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664fbca4925ce1c1d0</text:p>
          </table:table-cell>
          <table:table-cell office:value-type="string" calcext:value-type="string">
            <text:p>606b197a43dfda2edcd8080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6:14.540000</text:p>
          </table:table-cell>
          <table:table-cell office:value-type="string" calcext:value-type="string">
            <text:p>2021-11-18 17:51:16.896000</text:p>
          </table:table-cell>
          <table:table-cell office:value-type="float" office:value="302.356" calcext:value-type="float">
            <text:p>302.356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713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677661bdf9b463dd76</text:p>
          </table:table-cell>
          <table:table-cell office:value-type="string" calcext:value-type="string">
            <text:p>610c4ee070fd5e59a42868d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6:15.802000</text:p>
          </table:table-cell>
          <table:table-cell office:value-type="string" calcext:value-type="string">
            <text:p>2021-11-18 17:52:43.745000</text:p>
          </table:table-cell>
          <table:table-cell office:value-type="float" office:value="387.943" calcext:value-type="float">
            <text:p>387.943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58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98e1c05c0c49b70d88</text:p>
          </table:table-cell>
          <table:table-cell office:value-type="string" calcext:value-type="string">
            <text:p>5f4f4f3e3e7b0801bc3facc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7:07.142000</text:p>
          </table:table-cell>
          <table:table-cell office:value-type="string" calcext:value-type="string">
            <text:p>2021-11-18 17:55:51.732000</text:p>
          </table:table-cell>
          <table:table-cell office:value-type="float" office:value="524.59" calcext:value-type="float">
            <text:p>524.59</text:p>
          </table:table-cell>
          <table:table-cell office:value-type="float" office:value="25" calcext:value-type="float">
            <text:p>25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00.21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Punjab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1ca2d8a49fee7dd5b0c</text:p>
          </table:table-cell>
          <table:table-cell office:value-type="string" calcext:value-type="string">
            <text:p>6109a2118c51177522f399d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7:57.252000</text:p>
          </table:table-cell>
          <table:table-cell office:value-type="string" calcext:value-type="string">
            <text:p>2021-11-18 17:55:50.336000</text:p>
          </table:table-cell>
          <table:table-cell office:value-type="float" office:value="473.084" calcext:value-type="float">
            <text:p>473.08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06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1cc4485d670247f51d4</text:p>
          </table:table-cell>
          <table:table-cell office:value-type="string" calcext:value-type="string">
            <text:p>6108269bda282588a6c1cda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28.710000</text:p>
          </table:table-cell>
          <table:table-cell office:value-type="string" calcext:value-type="string">
            <text:p>2021-11-18 17:55:40.236000</text:p>
          </table:table-cell>
          <table:table-cell office:value-type="float" office:value="431.526" calcext:value-type="float">
            <text:p>431.526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55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daeeca273078019e2d</text:p>
          </table:table-cell>
          <table:table-cell office:value-type="string" calcext:value-type="string">
            <text:p>5be9e07b887ea400012b46e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14.199000</text:p>
          </table:table-cell>
          <table:table-cell office:value-type="string" calcext:value-type="string">
            <text:p>2021-11-18 17:56:25.666000</text:p>
          </table:table-cell>
          <table:table-cell office:value-type="float" office:value="491.467" calcext:value-type="float">
            <text:p>491.467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92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dd3eab657a6a3de667</text:p>
          </table:table-cell>
          <table:table-cell office:value-type="string" calcext:value-type="string">
            <text:p>614f697a16e2e5759e1f4b3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16.610000</text:p>
          </table:table-cell>
          <table:table-cell office:value-type="string" calcext:value-type="string">
            <text:p>2021-11-18 17:56:04.815000</text:p>
          </table:table-cell>
          <table:table-cell office:value-type="float" office:value="468.205" calcext:value-type="float">
            <text:p>468.205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80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e5f706fa9539247231</text:p>
          </table:table-cell>
          <table:table-cell office:value-type="string" calcext:value-type="string">
            <text:p>610818b0e42298de20bcf64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27.873000</text:p>
          </table:table-cell>
          <table:table-cell office:value-type="string" calcext:value-type="string">
            <text:p>2021-11-18 17:59:53.179000</text:p>
          </table:table-cell>
          <table:table-cell office:value-type="float" office:value="685.306" calcext:value-type="float">
            <text:p>685.306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69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ebd49290a24f312dcb</text:p>
          </table:table-cell>
          <table:table-cell office:value-type="string" calcext:value-type="string">
            <text:p>5fb2e72ac95e4c9ab7a082d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32.133000</text:p>
          </table:table-cell>
          <table:table-cell office:value-type="string" calcext:value-type="string">
            <text:p>2021-11-18 17:54:47.907000</text:p>
          </table:table-cell>
          <table:table-cell office:value-type="float" office:value="375.774" calcext:value-type="float">
            <text:p>375.774</text:p>
          </table:table-cell>
          <table:table-cell office:value-type="float" office:value="26" calcext:value-type="float">
            <text:p>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40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107eb21a63339c2281</text:p>
          </table:table-cell>
          <table:table-cell office:value-type="string" calcext:value-type="string">
            <text:p>5cabaa10ed17090015e1eb7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17.118000</text:p>
          </table:table-cell>
          <table:table-cell office:value-type="string" calcext:value-type="string">
            <text:p>2021-11-18 18:05:52.107000</text:p>
          </table:table-cell>
          <table:table-cell office:value-type="float" office:value="454.989" calcext:value-type="float">
            <text:p>454.989</text:p>
          </table:table-cell>
          <table:table-cell office:value-type="float" office:value="30" calcext:value-type="float">
            <text:p>30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56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1156b8c154a4785779</text:p>
          </table:table-cell>
          <table:table-cell office:value-type="string" calcext:value-type="string">
            <text:p>6119d6a6ebf2b78c17889a7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9:08.037000</text:p>
          </table:table-cell>
          <table:table-cell office:value-type="string" calcext:value-type="string">
            <text:p>2021-11-18 17:57:53.447000</text:p>
          </table:table-cell>
          <table:table-cell office:value-type="float" office:value="525.41" calcext:value-type="float">
            <text:p>525.4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292000</text:p>
          </table:table-cell>
          <table:table-cell office:value-type="string" calcext:value-type="string">
            <text:p>NOCODE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agalog-Filipi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214e6bedc3c45a55e66</text:p>
          </table:table-cell>
          <table:table-cell office:value-type="string" calcext:value-type="string">
            <text:p>6070b8647d08ca3c801249ef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49:15.526000</text:p>
          </table:table-cell>
          <table:table-cell table:style-name="Default"/>
          <table:table-cell office:value-type="float" office:value="12877.918842" calcext:value-type="float">
            <text:p>12877.91884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21c2d8a49fee7dd5b13</text:p>
          </table:table-cell>
          <table:table-cell office:value-type="string" calcext:value-type="string">
            <text:p>5dd6329b8062875cbb664f2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4:30.707000</text:p>
          </table:table-cell>
          <table:table-cell office:value-type="string" calcext:value-type="string">
            <text:p>2021-11-18 18:02:28.561000</text:p>
          </table:table-cell>
          <table:table-cell office:value-type="float" office:value="477.854" calcext:value-type="float">
            <text:p>477.854</text:p>
          </table:table-cell>
          <table:table-cell office:value-type="float" office:value="54" calcext:value-type="float">
            <text:p>54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6:56.5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1c9cc324805927395b</text:p>
          </table:table-cell>
          <table:table-cell office:value-type="string" calcext:value-type="string">
            <text:p>5d43c42599f83a00152ba60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11.997000</text:p>
          </table:table-cell>
          <table:table-cell office:value-type="string" calcext:value-type="string">
            <text:p>2021-11-18 17:56:19.616000</text:p>
          </table:table-cell>
          <table:table-cell office:value-type="float" office:value="367.619" calcext:value-type="float">
            <text:p>367.619</text:p>
          </table:table-cell>
          <table:table-cell office:value-type="float" office:value="39" calcext:value-type="float">
            <text:p>39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94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2520cbf8cffd8d1eb6</text:p>
          </table:table-cell>
          <table:table-cell office:value-type="string" calcext:value-type="string">
            <text:p>5e1f1ec9debba10112ac573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9:48.577000</text:p>
          </table:table-cell>
          <table:table-cell office:value-type="string" calcext:value-type="string">
            <text:p>2021-11-18 17:57:36.747000</text:p>
          </table:table-cell>
          <table:table-cell office:value-type="float" office:value="468.17" calcext:value-type="float">
            <text:p>468.17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18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36f58665fc0fe16a22</text:p>
          </table:table-cell>
          <table:table-cell office:value-type="string" calcext:value-type="string">
            <text:p>5f6f8cc1d1db335366cbf03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9:52.079000</text:p>
          </table:table-cell>
          <table:table-cell office:value-type="string" calcext:value-type="string">
            <text:p>2021-11-18 17:58:08.478000</text:p>
          </table:table-cell>
          <table:table-cell office:value-type="float" office:value="496.399" calcext:value-type="float">
            <text:p>496.399</text:p>
          </table:table-cell>
          <table:table-cell office:value-type="float" office:value="46" calcext:value-type="float">
            <text:p>46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07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38c30ee1cbc08e0124</text:p>
          </table:table-cell>
          <table:table-cell office:value-type="string" calcext:value-type="string">
            <text:p>6101561b93f7c4faa077ce6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24.334000</text:p>
          </table:table-cell>
          <table:table-cell office:value-type="string" calcext:value-type="string">
            <text:p>2021-11-18 17:56:37.330000</text:p>
          </table:table-cell>
          <table:table-cell office:value-type="float" office:value="372.996" calcext:value-type="float">
            <text:p>372.996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6:58.54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2478342f4d2c840510b</text:p>
          </table:table-cell>
          <table:table-cell office:value-type="string" calcext:value-type="string">
            <text:p>61660ea770dda4dee2d2ca1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12.015000</text:p>
          </table:table-cell>
          <table:table-cell office:value-type="string" calcext:value-type="string">
            <text:p>2021-11-18 17:58:21.765000</text:p>
          </table:table-cell>
          <table:table-cell office:value-type="float" office:value="489.75" calcext:value-type="float">
            <text:p>489.75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82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71f77baf0c588fc130</text:p>
          </table:table-cell>
          <table:table-cell office:value-type="string" calcext:value-type="string">
            <text:p>60f78492554cd752f5e1f95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01.712000</text:p>
          </table:table-cell>
          <table:table-cell office:value-type="string" calcext:value-type="string">
            <text:p>2021-11-18 18:00:28.682000</text:p>
          </table:table-cell>
          <table:table-cell office:value-type="float" office:value="446.97" calcext:value-type="float">
            <text:p>446.97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78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anto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75dfb14278ace06917</text:p>
          </table:table-cell>
          <table:table-cell office:value-type="string" calcext:value-type="string">
            <text:p>6115ac204e65e980cdf7ac4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49.102000</text:p>
          </table:table-cell>
          <table:table-cell office:value-type="string" calcext:value-type="string">
            <text:p>2021-11-18 17:59:04.590000</text:p>
          </table:table-cell>
          <table:table-cell office:value-type="float" office:value="495.488" calcext:value-type="float">
            <text:p>495.488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30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84415ec54e87a1e990</text:p>
          </table:table-cell>
          <table:table-cell office:value-type="string" calcext:value-type="string">
            <text:p>5d07c15affd6f0000150ab9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1:07.386000</text:p>
          </table:table-cell>
          <table:table-cell office:value-type="string" calcext:value-type="string">
            <text:p>2021-11-18 17:56:52.113000</text:p>
          </table:table-cell>
          <table:table-cell office:value-type="float" office:value="344.727" calcext:value-type="float">
            <text:p>344.727</text:p>
          </table:table-cell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16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Tagalog-Filipi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a655d8c27159a63935</text:p>
          </table:table-cell>
          <table:table-cell office:value-type="string" calcext:value-type="string">
            <text:p>5c7c4d0dffaec400019b369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06.349000</text:p>
          </table:table-cell>
          <table:table-cell office:value-type="string" calcext:value-type="string">
            <text:p>2021-11-18 18:00:18.303000</text:p>
          </table:table-cell>
          <table:table-cell office:value-type="float" office:value="431.954" calcext:value-type="float">
            <text:p>431.954</text:p>
          </table:table-cell>
          <table:table-cell office:value-type="float" office:value="35" calcext:value-type="float">
            <text:p>35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67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e4828f90f38b07413c</text:p>
          </table:table-cell>
          <table:table-cell office:value-type="string" calcext:value-type="string">
            <text:p>576d8e821a48240001867c5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2:36.074000</text:p>
          </table:table-cell>
          <table:table-cell office:value-type="string" calcext:value-type="string">
            <text:p>2021-11-18 17:58:18.240000</text:p>
          </table:table-cell>
          <table:table-cell office:value-type="float" office:value="342.166" calcext:value-type="float">
            <text:p>342.166</text:p>
          </table:table-cell>
          <table:table-cell office:value-type="float" office:value="39" calcext:value-type="float">
            <text:p>39</text:p>
          </table:table-cell>
          <table:table-cell office:value-type="float" office:value="1167" calcext:value-type="float">
            <text:p>1167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0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e9e6bedc3c45a55e7e</text:p>
          </table:table-cell>
          <table:table-cell office:value-type="string" calcext:value-type="string">
            <text:p>60fd641351c1489395a9164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59.577000</text:p>
          </table:table-cell>
          <table:table-cell office:value-type="string" calcext:value-type="string">
            <text:p>2021-11-18 18:01:32.421000</text:p>
          </table:table-cell>
          <table:table-cell office:value-type="float" office:value="452.844" calcext:value-type="float">
            <text:p>452.84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1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ed9f1dfef4658e6ebc</text:p>
          </table:table-cell>
          <table:table-cell office:value-type="string" calcext:value-type="string">
            <text:p>5d316c4442c2170018e1057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44.317000</text:p>
          </table:table-cell>
          <table:table-cell office:value-type="string" calcext:value-type="string">
            <text:p>2021-11-18 18:02:20.407000</text:p>
          </table:table-cell>
          <table:table-cell office:value-type="float" office:value="516.09" calcext:value-type="float">
            <text:p>516.09</text:p>
          </table:table-cell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29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f230524ee22a111cd6</text:p>
          </table:table-cell>
          <table:table-cell office:value-type="string" calcext:value-type="string">
            <text:p>6127bfccad93004b373846e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00.584000</text:p>
          </table:table-cell>
          <table:table-cell office:value-type="string" calcext:value-type="string">
            <text:p>2021-11-18 18:10:14.174000</text:p>
          </table:table-cell>
          <table:table-cell office:value-type="float" office:value="1033.59" calcext:value-type="float">
            <text:p>1033.5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89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f6d49290a24f312ded</text:p>
          </table:table-cell>
          <table:table-cell office:value-type="string" calcext:value-type="string">
            <text:p>61006c7ded56391a96ff75a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15.964000</text:p>
          </table:table-cell>
          <table:table-cell office:value-type="string" calcext:value-type="string">
            <text:p>2021-11-18 18:07:24.069000</text:p>
          </table:table-cell>
          <table:table-cell office:value-type="float" office:value="848.105" calcext:value-type="float">
            <text:p>848.105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4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0762edab6d5097a5e8</text:p>
          </table:table-cell>
          <table:table-cell office:value-type="string" calcext:value-type="string">
            <text:p>5ead76cc47dc603fd02b316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12.720000</text:p>
          </table:table-cell>
          <table:table-cell office:value-type="string" calcext:value-type="string">
            <text:p>2021-11-18 17:58:59.062000</text:p>
          </table:table-cell>
          <table:table-cell office:value-type="float" office:value="346.342" calcext:value-type="float">
            <text:p>346.342</text:p>
          </table:table-cell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55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3d0798c6330144cb4a</text:p>
          </table:table-cell>
          <table:table-cell office:value-type="string" calcext:value-type="string">
            <text:p>61031c95c9b3c0c70b9f60a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5:26.323000</text:p>
          </table:table-cell>
          <table:table-cell office:value-type="string" calcext:value-type="string">
            <text:p>2021-11-18 18:08:08.796000</text:p>
          </table:table-cell>
          <table:table-cell office:value-type="float" office:value="762.473" calcext:value-type="float">
            <text:p>762.47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6:55.73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411959e4c7a26f200e</text:p>
          </table:table-cell>
          <table:table-cell office:value-type="string" calcext:value-type="string">
            <text:p>5ea10d031cc256121d831f6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4:33.856000</text:p>
          </table:table-cell>
          <table:table-cell office:value-type="string" calcext:value-type="string">
            <text:p>2021-11-18 18:03:41.600000</text:p>
          </table:table-cell>
          <table:table-cell office:value-type="float" office:value="547.744" calcext:value-type="float">
            <text:p>547.744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6:56.39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5634796558031dcaf3</text:p>
          </table:table-cell>
          <table:table-cell office:value-type="string" calcext:value-type="string">
            <text:p>5c48cf663664d10001aade2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5:14.381000</text:p>
          </table:table-cell>
          <table:table-cell office:value-type="string" calcext:value-type="string">
            <text:p>2021-11-18 18:04:36.401000</text:p>
          </table:table-cell>
          <table:table-cell office:value-type="float" office:value="562.02" calcext:value-type="float">
            <text:p>562.02</text:p>
          </table:table-cell>
          <table:table-cell office:value-type="float" office:value="48" calcext:value-type="float">
            <text:p>48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8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6610bdbe40ee6addb4</text:p>
          </table:table-cell>
          <table:table-cell office:value-type="string" calcext:value-type="string">
            <text:p>6107a72fb967e5834664701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4:56.632000</text:p>
          </table:table-cell>
          <table:table-cell office:value-type="string" calcext:value-type="string">
            <text:p>2021-11-18 18:02:56.816000</text:p>
          </table:table-cell>
          <table:table-cell office:value-type="float" office:value="480.184" calcext:value-type="float">
            <text:p>480.18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6.276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6ee5d199a5c67eac27</text:p>
          </table:table-cell>
          <table:table-cell office:value-type="string" calcext:value-type="string">
            <text:p>60fcb8369436b5ad5ae981e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4:56.795000</text:p>
          </table:table-cell>
          <table:table-cell office:value-type="string" calcext:value-type="string">
            <text:p>2021-11-18 18:01:19.600000</text:p>
          </table:table-cell>
          <table:table-cell office:value-type="float" office:value="382.805" calcext:value-type="float">
            <text:p>382.805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6.1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7c836b99a29040e387</text:p>
          </table:table-cell>
          <table:table-cell office:value-type="string" calcext:value-type="string">
            <text:p>60bec50b7af1ca8be684127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5:11.614000</text:p>
          </table:table-cell>
          <table:table-cell office:value-type="string" calcext:value-type="string">
            <text:p>2021-11-18 18:01:29.661000</text:p>
          </table:table-cell>
          <table:table-cell office:value-type="float" office:value="378.047" calcext:value-type="float">
            <text:p>378.047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97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7df3efdaec5deb8c62</text:p>
          </table:table-cell>
          <table:table-cell office:value-type="string" calcext:value-type="string">
            <text:p>6112079a37325712bcc8e1c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6:00.619000</text:p>
          </table:table-cell>
          <table:table-cell office:value-type="string" calcext:value-type="string">
            <text:p>2021-11-18 18:02:40.967000</text:p>
          </table:table-cell>
          <table:table-cell office:value-type="float" office:value="400.348" calcext:value-type="float">
            <text:p>400.34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6:55.51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7e0b355d9fdf77eabf</text:p>
          </table:table-cell>
          <table:table-cell office:value-type="string" calcext:value-type="string">
            <text:p>615c8ddcf47921ec18d3cde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5:58.321000</text:p>
          </table:table-cell>
          <table:table-cell office:value-type="string" calcext:value-type="string">
            <text:p>2021-11-18 18:04:59.408000</text:p>
          </table:table-cell>
          <table:table-cell office:value-type="float" office:value="541.087" calcext:value-type="float">
            <text:p>541.087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62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9295214ad74d8d6938</text:p>
          </table:table-cell>
          <table:table-cell office:value-type="string" calcext:value-type="string">
            <text:p>5e527e7c7415bd2924039501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55:34.213000</text:p>
          </table:table-cell>
          <table:table-cell table:style-name="Default"/>
          <table:table-cell office:value-type="float" office:value="12499.683416" calcext:value-type="float">
            <text:p>12499.683416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3c11f8122cee7ae1b53</text:p>
          </table:table-cell>
          <table:table-cell office:value-type="string" calcext:value-type="string">
            <text:p>610161bae2872254ce7031c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6:17.321000</text:p>
          </table:table-cell>
          <table:table-cell office:value-type="string" calcext:value-type="string">
            <text:p>2021-11-18 18:23:31.066000</text:p>
          </table:table-cell>
          <table:table-cell office:value-type="float" office:value="1633.745" calcext:value-type="float">
            <text:p>1633.7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3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Punjab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ce6f07a6dc3953a033</text:p>
          </table:table-cell>
          <table:table-cell office:value-type="string" calcext:value-type="string">
            <text:p>5f47b045144b1c1ab5bed08d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56:35.097000</text:p>
          </table:table-cell>
          <table:table-cell table:style-name="Default"/>
          <table:table-cell office:value-type="float" office:value="12438.831958" calcext:value-type="float">
            <text:p>12438.831958</text:p>
          </table:table-cell>
          <table:table-cell office:value-type="float" office:value="35" calcext:value-type="float">
            <text:p>35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3d417cde5c03ed71dd5</text:p>
          </table:table-cell>
          <table:table-cell office:value-type="string" calcext:value-type="string">
            <text:p>6088af30b3bc2a92fe264d3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6:42.081000</text:p>
          </table:table-cell>
          <table:table-cell office:value-type="string" calcext:value-type="string">
            <text:p>2021-11-18 18:04:52.112000</text:p>
          </table:table-cell>
          <table:table-cell office:value-type="float" office:value="490.031" calcext:value-type="float">
            <text:p>490.03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2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de8a46b61403a93755</text:p>
          </table:table-cell>
          <table:table-cell office:value-type="string" calcext:value-type="string">
            <text:p>5eb48e67752e7b2f9e66ae0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7:36.192000</text:p>
          </table:table-cell>
          <table:table-cell office:value-type="string" calcext:value-type="string">
            <text:p>2021-11-18 18:07:31.511000</text:p>
          </table:table-cell>
          <table:table-cell office:value-type="float" office:value="595.319" calcext:value-type="float">
            <text:p>595.319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9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deaa12ca09ffda50e7</text:p>
          </table:table-cell>
          <table:table-cell office:value-type="string" calcext:value-type="string">
            <text:p>5ecc0ae50cf6970c228a6bd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6:46.063000</text:p>
          </table:table-cell>
          <table:table-cell office:value-type="string" calcext:value-type="string">
            <text:p>2021-11-18 18:04:47.230000</text:p>
          </table:table-cell>
          <table:table-cell office:value-type="float" office:value="481.167" calcext:value-type="float">
            <text:p>481.167</text:p>
          </table:table-cell>
          <table:table-cell office:value-type="float" office:value="19" calcext:value-type="float">
            <text:p>1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15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eb80640e8bdef1defd</text:p>
          </table:table-cell>
          <table:table-cell office:value-type="string" calcext:value-type="string">
            <text:p>5c0ebe2eac685b0001cb105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7:07.074000</text:p>
          </table:table-cell>
          <table:table-cell office:value-type="string" calcext:value-type="string">
            <text:p>2021-11-18 18:02:08.749000</text:p>
          </table:table-cell>
          <table:table-cell office:value-type="float" office:value="301.675" calcext:value-type="float">
            <text:p>301.675</text:p>
          </table:table-cell>
          <table:table-cell office:value-type="float" office:value="25" calcext:value-type="float">
            <text:p>25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0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edb123a905c17104c0</text:p>
          </table:table-cell>
          <table:table-cell office:value-type="string" calcext:value-type="string">
            <text:p>611ff1e1ce043b057bf632c3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57:03.836000</text:p>
          </table:table-cell>
          <table:table-cell table:style-name="Default"/>
          <table:table-cell office:value-type="float" office:value="12410.174238" calcext:value-type="float">
            <text:p>12410.17423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40d488fdd5c8a3df1ae</text:p>
          </table:table-cell>
          <table:table-cell office:value-type="string" calcext:value-type="string">
            <text:p>5b6e92eaea3c210001a0fa7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3:30.305000</text:p>
          </table:table-cell>
          <table:table-cell office:value-type="string" calcext:value-type="string">
            <text:p>2021-11-18 18:09:41.496000</text:p>
          </table:table-cell>
          <table:table-cell office:value-type="float" office:value="371.191" calcext:value-type="float">
            <text:p>371.191</text:p>
          </table:table-cell>
          <table:table-cell office:value-type="float" office:value="26" calcext:value-type="float">
            <text:p>26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41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4124a7c36792f62d952</text:p>
          </table:table-cell>
          <table:table-cell office:value-type="string" calcext:value-type="string">
            <text:p>611b073ec744ba9b099e393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5:38.114000</text:p>
          </table:table-cell>
          <table:table-cell office:value-type="string" calcext:value-type="string">
            <text:p>2021-11-18 18:13:28.144000</text:p>
          </table:table-cell>
          <table:table-cell office:value-type="float" office:value="470.03" calcext:value-type="float">
            <text:p>470.0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18 21:16:52.18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1418c28f88a2e1e166</text:p>
          </table:table-cell>
          <table:table-cell office:value-type="string" calcext:value-type="string">
            <text:p>6151f63958f5eb5b33db923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2:22.904000</text:p>
          </table:table-cell>
          <table:table-cell office:value-type="string" calcext:value-type="string">
            <text:p>2021-11-18 18:11:17.949000</text:p>
          </table:table-cell>
          <table:table-cell office:value-type="float" office:value="535.045" calcext:value-type="float">
            <text:p>535.04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904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17ea0fd55cdb50ba6b</text:p>
          </table:table-cell>
          <table:table-cell office:value-type="string" calcext:value-type="string">
            <text:p>5ea5c3ee8149d3055e8d081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7:43.676000</text:p>
          </table:table-cell>
          <table:table-cell office:value-type="string" calcext:value-type="string">
            <text:p>2021-11-18 18:05:29.526000</text:p>
          </table:table-cell>
          <table:table-cell office:value-type="float" office:value="465.85" calcext:value-type="float">
            <text:p>465.85</text:p>
          </table:table-cell>
          <table:table-cell office:value-type="float" office:value="32" calcext:value-type="float">
            <text:p>3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6:54.818000</text:p>
          </table:table-cell>
          <table:table-cell office:value-type="string" calcext:value-type="string">
            <text:p>NOCOD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1ab5b237048a584718</text:p>
          </table:table-cell>
          <table:table-cell office:value-type="string" calcext:value-type="string">
            <text:p>5d86c09df681a1001a8dddc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7:58.094000</text:p>
          </table:table-cell>
          <table:table-cell office:value-type="string" calcext:value-type="string">
            <text:p>2021-11-18 18:05:02.836000</text:p>
          </table:table-cell>
          <table:table-cell office:value-type="float" office:value="424.742" calcext:value-type="float">
            <text:p>424.742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69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32b88fbfbea82a4604</text:p>
          </table:table-cell>
          <table:table-cell office:value-type="string" calcext:value-type="string">
            <text:p>60fcd8d9a09565bdab88f50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9:06.783000</text:p>
          </table:table-cell>
          <table:table-cell office:value-type="string" calcext:value-type="string">
            <text:p>2021-11-18 18:07:03.080000</text:p>
          </table:table-cell>
          <table:table-cell office:value-type="float" office:value="476.297" calcext:value-type="float">
            <text:p>476.297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6:53.76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43961d0678e93bfe888</text:p>
          </table:table-cell>
          <table:table-cell office:value-type="string" calcext:value-type="string">
            <text:p>5e53497a059e37368a22933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17.913000</text:p>
          </table:table-cell>
          <table:table-cell office:value-type="string" calcext:value-type="string">
            <text:p>2021-11-18 18:14:02.619000</text:p>
          </table:table-cell>
          <table:table-cell office:value-type="float" office:value="944.706" calcext:value-type="float">
            <text:p>944.706</text:p>
          </table:table-cell>
          <table:table-cell office:value-type="float" office:value="29" calcext:value-type="float">
            <text:p>29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41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41f0fcecc4b53fa63b</text:p>
          </table:table-cell>
          <table:table-cell office:value-type="string" calcext:value-type="string">
            <text:p>5d4b62555f5e4c0001f38d2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29.389000</text:p>
          </table:table-cell>
          <table:table-cell office:value-type="string" calcext:value-type="string">
            <text:p>2021-11-18 18:08:54.674000</text:p>
          </table:table-cell>
          <table:table-cell office:value-type="float" office:value="625.285" calcext:value-type="float">
            <text:p>625.285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18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44e6bedc3c45a55ea4</text:p>
          </table:table-cell>
          <table:table-cell office:value-type="string" calcext:value-type="string">
            <text:p>5c98310742270c0014d0287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28.250000</text:p>
          </table:table-cell>
          <table:table-cell office:value-type="string" calcext:value-type="string">
            <text:p>2021-11-18 18:07:03.641000</text:p>
          </table:table-cell>
          <table:table-cell office:value-type="float" office:value="515.391" calcext:value-type="float">
            <text:p>515.391</text:p>
          </table:table-cell>
          <table:table-cell office:value-type="float" office:value="19" calcext:value-type="float">
            <text:p>1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30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448df1f05d4dfb4e00c</text:p>
          </table:table-cell>
          <table:table-cell office:value-type="string" calcext:value-type="string">
            <text:p>5c2d3ba4731cd10001b647d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32.561000</text:p>
          </table:table-cell>
          <table:table-cell office:value-type="string" calcext:value-type="string">
            <text:p>2021-11-18 18:02:24.287000</text:p>
          </table:table-cell>
          <table:table-cell office:value-type="float" office:value="231.726" calcext:value-type="float">
            <text:p>231.726</text:p>
          </table:table-cell>
          <table:table-cell office:value-type="float" office:value="38" calcext:value-type="float">
            <text:p>38</text:p>
          </table:table-cell>
          <table:table-cell office:value-type="float" office:value="795" calcext:value-type="float">
            <text:p>795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6:54.07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5060911801f8402077</text:p>
          </table:table-cell>
          <table:table-cell office:value-type="string" calcext:value-type="string">
            <text:p>575ec4be3fc3ac000611df4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52.211000</text:p>
          </table:table-cell>
          <table:table-cell office:value-type="string" calcext:value-type="string">
            <text:p>2021-11-18 18:06:50.268000</text:p>
          </table:table-cell>
          <table:table-cell office:value-type="float" office:value="478.057" calcext:value-type="float">
            <text:p>478.057</text:p>
          </table:table-cell>
          <table:table-cell office:value-type="float" office:value="27" calcext:value-type="float">
            <text:p>27</text:p>
          </table:table-cell>
          <table:table-cell office:value-type="float" office:value="557" calcext:value-type="float">
            <text:p>557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6:53.85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5153f736dfd01a22ba</text:p>
          </table:table-cell>
          <table:table-cell office:value-type="string" calcext:value-type="string">
            <text:p>5e8f95d77baa1110da1e28a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42.938000</text:p>
          </table:table-cell>
          <table:table-cell office:value-type="string" calcext:value-type="string">
            <text:p>2021-11-18 18:04:55.332000</text:p>
          </table:table-cell>
          <table:table-cell office:value-type="float" office:value="372.394" calcext:value-type="float">
            <text:p>372.39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95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47de9d8ab9df91d430b</text:p>
          </table:table-cell>
          <table:table-cell office:value-type="string" calcext:value-type="string">
            <text:p>5d0e459e86e343000141468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0:55.967000</text:p>
          </table:table-cell>
          <table:table-cell office:value-type="string" calcext:value-type="string">
            <text:p>2021-11-18 18:10:00.960000</text:p>
          </table:table-cell>
          <table:table-cell office:value-type="float" office:value="544.993" calcext:value-type="float">
            <text:p>544.993</text:p>
          </table:table-cell>
          <table:table-cell office:value-type="float" office:value="68" calcext:value-type="float">
            <text:p>68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6:53.3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8d09f86638aa3eff12</text:p>
          </table:table-cell>
          <table:table-cell office:value-type="string" calcext:value-type="string">
            <text:p>612865b9193239815830941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9:45.054000</text:p>
          </table:table-cell>
          <table:table-cell office:value-type="string" calcext:value-type="string">
            <text:p>2021-11-18 18:06:06.888000</text:p>
          </table:table-cell>
          <table:table-cell office:value-type="float" office:value="381.834" calcext:value-type="float">
            <text:p>381.83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66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ue to start a new job within the next mont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49409f86638aa3eff13</text:p>
          </table:table-cell>
          <table:table-cell office:value-type="string" calcext:value-type="string">
            <text:p>61546cae5a448e00217070a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0:44.091000</text:p>
          </table:table-cell>
          <table:table-cell office:value-type="string" calcext:value-type="string">
            <text:p>2021-11-18 18:07:18.636000</text:p>
          </table:table-cell>
          <table:table-cell office:value-type="float" office:value="394.545" calcext:value-type="float">
            <text:p>394.545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4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a714b3cdf68e6a7b0d</text:p>
          </table:table-cell>
          <table:table-cell office:value-type="string" calcext:value-type="string">
            <text:p>61059aa5965b49c3a415f5d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3:13.174000</text:p>
          </table:table-cell>
          <table:table-cell office:value-type="string" calcext:value-type="string">
            <text:p>2021-11-18 18:09:46.182000</text:p>
          </table:table-cell>
          <table:table-cell office:value-type="float" office:value="393.008" calcext:value-type="float">
            <text:p>393.00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67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aa517b431c371b659a</text:p>
          </table:table-cell>
          <table:table-cell office:value-type="string" calcext:value-type="string">
            <text:p>614b88a532c0af85de1a816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1:29.722000</text:p>
          </table:table-cell>
          <table:table-cell office:value-type="string" calcext:value-type="string">
            <text:p>2021-11-18 18:08:52.918000</text:p>
          </table:table-cell>
          <table:table-cell office:value-type="float" office:value="443.196" calcext:value-type="float">
            <text:p>443.196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18 21:16:53.117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ab915278d6cd5b3231</text:p>
          </table:table-cell>
          <table:table-cell office:value-type="string" calcext:value-type="string">
            <text:p>6129268f334bffb909d3726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1:35.790000</text:p>
          </table:table-cell>
          <table:table-cell office:value-type="string" calcext:value-type="string">
            <text:p>2021-11-18 18:09:09.050000</text:p>
          </table:table-cell>
          <table:table-cell office:value-type="float" office:value="453.26" calcext:value-type="float">
            <text:p>453.2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01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c3cd7eab3c6cce1c0f</text:p>
          </table:table-cell>
          <table:table-cell office:value-type="string" calcext:value-type="string">
            <text:p>61001bf79490f8d38e8325f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0:43.208000</text:p>
          </table:table-cell>
          <table:table-cell office:value-type="string" calcext:value-type="string">
            <text:p>2021-11-18 18:10:48.310000</text:p>
          </table:table-cell>
          <table:table-cell office:value-type="float" office:value="605.102" calcext:value-type="float">
            <text:p>605.10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56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e884fadcf883f7c7c5</text:p>
          </table:table-cell>
          <table:table-cell office:value-type="string" calcext:value-type="string">
            <text:p>5b639ebd758424000142106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1:14.493000</text:p>
          </table:table-cell>
          <table:table-cell office:value-type="string" calcext:value-type="string">
            <text:p>2021-11-18 18:06:51.025000</text:p>
          </table:table-cell>
          <table:table-cell office:value-type="float" office:value="336.532" calcext:value-type="float">
            <text:p>336.532</text:p>
          </table:table-cell>
          <table:table-cell office:value-type="float" office:value="24" calcext:value-type="float">
            <text:p>24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21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53f3e301d3572c2c294</text:p>
          </table:table-cell>
          <table:table-cell office:value-type="string" calcext:value-type="string">
            <text:p>60a2cbab9a74ddb09789cfa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2:39.854000</text:p>
          </table:table-cell>
          <table:table-cell office:value-type="string" calcext:value-type="string">
            <text:p>2021-11-18 18:13:59.315000</text:p>
          </table:table-cell>
          <table:table-cell office:value-type="float" office:value="679.461" calcext:value-type="float">
            <text:p>679.461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78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561c4f2244d7fc7c44e</text:p>
          </table:table-cell>
          <table:table-cell office:value-type="string" calcext:value-type="string">
            <text:p>614e32f610435c9f51dee68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3:15.223000</text:p>
          </table:table-cell>
          <table:table-cell office:value-type="string" calcext:value-type="string">
            <text:p>2021-11-18 18:11:38.395000</text:p>
          </table:table-cell>
          <table:table-cell office:value-type="float" office:value="503.172" calcext:value-type="float">
            <text:p>503.172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55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5e860911801f8402097</text:p>
          </table:table-cell>
          <table:table-cell office:value-type="string" calcext:value-type="string">
            <text:p>5f9503492c2f0e3659637ac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5:30.749000</text:p>
          </table:table-cell>
          <table:table-cell office:value-type="string" calcext:value-type="string">
            <text:p>2021-11-18 18:14:19.446000</text:p>
          </table:table-cell>
          <table:table-cell office:value-type="float" office:value="528.697" calcext:value-type="float">
            <text:p>528.697</text:p>
          </table:table-cell>
          <table:table-cell office:value-type="float" office:value="25" calcext:value-type="float">
            <text:p>2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31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61160ccf3f44ad550e8</text:p>
          </table:table-cell>
          <table:table-cell office:value-type="string" calcext:value-type="string">
            <text:p>5c08c9f3217d600001117a0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6:09.362000</text:p>
          </table:table-cell>
          <table:table-cell office:value-type="string" calcext:value-type="string">
            <text:p>2021-11-18 18:31:30.302000</text:p>
          </table:table-cell>
          <table:table-cell office:value-type="float" office:value="1520.94" calcext:value-type="float">
            <text:p>1520.94</text:p>
          </table:table-cell>
          <table:table-cell office:value-type="float" office:value="32" calcext:value-type="float">
            <text:p>32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05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66013527e01300ddb04</text:p>
          </table:table-cell>
          <table:table-cell office:value-type="string" calcext:value-type="string">
            <text:p>6151e367f510c841179bf2d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7:29.722000</text:p>
          </table:table-cell>
          <table:table-cell office:value-type="string" calcext:value-type="string">
            <text:p>2021-11-18 18:13:52.110000</text:p>
          </table:table-cell>
          <table:table-cell office:value-type="float" office:value="382.388" calcext:value-type="float">
            <text:p>382.388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953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6beb8d42086383d3ab8</text:p>
          </table:table-cell>
          <table:table-cell office:value-type="string" calcext:value-type="string">
            <text:p>5f28f9afa418052591d8b49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9:05.517000</text:p>
          </table:table-cell>
          <table:table-cell office:value-type="string" calcext:value-type="string">
            <text:p>2021-11-18 18:15:08.849000</text:p>
          </table:table-cell>
          <table:table-cell office:value-type="float" office:value="363.332" calcext:value-type="float">
            <text:p>363.332</text:p>
          </table:table-cell>
          <table:table-cell office:value-type="float" office:value="35" calcext:value-type="float">
            <text:p>3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849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73edaf67df120489514</text:p>
          </table:table-cell>
          <table:table-cell office:value-type="string" calcext:value-type="string">
            <text:p>6103adf779d6468e5094143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11:10.984000</text:p>
          </table:table-cell>
          <table:table-cell office:value-type="string" calcext:value-type="string">
            <text:p>2021-11-18 18:19:20.103000</text:p>
          </table:table-cell>
          <table:table-cell office:value-type="float" office:value="489.119" calcext:value-type="float">
            <text:p>489.119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73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75cb384e6e9bf52f314</text:p>
          </table:table-cell>
          <table:table-cell office:value-type="string" calcext:value-type="string">
            <text:p>615080dde912be18c24ce8b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11:42.393000</text:p>
          </table:table-cell>
          <table:table-cell office:value-type="string" calcext:value-type="string">
            <text:p>2021-11-18 18:18:23.063000</text:p>
          </table:table-cell>
          <table:table-cell office:value-type="float" office:value="400.67" calcext:value-type="float">
            <text:p>400.6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63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77da2bc758f1687671b</text:p>
          </table:table-cell>
          <table:table-cell office:value-type="string" calcext:value-type="string">
            <text:p>615173ed65d2ce3492419fd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16:40.510000</text:p>
          </table:table-cell>
          <table:table-cell office:value-type="string" calcext:value-type="string">
            <text:p>2021-11-18 18:23:29.777000</text:p>
          </table:table-cell>
          <table:table-cell office:value-type="float" office:value="409.267" calcext:value-type="float">
            <text:p>409.267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41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811d34ac4030a274e1f</text:p>
          </table:table-cell>
          <table:table-cell office:value-type="string" calcext:value-type="string">
            <text:p>607f51419f1a6b4ecdf7adb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15:47.337000</text:p>
          </table:table-cell>
          <table:table-cell office:value-type="string" calcext:value-type="string">
            <text:p>2021-11-18 18:23:20.361000</text:p>
          </table:table-cell>
          <table:table-cell office:value-type="float" office:value="453.024" calcext:value-type="float">
            <text:p>453.024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53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bcbb3a6939a43d2ad85</text:p>
          </table:table-cell>
          <table:table-cell office:value-type="string" calcext:value-type="string">
            <text:p>5a16eb755d06850001b00be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30:35.121000</text:p>
          </table:table-cell>
          <table:table-cell office:value-type="string" calcext:value-type="string">
            <text:p>2021-11-18 18:38:31.366000</text:p>
          </table:table-cell>
          <table:table-cell office:value-type="float" office:value="476.245" calcext:value-type="float">
            <text:p>476.245</text:p>
          </table:table-cell>
          <table:table-cell office:value-type="float" office:value="24" calcext:value-type="float">
            <text:p>2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30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f6b67c139403dff6f08</text:p>
          </table:table-cell>
          <table:table-cell office:value-type="string" calcext:value-type="string">
            <text:p>5c8812709cef4f0016a1831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55:12.119000</text:p>
          </table:table-cell>
          <table:table-cell office:value-type="string" calcext:value-type="string">
            <text:p>2021-11-18 19:07:23.741000</text:p>
          </table:table-cell>
          <table:table-cell office:value-type="float" office:value="731.622" calcext:value-type="float">
            <text:p>731.622</text:p>
          </table:table-cell>
          <table:table-cell office:value-type="float" office:value="27" calcext:value-type="float">
            <text:p>27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10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f7c4ce78bd339b5b8cc</text:p>
          </table:table-cell>
          <table:table-cell office:value-type="string" calcext:value-type="string">
            <text:p>5ec87daedce2260008f5c0d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46:20.889000</text:p>
          </table:table-cell>
          <table:table-cell office:value-type="string" calcext:value-type="string">
            <text:p>2021-11-18 18:56:50.979000</text:p>
          </table:table-cell>
          <table:table-cell office:value-type="float" office:value="630.09" calcext:value-type="float">
            <text:p>630.09</text:p>
          </table:table-cell>
          <table:table-cell office:value-type="float" office:value="21" calcext:value-type="float">
            <text:p>21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21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096b7d29fe4de916136</text:p>
          </table:table-cell>
          <table:table-cell office:value-type="string" calcext:value-type="string">
            <text:p>5f721344b70fa00eb95ab63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7:47:04.979000</text:p>
          </table:table-cell>
          <table:table-cell office:value-type="string" calcext:value-type="string">
            <text:p>2022-01-31 17:52:52.233000</text:p>
          </table:table-cell>
          <table:table-cell office:value-type="float" office:value="347.254" calcext:value-type="float">
            <text:p>347.254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2.1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1d16f2f3eabcae77c37</text:p>
          </table:table-cell>
          <table:table-cell office:value-type="string" calcext:value-type="string">
            <text:p>5e8e5216775eaa111a50f692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7:52:26.177000</text:p>
          </table:table-cell>
          <table:table-cell table:style-name="Default"/>
          <table:table-cell office:value-type="float" office:value="11923.639255" calcext:value-type="float">
            <text:p>11923.639255</text:p>
          </table:table-cell>
          <table:table-cell office:value-type="float" office:value="65" calcext:value-type="float">
            <text:p>65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2a7ee4de6111419ae23</text:p>
          </table:table-cell>
          <table:table-cell office:value-type="string" calcext:value-type="string">
            <text:p>603509078dc986791f78c9c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7:55:56.597000</text:p>
          </table:table-cell>
          <table:table-cell office:value-type="string" calcext:value-type="string">
            <text:p>2022-01-31 18:03:10.636000</text:p>
          </table:table-cell>
          <table:table-cell office:value-type="float" office:value="434.039" calcext:value-type="float">
            <text:p>434.039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25.85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4b3fd27db3a638ecc8f</text:p>
          </table:table-cell>
          <table:table-cell office:value-type="string" calcext:value-type="string">
            <text:p>61076c4663b2440f126e017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04:37.452000</text:p>
          </table:table-cell>
          <table:table-cell office:value-type="string" calcext:value-type="string">
            <text:p>2022-01-31 18:10:43.665000</text:p>
          </table:table-cell>
          <table:table-cell office:value-type="float" office:value="366.213" calcext:value-type="float">
            <text:p>366.213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2.21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4d4f477e47b7e52a278</text:p>
          </table:table-cell>
          <table:table-cell office:value-type="string" calcext:value-type="string">
            <text:p>60dd8f4163a8d25b447cc56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05:11.554000</text:p>
          </table:table-cell>
          <table:table-cell office:value-type="string" calcext:value-type="string">
            <text:p>2022-01-31 18:13:56.974000</text:p>
          </table:table-cell>
          <table:table-cell office:value-type="float" office:value="525.42" calcext:value-type="float">
            <text:p>525.4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5.95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57212b48db2d3eaca99</text:p>
          </table:table-cell>
          <table:table-cell office:value-type="string" calcext:value-type="string">
            <text:p>6154cddc853e3d49574deb25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8:17:46.625000</text:p>
          </table:table-cell>
          <table:table-cell table:style-name="Default"/>
          <table:table-cell office:value-type="float" office:value="10403.265753" calcext:value-type="float">
            <text:p>10403.265753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5f1001778923f52d1d5</text:p>
          </table:table-cell>
          <table:table-cell office:value-type="string" calcext:value-type="string">
            <text:p>5e38397719e44f024438978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10:55.449000</text:p>
          </table:table-cell>
          <table:table-cell office:value-type="string" calcext:value-type="string">
            <text:p>2022-01-31 18:17:08.741000</text:p>
          </table:table-cell>
          <table:table-cell office:value-type="float" office:value="373.292" calcext:value-type="float">
            <text:p>373.292</text:p>
          </table:table-cell>
          <table:table-cell office:value-type="float" office:value="28" calcext:value-type="float">
            <text:p>28</text:p>
          </table:table-cell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6.0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653820710810fd2089a</text:p>
          </table:table-cell>
          <table:table-cell office:value-type="string" calcext:value-type="string">
            <text:p>5aeb26d4a7033800015e912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11:34.709000</text:p>
          </table:table-cell>
          <table:table-cell office:value-type="string" calcext:value-type="string">
            <text:p>2022-01-31 18:17:10.283000</text:p>
          </table:table-cell>
          <table:table-cell office:value-type="float" office:value="335.574" calcext:value-type="float">
            <text:p>335.574</text:p>
          </table:table-cell>
          <table:table-cell office:value-type="float" office:value="24" calcext:value-type="float">
            <text:p>24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6.18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6abeb5b93ad4d89fd64</text:p>
          </table:table-cell>
          <table:table-cell office:value-type="string" calcext:value-type="string">
            <text:p>6100281549427ff8070fd27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13:01.129000</text:p>
          </table:table-cell>
          <table:table-cell office:value-type="string" calcext:value-type="string">
            <text:p>2022-01-31 18:20:56.817000</text:p>
          </table:table-cell>
          <table:table-cell office:value-type="float" office:value="475.688" calcext:value-type="float">
            <text:p>475.68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2.31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6ceb59fe84b21bac29e</text:p>
          </table:table-cell>
          <table:table-cell office:value-type="string" calcext:value-type="string">
            <text:p>61003179a3947b020c1f089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13:43.317000</text:p>
          </table:table-cell>
          <table:table-cell office:value-type="string" calcext:value-type="string">
            <text:p>2022-01-31 18:20:14.940000</text:p>
          </table:table-cell>
          <table:table-cell office:value-type="float" office:value="391.623" calcext:value-type="float">
            <text:p>391.62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1-31 21:05:32.41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7580dc0efc4117c00cd</text:p>
          </table:table-cell>
          <table:table-cell office:value-type="string" calcext:value-type="string">
            <text:p>5aa2ba3ddbdb470001ef38c7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8:15:55.684000</text:p>
          </table:table-cell>
          <table:table-cell table:style-name="Default"/>
          <table:table-cell office:value-type="float" office:value="10514.300228" calcext:value-type="float">
            <text:p>10514.300228</text:p>
          </table:table-cell>
          <table:table-cell office:value-type="float" office:value="26" calcext:value-type="float">
            <text:p>26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76a51df34fd41d9187b</text:p>
          </table:table-cell>
          <table:table-cell office:value-type="string" calcext:value-type="string">
            <text:p>60f9a6667b1fcbceec1401e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16:13.914000</text:p>
          </table:table-cell>
          <table:table-cell office:value-type="string" calcext:value-type="string">
            <text:p>2022-01-31 18:25:55.379000</text:p>
          </table:table-cell>
          <table:table-cell office:value-type="float" office:value="581.465" calcext:value-type="float">
            <text:p>581.465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26.29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76e2d072b4d626ba16e</text:p>
          </table:table-cell>
          <table:table-cell office:value-type="string" calcext:value-type="string">
            <text:p>610c53a9488c5f181bd2da8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16:30.308000</text:p>
          </table:table-cell>
          <table:table-cell office:value-type="string" calcext:value-type="string">
            <text:p>2022-01-31 18:23:34.562000</text:p>
          </table:table-cell>
          <table:table-cell office:value-type="float" office:value="424.254" calcext:value-type="float">
            <text:p>424.25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2.51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7afee53fe547c893cbb</text:p>
          </table:table-cell>
          <table:table-cell office:value-type="string" calcext:value-type="string">
            <text:p>60c3b821602861a8108d532b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8:17:22.434000</text:p>
          </table:table-cell>
          <table:table-cell table:style-name="Default"/>
          <table:table-cell office:value-type="float" office:value="10427.606861" calcext:value-type="float">
            <text:p>10427.60686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7c6875508a79c100197</text:p>
          </table:table-cell>
          <table:table-cell office:value-type="string" calcext:value-type="string">
            <text:p>5ce1885690d2dc0019f879c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17:45.797000</text:p>
          </table:table-cell>
          <table:table-cell office:value-type="string" calcext:value-type="string">
            <text:p>2022-01-31 18:26:46.832000</text:p>
          </table:table-cell>
          <table:table-cell office:value-type="float" office:value="541.035" calcext:value-type="float">
            <text:p>541.035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6.38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807dd67ccdf6879545f</text:p>
          </table:table-cell>
          <table:table-cell office:value-type="string" calcext:value-type="string">
            <text:p>61084046ad6030521d20f46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18:54.091000</text:p>
          </table:table-cell>
          <table:table-cell office:value-type="string" calcext:value-type="string">
            <text:p>2022-01-31 18:25:06.652000</text:p>
          </table:table-cell>
          <table:table-cell office:value-type="float" office:value="372.561" calcext:value-type="float">
            <text:p>372.561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2.65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817ca3068da7a1dcd50</text:p>
          </table:table-cell>
          <table:table-cell office:value-type="string" calcext:value-type="string">
            <text:p>5f64d18c0ac1c504ebc4b41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19:13.547000</text:p>
          </table:table-cell>
          <table:table-cell office:value-type="string" calcext:value-type="string">
            <text:p>2022-01-31 18:32:05.989000</text:p>
          </table:table-cell>
          <table:table-cell office:value-type="float" office:value="772.442" calcext:value-type="float">
            <text:p>772.442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2.75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8491e4d1318e4a3cd4e</text:p>
          </table:table-cell>
          <table:table-cell office:value-type="string" calcext:value-type="string">
            <text:p>60ff41240daf772db512d97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5:06.345000</text:p>
          </table:table-cell>
          <table:table-cell office:value-type="string" calcext:value-type="string">
            <text:p>2022-01-31 18:36:21.653000</text:p>
          </table:table-cell>
          <table:table-cell office:value-type="float" office:value="675.308" calcext:value-type="float">
            <text:p>675.308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32.8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8d44987f23aaab83cac</text:p>
          </table:table-cell>
          <table:table-cell office:value-type="string" calcext:value-type="string">
            <text:p>5e193a140c1393200fd7030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2:16.061000</text:p>
          </table:table-cell>
          <table:table-cell office:value-type="string" calcext:value-type="string">
            <text:p>2022-01-31 18:32:20.727000</text:p>
          </table:table-cell>
          <table:table-cell office:value-type="float" office:value="604.666" calcext:value-type="float">
            <text:p>604.666</text:p>
          </table:table-cell>
          <table:table-cell office:value-type="float" office:value="28" calcext:value-type="float">
            <text:p>28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6.48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8ffe14b64840dd5694b</text:p>
          </table:table-cell>
          <table:table-cell office:value-type="string" calcext:value-type="string">
            <text:p>60fcbba399f015b9b5ed181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3:00.654000</text:p>
          </table:table-cell>
          <table:table-cell office:value-type="string" calcext:value-type="string">
            <text:p>2022-01-31 18:28:22.086000</text:p>
          </table:table-cell>
          <table:table-cell office:value-type="float" office:value="321.432" calcext:value-type="float">
            <text:p>321.43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2.98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91116b1208c7adca2a9</text:p>
          </table:table-cell>
          <table:table-cell office:value-type="string" calcext:value-type="string">
            <text:p>5e6473fbc15dbe1f71eea95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3:51.021000</text:p>
          </table:table-cell>
          <table:table-cell office:value-type="string" calcext:value-type="string">
            <text:p>2022-01-31 18:33:55.787000</text:p>
          </table:table-cell>
          <table:table-cell office:value-type="float" office:value="604.766" calcext:value-type="float">
            <text:p>604.766</text:p>
          </table:table-cell>
          <table:table-cell office:value-type="float" office:value="40" calcext:value-type="float">
            <text:p>40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3.11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932f3cff97bd411291e</text:p>
          </table:table-cell>
          <table:table-cell office:value-type="string" calcext:value-type="string">
            <text:p>616a1530ba335890ce533ad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3:48.998000</text:p>
          </table:table-cell>
          <table:table-cell office:value-type="string" calcext:value-type="string">
            <text:p>2022-01-31 18:31:31.931000</text:p>
          </table:table-cell>
          <table:table-cell office:value-type="float" office:value="462.933" calcext:value-type="float">
            <text:p>462.933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2-01-31 21:05:33.22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975ae03ab38eda82af3</text:p>
          </table:table-cell>
          <table:table-cell office:value-type="string" calcext:value-type="string">
            <text:p>614f654772efa30ef1ca5490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8:25:08.860000</text:p>
          </table:table-cell>
          <table:table-cell table:style-name="Default"/>
          <table:table-cell office:value-type="float" office:value="9961.349514" calcext:value-type="float">
            <text:p>9961.349514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980f2a9e1dec25c96cd</text:p>
          </table:table-cell>
          <table:table-cell office:value-type="string" calcext:value-type="string">
            <text:p>613041ad32f566d195975ba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8:34.442000</text:p>
          </table:table-cell>
          <table:table-cell office:value-type="string" calcext:value-type="string">
            <text:p>2022-01-31 18:39:05.117000</text:p>
          </table:table-cell>
          <table:table-cell office:value-type="float" office:value="630.675" calcext:value-type="float">
            <text:p>630.675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6.61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9830e45c987934f6e96</text:p>
          </table:table-cell>
          <table:table-cell office:value-type="string" calcext:value-type="string">
            <text:p>614ba3346c5d4e20423d412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5:11.373000</text:p>
          </table:table-cell>
          <table:table-cell office:value-type="string" calcext:value-type="string">
            <text:p>2022-01-31 18:31:39.486000</text:p>
          </table:table-cell>
          <table:table-cell office:value-type="float" office:value="388.113" calcext:value-type="float">
            <text:p>388.113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3.32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98ef3311be0dc8a64b5</text:p>
          </table:table-cell>
          <table:table-cell office:value-type="string" calcext:value-type="string">
            <text:p>5f4671a7945ff70281441e4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5:18.429000</text:p>
          </table:table-cell>
          <table:table-cell office:value-type="string" calcext:value-type="string">
            <text:p>2022-01-31 18:28:24.870000</text:p>
          </table:table-cell>
          <table:table-cell office:value-type="float" office:value="186.441" calcext:value-type="float">
            <text:p>186.441</text:p>
          </table:table-cell>
          <table:table-cell office:value-type="float" office:value="26" calcext:value-type="float">
            <text:p>26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1-31 21:05:26.70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9ac45dfe6ebb0736472</text:p>
          </table:table-cell>
          <table:table-cell office:value-type="string" calcext:value-type="string">
            <text:p>6161d02c95e37e29fcb2e32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5:53.242000</text:p>
          </table:table-cell>
          <table:table-cell office:value-type="string" calcext:value-type="string">
            <text:p>2022-01-31 18:36:43.159000</text:p>
          </table:table-cell>
          <table:table-cell office:value-type="float" office:value="649.917" calcext:value-type="float">
            <text:p>649.917</text:p>
          </table:table-cell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6.80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9bed13faa8bd8eb143d</text:p>
          </table:table-cell>
          <table:table-cell office:value-type="string" calcext:value-type="string">
            <text:p>60f59bc3f1fa879c5fcac50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6:38.143000</text:p>
          </table:table-cell>
          <table:table-cell office:value-type="string" calcext:value-type="string">
            <text:p>2022-01-31 18:32:38.967000</text:p>
          </table:table-cell>
          <table:table-cell office:value-type="float" office:value="360.824" calcext:value-type="float">
            <text:p>360.824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6.93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9f2e0d1131969397c8b</text:p>
          </table:table-cell>
          <table:table-cell office:value-type="string" calcext:value-type="string">
            <text:p>5e4f55688a84403b6c9a4cb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7:05.308000</text:p>
          </table:table-cell>
          <table:table-cell office:value-type="string" calcext:value-type="string">
            <text:p>2022-01-31 18:36:10.077000</text:p>
          </table:table-cell>
          <table:table-cell office:value-type="float" office:value="544.769" calcext:value-type="float">
            <text:p>544.76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7.03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9f90d9a43dfb59067df</text:p>
          </table:table-cell>
          <table:table-cell office:value-type="string" calcext:value-type="string">
            <text:p>60086fad66ec4249243535c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7:10.445000</text:p>
          </table:table-cell>
          <table:table-cell office:value-type="string" calcext:value-type="string">
            <text:p>2022-01-31 18:38:23.447000</text:p>
          </table:table-cell>
          <table:table-cell office:value-type="float" office:value="673.002" calcext:value-type="float">
            <text:p>673.002</text:p>
          </table:table-cell>
          <table:table-cell office:value-type="float" office:value="63" calcext:value-type="float">
            <text:p>6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3.40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a307effc3093ff3839e</text:p>
          </table:table-cell>
          <table:table-cell office:value-type="string" calcext:value-type="string">
            <text:p>611fdc56b6ad06b50c2de059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8:28:04.123000</text:p>
          </table:table-cell>
          <table:table-cell table:style-name="Default"/>
          <table:table-cell office:value-type="float" office:value="9786.221461" calcext:value-type="float">
            <text:p>9786.22146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a5aa846b23fb5856622</text:p>
          </table:table-cell>
          <table:table-cell office:value-type="string" calcext:value-type="string">
            <text:p>607ee7232fb723e021ea8bd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0:04.745000</text:p>
          </table:table-cell>
          <table:table-cell office:value-type="string" calcext:value-type="string">
            <text:p>2022-01-31 18:38:37.642000</text:p>
          </table:table-cell>
          <table:table-cell office:value-type="float" office:value="512.897" calcext:value-type="float">
            <text:p>512.897</text:p>
          </table:table-cell>
          <table:table-cell office:value-type="float" office:value="36" calcext:value-type="float">
            <text:p>3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7.12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a6264bea4da7f7f1d61</text:p>
          </table:table-cell>
          <table:table-cell office:value-type="string" calcext:value-type="string">
            <text:p>5ee66f027fecd30400e752e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8:50.419000</text:p>
          </table:table-cell>
          <table:table-cell office:value-type="string" calcext:value-type="string">
            <text:p>2022-01-31 18:39:10.146000</text:p>
          </table:table-cell>
          <table:table-cell office:value-type="float" office:value="619.727" calcext:value-type="float">
            <text:p>619.727</text:p>
          </table:table-cell>
          <table:table-cell office:value-type="float" office:value="61" calcext:value-type="float">
            <text:p>61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27.24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a6512502c9754c1ecef</text:p>
          </table:table-cell>
          <table:table-cell office:value-type="string" calcext:value-type="string">
            <text:p>60be9a48485035f695edfdf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8:56.031000</text:p>
          </table:table-cell>
          <table:table-cell office:value-type="string" calcext:value-type="string">
            <text:p>2022-01-31 18:55:11.671000</text:p>
          </table:table-cell>
          <table:table-cell office:value-type="float" office:value="1575.64" calcext:value-type="float">
            <text:p>1575.64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3.5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a69a8684e20efc65780</text:p>
          </table:table-cell>
          <table:table-cell office:value-type="string" calcext:value-type="string">
            <text:p>5ec87a461f24ee18ff19b89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28:59.572000</text:p>
          </table:table-cell>
          <table:table-cell office:value-type="string" calcext:value-type="string">
            <text:p>2022-01-31 18:34:16.637000</text:p>
          </table:table-cell>
          <table:table-cell office:value-type="float" office:value="317.065" calcext:value-type="float">
            <text:p>317.065</text:p>
          </table:table-cell>
          <table:table-cell office:value-type="float" office:value="34" calcext:value-type="float">
            <text:p>34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7.35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ae3f7059ff8287cd670</text:p>
          </table:table-cell>
          <table:table-cell office:value-type="string" calcext:value-type="string">
            <text:p>55b211e5fdf99b10d87b65f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0:59.740000</text:p>
          </table:table-cell>
          <table:table-cell office:value-type="string" calcext:value-type="string">
            <text:p>2022-01-31 18:35:23.090000</text:p>
          </table:table-cell>
          <table:table-cell office:value-type="float" office:value="263.35" calcext:value-type="float">
            <text:p>263.35</text:p>
          </table:table-cell>
          <table:table-cell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7.46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b0f5675d339b6d275d7</text:p>
          </table:table-cell>
          <table:table-cell office:value-type="string" calcext:value-type="string">
            <text:p>5d30dfa68b1523000134878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1:43.954000</text:p>
          </table:table-cell>
          <table:table-cell office:value-type="string" calcext:value-type="string">
            <text:p>2022-01-31 18:38:01.122000</text:p>
          </table:table-cell>
          <table:table-cell office:value-type="float" office:value="377.168" calcext:value-type="float">
            <text:p>377.168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7.5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b218739617e1db71f45</text:p>
          </table:table-cell>
          <table:table-cell office:value-type="string" calcext:value-type="string">
            <text:p>60f49f10933d3130c9531d0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2:14.165000</text:p>
          </table:table-cell>
          <table:table-cell office:value-type="string" calcext:value-type="string">
            <text:p>2022-01-31 18:42:50.494000</text:p>
          </table:table-cell>
          <table:table-cell office:value-type="float" office:value="636.329" calcext:value-type="float">
            <text:p>636.329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3.61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b3eb550f6ef6b1eebb5</text:p>
          </table:table-cell>
          <table:table-cell office:value-type="string" calcext:value-type="string">
            <text:p>6158ac4da2b57fc3afe8637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2:30.021000</text:p>
          </table:table-cell>
          <table:table-cell office:value-type="string" calcext:value-type="string">
            <text:p>2022-01-31 18:40:54.491000</text:p>
          </table:table-cell>
          <table:table-cell office:value-type="float" office:value="504.47" calcext:value-type="float">
            <text:p>504.4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3.7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b4264bea4da7f7f1d70</text:p>
          </table:table-cell>
          <table:table-cell office:value-type="string" calcext:value-type="string">
            <text:p>5d0f8633c8ca0c00155a49c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3:25.812000</text:p>
          </table:table-cell>
          <table:table-cell office:value-type="string" calcext:value-type="string">
            <text:p>2022-01-31 18:39:56.376000</text:p>
          </table:table-cell>
          <table:table-cell office:value-type="float" office:value="390.564" calcext:value-type="float">
            <text:p>390.564</text:p>
          </table:table-cell>
          <table:table-cell office:value-type="float" office:value="35" calcext:value-type="float">
            <text:p>35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3.81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b5bd5f400c3709b7ac2</text:p>
          </table:table-cell>
          <table:table-cell office:value-type="string" calcext:value-type="string">
            <text:p>58398d9a3c7b7f0001fa905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3:07.292000</text:p>
          </table:table-cell>
          <table:table-cell office:value-type="string" calcext:value-type="string">
            <text:p>2022-01-31 18:41:23.326000</text:p>
          </table:table-cell>
          <table:table-cell office:value-type="float" office:value="496.034" calcext:value-type="float">
            <text:p>496.034</text:p>
          </table:table-cell>
          <table:table-cell office:value-type="float" office:value="36" calcext:value-type="float">
            <text:p>36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7.69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b8da846b23fb5856634</text:p>
          </table:table-cell>
          <table:table-cell office:value-type="string" calcext:value-type="string">
            <text:p>5dcb8e253a5e6c846e1e1759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8:33:51.266000</text:p>
          </table:table-cell>
          <table:table-cell table:style-name="Default"/>
          <table:table-cell office:value-type="float" office:value="9439.278251" calcext:value-type="float">
            <text:p>9439.278251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b8f3d62bf0b864588f4</text:p>
          </table:table-cell>
          <table:table-cell office:value-type="string" calcext:value-type="string">
            <text:p>5ffd32803ca0be20d25e7ed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3:56.800000</text:p>
          </table:table-cell>
          <table:table-cell office:value-type="string" calcext:value-type="string">
            <text:p>2022-01-31 18:42:12.632000</text:p>
          </table:table-cell>
          <table:table-cell office:value-type="float" office:value="495.832" calcext:value-type="float">
            <text:p>495.83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3.90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ba1d7fb89b2bd1b7ca7</text:p>
          </table:table-cell>
          <table:table-cell office:value-type="string" calcext:value-type="string">
            <text:p>611072022d4ba516aab619a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0:40.361000</text:p>
          </table:table-cell>
          <table:table-cell office:value-type="string" calcext:value-type="string">
            <text:p>2022-01-31 18:46:49.641000</text:p>
          </table:table-cell>
          <table:table-cell office:value-type="float" office:value="369.28" calcext:value-type="float">
            <text:p>369.28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4.00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bb46fa5dbe84d89a2ee</text:p>
          </table:table-cell>
          <table:table-cell office:value-type="string" calcext:value-type="string">
            <text:p>60fed5a953447fe577c03d4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4:30.280000</text:p>
          </table:table-cell>
          <table:table-cell office:value-type="string" calcext:value-type="string">
            <text:p>2022-01-31 18:40:05.339000</text:p>
          </table:table-cell>
          <table:table-cell office:value-type="float" office:value="335.059" calcext:value-type="float">
            <text:p>335.059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4.14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bb63fd3b5ea8140875a</text:p>
          </table:table-cell>
          <table:table-cell office:value-type="string" calcext:value-type="string">
            <text:p>6110c8fb129da6ea8847b9f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4:30.328000</text:p>
          </table:table-cell>
          <table:table-cell office:value-type="string" calcext:value-type="string">
            <text:p>2022-01-31 18:43:36.306000</text:p>
          </table:table-cell>
          <table:table-cell office:value-type="float" office:value="545.978" calcext:value-type="float">
            <text:p>545.978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4.26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ue to start a new job within the next mont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c00e6d9b3e12c137258</text:p>
          </table:table-cell>
          <table:table-cell office:value-type="string" calcext:value-type="string">
            <text:p>60da1b394693d4173a15f79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7:36.718000</text:p>
          </table:table-cell>
          <table:table-cell office:value-type="string" calcext:value-type="string">
            <text:p>2022-01-31 18:47:07.151000</text:p>
          </table:table-cell>
          <table:table-cell office:value-type="float" office:value="570.433" calcext:value-type="float">
            <text:p>570.433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4.37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c0deeb2e8878ea6faee</text:p>
          </table:table-cell>
          <table:table-cell office:value-type="string" calcext:value-type="string">
            <text:p>5ec8c5587a32d23a17b5756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6:02.382000</text:p>
          </table:table-cell>
          <table:table-cell office:value-type="string" calcext:value-type="string">
            <text:p>2022-01-31 18:49:17.171000</text:p>
          </table:table-cell>
          <table:table-cell office:value-type="float" office:value="794.789" calcext:value-type="float">
            <text:p>794.789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27.80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c8c154d130a38497d4a</text:p>
          </table:table-cell>
          <table:table-cell office:value-type="string" calcext:value-type="string">
            <text:p>61514cd1e15a7fc4f27dc8c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8:04.535000</text:p>
          </table:table-cell>
          <table:table-cell office:value-type="string" calcext:value-type="string">
            <text:p>2022-01-31 18:46:31.137000</text:p>
          </table:table-cell>
          <table:table-cell office:value-type="float" office:value="506.602" calcext:value-type="float">
            <text:p>506.602</text:p>
          </table:table-cell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27.9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c8ff1b6a5a782468aa9</text:p>
          </table:table-cell>
          <table:table-cell office:value-type="string" calcext:value-type="string">
            <text:p>5da74e9437d4210016492810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8:38:41.886000</text:p>
          </table:table-cell>
          <table:table-cell table:style-name="Default"/>
          <table:table-cell office:value-type="float" office:value="9148.80237" calcext:value-type="float">
            <text:p>9148.8023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ca1368528015cc381ec</text:p>
          </table:table-cell>
          <table:table-cell office:value-type="string" calcext:value-type="string">
            <text:p>5e729d3fb05a370b2ca0a98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38:40.751000</text:p>
          </table:table-cell>
          <table:table-cell office:value-type="string" calcext:value-type="string">
            <text:p>2022-01-31 18:46:59.571000</text:p>
          </table:table-cell>
          <table:table-cell office:value-type="float" office:value="498.82" calcext:value-type="float">
            <text:p>498.82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4.47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ca5498c836335869dfd</text:p>
          </table:table-cell>
          <table:table-cell office:value-type="string" calcext:value-type="string">
            <text:p>5d2268ce8679820017f337aa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8:38:32.067000</text:p>
          </table:table-cell>
          <table:table-cell table:style-name="Default"/>
          <table:table-cell office:value-type="float" office:value="9158.66156" calcext:value-type="float">
            <text:p>9158.661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ceba5e4495f470a4cf1</text:p>
          </table:table-cell>
          <table:table-cell office:value-type="string" calcext:value-type="string">
            <text:p>5ea0ccb1b3b90d0c18acbf0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0:08.173000</text:p>
          </table:table-cell>
          <table:table-cell office:value-type="string" calcext:value-type="string">
            <text:p>2022-01-31 18:46:27.297000</text:p>
          </table:table-cell>
          <table:table-cell office:value-type="float" office:value="379.124" calcext:value-type="float">
            <text:p>379.124</text:p>
          </table:table-cell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4.60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cec5675d339b6d27609</text:p>
          </table:table-cell>
          <table:table-cell office:value-type="string" calcext:value-type="string">
            <text:p>5db6e588867c22000dfffa54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8:49:40.648000</text:p>
          </table:table-cell>
          <table:table-cell table:style-name="Default"/>
          <table:table-cell office:value-type="float" office:value="8490.119506" calcext:value-type="float">
            <text:p>8490.119506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d19fd687413f56bc2b5</text:p>
          </table:table-cell>
          <table:table-cell office:value-type="string" calcext:value-type="string">
            <text:p>60f351890feab04f8952049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1:44.776000</text:p>
          </table:table-cell>
          <table:table-cell office:value-type="string" calcext:value-type="string">
            <text:p>2022-01-31 18:48:27.963000</text:p>
          </table:table-cell>
          <table:table-cell office:value-type="float" office:value="403.187" calcext:value-type="float">
            <text:p>403.187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4.70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d3ce2c4b9255016ba05</text:p>
          </table:table-cell>
          <table:table-cell office:value-type="string" calcext:value-type="string">
            <text:p>5b3322d96d601d0001d6224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8:10.328000</text:p>
          </table:table-cell>
          <table:table-cell office:value-type="string" calcext:value-type="string">
            <text:p>2022-01-31 18:55:36.601000</text:p>
          </table:table-cell>
          <table:table-cell office:value-type="float" office:value="446.273" calcext:value-type="float">
            <text:p>446.273</text:p>
          </table:table-cell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01-31 21:05:34.79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d4d46eb97d106d96422</text:p>
          </table:table-cell>
          <table:table-cell office:value-type="string" calcext:value-type="string">
            <text:p>5fc97909520cd94a49b6b87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1:44.213000</text:p>
          </table:table-cell>
          <table:table-cell office:value-type="string" calcext:value-type="string">
            <text:p>2022-01-31 18:47:09.889000</text:p>
          </table:table-cell>
          <table:table-cell office:value-type="float" office:value="325.676" calcext:value-type="float">
            <text:p>325.676</text:p>
          </table:table-cell>
          <table:table-cell office:value-type="float" office:value="40" calcext:value-type="float">
            <text:p>4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8.04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da0d2865bf06b40a350</text:p>
          </table:table-cell>
          <table:table-cell office:value-type="string" calcext:value-type="string">
            <text:p>6100df625eb2ae6f94dfafd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2:43.809000</text:p>
          </table:table-cell>
          <table:table-cell office:value-type="string" calcext:value-type="string">
            <text:p>2022-01-31 18:50:03.173000</text:p>
          </table:table-cell>
          <table:table-cell office:value-type="float" office:value="439.364" calcext:value-type="float">
            <text:p>439.36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4.9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dd3a5ff8e3fe06711da</text:p>
          </table:table-cell>
          <table:table-cell office:value-type="string" calcext:value-type="string">
            <text:p>60d050a6a9531d817756e43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3:47.433000</text:p>
          </table:table-cell>
          <table:table-cell office:value-type="string" calcext:value-type="string">
            <text:p>2022-01-31 18:59:29.967000</text:p>
          </table:table-cell>
          <table:table-cell office:value-type="float" office:value="942.534" calcext:value-type="float">
            <text:p>942.534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5.02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de7b3e91b5b909440fd</text:p>
          </table:table-cell>
          <table:table-cell office:value-type="string" calcext:value-type="string">
            <text:p>613e1fe8294a9b1170446af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3:54.809000</text:p>
          </table:table-cell>
          <table:table-cell office:value-type="string" calcext:value-type="string">
            <text:p>2022-01-31 18:53:02.047000</text:p>
          </table:table-cell>
          <table:table-cell office:value-type="float" office:value="547.238" calcext:value-type="float">
            <text:p>547.238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8.14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df8d9c3c2e9aa5ad0ee</text:p>
          </table:table-cell>
          <table:table-cell office:value-type="string" calcext:value-type="string">
            <text:p>6038131828fe2f19215ffa1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4:13.039000</text:p>
          </table:table-cell>
          <table:table-cell office:value-type="string" calcext:value-type="string">
            <text:p>2022-01-31 18:50:29.292000</text:p>
          </table:table-cell>
          <table:table-cell office:value-type="float" office:value="376.253" calcext:value-type="float">
            <text:p>376.253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01-31 21:05:35.14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e22d4dd9550b0c3a575</text:p>
          </table:table-cell>
          <table:table-cell office:value-type="string" calcext:value-type="string">
            <text:p>60fcc2e769de2594e11a9ef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4:52.978000</text:p>
          </table:table-cell>
          <table:table-cell office:value-type="string" calcext:value-type="string">
            <text:p>2022-01-31 18:51:43.279000</text:p>
          </table:table-cell>
          <table:table-cell office:value-type="float" office:value="410.301" calcext:value-type="float">
            <text:p>410.30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5.27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e3b39d26b51e64f2f27</text:p>
          </table:table-cell>
          <table:table-cell office:value-type="string" calcext:value-type="string">
            <text:p>5d10afdd98423700019f6fc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5:31.991000</text:p>
          </table:table-cell>
          <table:table-cell office:value-type="string" calcext:value-type="string">
            <text:p>2022-01-31 18:54:43.860000</text:p>
          </table:table-cell>
          <table:table-cell office:value-type="float" office:value="551.869" calcext:value-type="float">
            <text:p>551.869</text:p>
          </table:table-cell>
          <table:table-cell office:value-type="float" office:value="26" calcext:value-type="float">
            <text:p>2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5.37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e554573cdbcfedaab3a</text:p>
          </table:table-cell>
          <table:table-cell office:value-type="string" calcext:value-type="string">
            <text:p>5cba4c057fed33000174a2e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5:43.539000</text:p>
          </table:table-cell>
          <table:table-cell office:value-type="string" calcext:value-type="string">
            <text:p>2022-01-31 18:51:52.104000</text:p>
          </table:table-cell>
          <table:table-cell office:value-type="float" office:value="368.565" calcext:value-type="float">
            <text:p>368.565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8.24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e5edb4d799aa19f98ba</text:p>
          </table:table-cell>
          <table:table-cell office:value-type="string" calcext:value-type="string">
            <text:p>610784123ead4a29b40195b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6:06.407000</text:p>
          </table:table-cell>
          <table:table-cell office:value-type="string" calcext:value-type="string">
            <text:p>2022-01-31 18:54:08.593000</text:p>
          </table:table-cell>
          <table:table-cell office:value-type="float" office:value="482.186" calcext:value-type="float">
            <text:p>482.186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5.46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ec4a7ac71e20f4d0eb6</text:p>
          </table:table-cell>
          <table:table-cell office:value-type="string" calcext:value-type="string">
            <text:p>61317e73d02a20f7faba04e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7:37.639000</text:p>
          </table:table-cell>
          <table:table-cell office:value-type="string" calcext:value-type="string">
            <text:p>2022-01-31 18:53:21.965000</text:p>
          </table:table-cell>
          <table:table-cell office:value-type="float" office:value="344.326" calcext:value-type="float">
            <text:p>344.32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35.56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ecb813e983abecfc8eb</text:p>
          </table:table-cell>
          <table:table-cell office:value-type="string" calcext:value-type="string">
            <text:p>5e45fd328bd52c0ec7b4328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7:43.869000</text:p>
          </table:table-cell>
          <table:table-cell office:value-type="string" calcext:value-type="string">
            <text:p>2022-01-31 18:54:07.667000</text:p>
          </table:table-cell>
          <table:table-cell office:value-type="float" office:value="383.798" calcext:value-type="float">
            <text:p>383.798</text:p>
          </table:table-cell>
          <table:table-cell office:value-type="float" office:value="36" calcext:value-type="float">
            <text:p>3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5.67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ee781edc61325e5a49a</text:p>
          </table:table-cell>
          <table:table-cell office:value-type="string" calcext:value-type="string">
            <text:p>5f9851db9003f30f0baeb38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8:20.532000</text:p>
          </table:table-cell>
          <table:table-cell office:value-type="string" calcext:value-type="string">
            <text:p>2022-01-31 19:08:22.812000</text:p>
          </table:table-cell>
          <table:table-cell office:value-type="float" office:value="1202.28" calcext:value-type="float">
            <text:p>1202.28</text:p>
          </table:table-cell>
          <table:table-cell office:value-type="float" office:value="33" calcext:value-type="float">
            <text:p>3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5.77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f0a97a9ed37b46fe31a</text:p>
          </table:table-cell>
          <table:table-cell office:value-type="string" calcext:value-type="string">
            <text:p>611ca0c82718b8a369c8695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0:38.340000</text:p>
          </table:table-cell>
          <table:table-cell office:value-type="string" calcext:value-type="string">
            <text:p>2022-01-31 19:05:15.668000</text:p>
          </table:table-cell>
          <table:table-cell office:value-type="float" office:value="877.328" calcext:value-type="float">
            <text:p>877.32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8.34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f28a98b6afc211a0507</text:p>
          </table:table-cell>
          <table:table-cell office:value-type="string" calcext:value-type="string">
            <text:p>60d432ce6e413e7509dd4b7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9:12.305000</text:p>
          </table:table-cell>
          <table:table-cell office:value-type="string" calcext:value-type="string">
            <text:p>2022-01-31 19:00:23.232000</text:p>
          </table:table-cell>
          <table:table-cell office:value-type="float" office:value="670.927" calcext:value-type="float">
            <text:p>670.927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8.44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f4128aecc93c3a33195</text:p>
          </table:table-cell>
          <table:table-cell office:value-type="string" calcext:value-type="string">
            <text:p>5c8839294b0de2000135270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9:43.277000</text:p>
          </table:table-cell>
          <table:table-cell office:value-type="string" calcext:value-type="string">
            <text:p>2022-01-31 18:57:37.492000</text:p>
          </table:table-cell>
          <table:table-cell office:value-type="float" office:value="474.215" calcext:value-type="float">
            <text:p>474.215</text:p>
          </table:table-cell>
          <table:table-cell office:value-type="float" office:value="60" calcext:value-type="float">
            <text:p>6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5.88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f472ddb83ebf9a865f0</text:p>
          </table:table-cell>
          <table:table-cell office:value-type="string" calcext:value-type="string">
            <text:p>6111f202318b97c363ea470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49:56.346000</text:p>
          </table:table-cell>
          <table:table-cell office:value-type="string" calcext:value-type="string">
            <text:p>2022-01-31 18:56:52.785000</text:p>
          </table:table-cell>
          <table:table-cell office:value-type="float" office:value="416.439" calcext:value-type="float">
            <text:p>416.439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6.01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f4794d7893b577d4d20</text:p>
          </table:table-cell>
          <table:table-cell office:value-type="string" calcext:value-type="string">
            <text:p>60c3f819ba54b5ae722e0f74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9:00:00.891000</text:p>
          </table:table-cell>
          <table:table-cell table:style-name="Default"/>
          <table:table-cell office:value-type="float" office:value="7870.206454" calcext:value-type="float">
            <text:p>7870.206454</text:p>
          </table:table-cell>
          <table:table-cell office:value-type="float" office:value="27" calcext:value-type="float">
            <text:p>2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f5e0c91124ae714d89f</text:p>
          </table:table-cell>
          <table:table-cell office:value-type="string" calcext:value-type="string">
            <text:p>5e0fe5cc2fc4786f5a0205c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0:12.452000</text:p>
          </table:table-cell>
          <table:table-cell office:value-type="string" calcext:value-type="string">
            <text:p>2022-01-31 18:59:09.416000</text:p>
          </table:table-cell>
          <table:table-cell office:value-type="float" office:value="536.964" calcext:value-type="float">
            <text:p>536.964</text:p>
          </table:table-cell>
          <table:table-cell office:value-type="float" office:value="34" calcext:value-type="float">
            <text:p>3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6.12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f61a435ebe3cfa9b7cb</text:p>
          </table:table-cell>
          <table:table-cell office:value-type="string" calcext:value-type="string">
            <text:p>60be6d2cfce242921d3f317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0:13.424000</text:p>
          </table:table-cell>
          <table:table-cell office:value-type="string" calcext:value-type="string">
            <text:p>2022-01-31 18:57:22.865000</text:p>
          </table:table-cell>
          <table:table-cell office:value-type="float" office:value="429.441" calcext:value-type="float">
            <text:p>429.44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6.21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f68ce1ba6f802ed10aa</text:p>
          </table:table-cell>
          <table:table-cell office:value-type="string" calcext:value-type="string">
            <text:p>5f2dae4189c9c90b8155b87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0:16.648000</text:p>
          </table:table-cell>
          <table:table-cell office:value-type="string" calcext:value-type="string">
            <text:p>2022-01-31 18:57:09.302000</text:p>
          </table:table-cell>
          <table:table-cell office:value-type="float" office:value="412.654" calcext:value-type="float">
            <text:p>412.654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8.60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2f720c91124ae714d8a1</text:p>
          </table:table-cell>
          <table:table-cell office:value-type="string" calcext:value-type="string">
            <text:p>6118ad8ee236d50188f3cd1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1:28.667000</text:p>
          </table:table-cell>
          <table:table-cell office:value-type="string" calcext:value-type="string">
            <text:p>2022-01-31 18:59:46.973000</text:p>
          </table:table-cell>
          <table:table-cell office:value-type="float" office:value="498.306" calcext:value-type="float">
            <text:p>498.306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8.72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f849317ae80d43682d7</text:p>
          </table:table-cell>
          <table:table-cell office:value-type="string" calcext:value-type="string">
            <text:p>6124162bf6c92bd2bdc7c04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0:49.502000</text:p>
          </table:table-cell>
          <table:table-cell office:value-type="string" calcext:value-type="string">
            <text:p>2022-01-31 18:57:35.602000</text:p>
          </table:table-cell>
          <table:table-cell office:value-type="float" office:value="406.1" calcext:value-type="float">
            <text:p>406.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6.45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2f84fb0f3cf699b3fe46</text:p>
          </table:table-cell>
          <table:table-cell office:value-type="string" calcext:value-type="string">
            <text:p>5d9e9aa245283100163122c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0:44.099000</text:p>
          </table:table-cell>
          <table:table-cell office:value-type="string" calcext:value-type="string">
            <text:p>2022-01-31 19:22:06.165000</text:p>
          </table:table-cell>
          <table:table-cell office:value-type="float" office:value="1882.066" calcext:value-type="float">
            <text:p>1882.066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36.3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f85c96ae40cbd2adf6f</text:p>
          </table:table-cell>
          <table:table-cell office:value-type="string" calcext:value-type="string">
            <text:p>61253683f41abc76c81ec08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1:03.004000</text:p>
          </table:table-cell>
          <table:table-cell office:value-type="string" calcext:value-type="string">
            <text:p>2022-01-31 19:10:44.718000</text:p>
          </table:table-cell>
          <table:table-cell office:value-type="float" office:value="1181.714" calcext:value-type="float">
            <text:p>1181.714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6.57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fbc165c3ba4d75fd525</text:p>
          </table:table-cell>
          <table:table-cell office:value-type="string" calcext:value-type="string">
            <text:p>6102ad41aeb80cbf94d1ff6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1:53.441000</text:p>
          </table:table-cell>
          <table:table-cell office:value-type="string" calcext:value-type="string">
            <text:p>2022-01-31 18:59:22.341000</text:p>
          </table:table-cell>
          <table:table-cell office:value-type="float" office:value="448.9" calcext:value-type="float">
            <text:p>448.9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6.69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2fde0dd1c2fc7c6e41b9</text:p>
          </table:table-cell>
          <table:table-cell office:value-type="string" calcext:value-type="string">
            <text:p>60fecc9e1d1d3a70b2e4507a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9:02:14.437000</text:p>
          </table:table-cell>
          <table:table-cell table:style-name="Default"/>
          <table:table-cell office:value-type="float" office:value="7736.836511" calcext:value-type="float">
            <text:p>7736.83651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2ff6c64d8cf2c8370e2b</text:p>
          </table:table-cell>
          <table:table-cell office:value-type="string" calcext:value-type="string">
            <text:p>59970f5e6c165e000113f96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3:26.199000</text:p>
          </table:table-cell>
          <table:table-cell office:value-type="string" calcext:value-type="string">
            <text:p>2022-01-31 19:01:22.243000</text:p>
          </table:table-cell>
          <table:table-cell office:value-type="float" office:value="476.044" calcext:value-type="float">
            <text:p>476.04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6.81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019289a65d99f2f58f9</text:p>
          </table:table-cell>
          <table:table-cell office:value-type="string" calcext:value-type="string">
            <text:p>5ddb84c67af661ad594e95d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3:13.344000</text:p>
          </table:table-cell>
          <table:table-cell office:value-type="string" calcext:value-type="string">
            <text:p>2022-01-31 19:08:10.660000</text:p>
          </table:table-cell>
          <table:table-cell office:value-type="float" office:value="897.316" calcext:value-type="float">
            <text:p>897.316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8.82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0208efe8d3ebca515a4</text:p>
          </table:table-cell>
          <table:table-cell office:value-type="string" calcext:value-type="string">
            <text:p>61422628d1808e6669272fb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3:24.866000</text:p>
          </table:table-cell>
          <table:table-cell office:value-type="string" calcext:value-type="string">
            <text:p>2022-01-31 19:00:30.700000</text:p>
          </table:table-cell>
          <table:table-cell office:value-type="float" office:value="425.834" calcext:value-type="float">
            <text:p>425.834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36.97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08064bab2f064e7073b</text:p>
          </table:table-cell>
          <table:table-cell office:value-type="string" calcext:value-type="string">
            <text:p>5b0f33dd1e55760001b9a9c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7:07.625000</text:p>
          </table:table-cell>
          <table:table-cell office:value-type="string" calcext:value-type="string">
            <text:p>2022-01-31 19:24:02.093000</text:p>
          </table:table-cell>
          <table:table-cell office:value-type="float" office:value="1614.468" calcext:value-type="float">
            <text:p>1614.468</text:p>
          </table:table-cell>
          <table:table-cell office:value-type="float" office:value="42" calcext:value-type="float">
            <text:p>42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8.9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0837d1e339d42ae6d0d</text:p>
          </table:table-cell>
          <table:table-cell office:value-type="string" calcext:value-type="string">
            <text:p>5bfb362f8386580001ed52b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5:01.682000</text:p>
          </table:table-cell>
          <table:table-cell office:value-type="string" calcext:value-type="string">
            <text:p>2022-01-31 19:01:38.563000</text:p>
          </table:table-cell>
          <table:table-cell office:value-type="float" office:value="396.881" calcext:value-type="float">
            <text:p>396.881</text:p>
          </table:table-cell>
          <table:table-cell office:value-type="float" office:value="27" calcext:value-type="float">
            <text:p>27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9.051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30b432863b1388ba98ea</text:p>
          </table:table-cell>
          <table:table-cell office:value-type="string" calcext:value-type="string">
            <text:p>5f99a931a1794a03fbf21ff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5:51.919000</text:p>
          </table:table-cell>
          <table:table-cell office:value-type="string" calcext:value-type="string">
            <text:p>2022-01-31 19:04:55.825000</text:p>
          </table:table-cell>
          <table:table-cell office:value-type="float" office:value="543.906" calcext:value-type="float">
            <text:p>543.906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7.112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30c1065c102954caa176</text:p>
          </table:table-cell>
          <table:table-cell office:value-type="string" calcext:value-type="string">
            <text:p>5e4aea9348121404952e5e3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6:09.211000</text:p>
          </table:table-cell>
          <table:table-cell office:value-type="string" calcext:value-type="string">
            <text:p>2022-01-31 19:02:25.255000</text:p>
          </table:table-cell>
          <table:table-cell office:value-type="float" office:value="376.044" calcext:value-type="float">
            <text:p>376.044</text:p>
          </table:table-cell>
          <table:table-cell office:value-type="float" office:value="37" calcext:value-type="float">
            <text:p>3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9.16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0cca3eaaa11fd2a23f9</text:p>
          </table:table-cell>
          <table:table-cell office:value-type="string" calcext:value-type="string">
            <text:p>601acac3bcb067314e844a6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7:30.030000</text:p>
          </table:table-cell>
          <table:table-cell office:value-type="string" calcext:value-type="string">
            <text:p>2022-01-31 19:04:58.207000</text:p>
          </table:table-cell>
          <table:table-cell office:value-type="float" office:value="448.177" calcext:value-type="float">
            <text:p>448.177</text:p>
          </table:table-cell>
          <table:table-cell office:value-type="float" office:value="41" calcext:value-type="float">
            <text:p>4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7.2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0fba3eaaa11fd2a23ff</text:p>
          </table:table-cell>
          <table:table-cell office:value-type="string" calcext:value-type="string">
            <text:p>5b6ce228fdabd60001a6f49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8:46.655000</text:p>
          </table:table-cell>
          <table:table-cell office:value-type="string" calcext:value-type="string">
            <text:p>2022-01-31 19:11:17.835000</text:p>
          </table:table-cell>
          <table:table-cell office:value-type="float" office:value="751.18" calcext:value-type="float">
            <text:p>751.18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7.3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312397aadaab1910638b</text:p>
          </table:table-cell>
          <table:table-cell office:value-type="string" calcext:value-type="string">
            <text:p>61075db370c52aecce78618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7:42.249000</text:p>
          </table:table-cell>
          <table:table-cell office:value-type="string" calcext:value-type="string">
            <text:p>2022-01-31 19:03:55.314000</text:p>
          </table:table-cell>
          <table:table-cell office:value-type="float" office:value="373.065" calcext:value-type="float">
            <text:p>373.065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9.27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1394b6719ef44f74609</text:p>
          </table:table-cell>
          <table:table-cell office:value-type="string" calcext:value-type="string">
            <text:p>610000fc6f017170c836f6b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8:01.018000</text:p>
          </table:table-cell>
          <table:table-cell office:value-type="string" calcext:value-type="string">
            <text:p>2022-01-31 19:08:56.576000</text:p>
          </table:table-cell>
          <table:table-cell office:value-type="float" office:value="655.558" calcext:value-type="float">
            <text:p>655.558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7.43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31422f63e875cac5d8c9</text:p>
          </table:table-cell>
          <table:table-cell office:value-type="string" calcext:value-type="string">
            <text:p>61118a566bf579b7d69aa20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8:15.139000</text:p>
          </table:table-cell>
          <table:table-cell office:value-type="string" calcext:value-type="string">
            <text:p>2022-01-31 19:03:46.507000</text:p>
          </table:table-cell>
          <table:table-cell office:value-type="float" office:value="331.368" calcext:value-type="float">
            <text:p>331.36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7.53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3194320acf22df522c1d</text:p>
          </table:table-cell>
          <table:table-cell office:value-type="string" calcext:value-type="string">
            <text:p>5efebc57a352be3d0dff46a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8:59:32.568000</text:p>
          </table:table-cell>
          <table:table-cell office:value-type="string" calcext:value-type="string">
            <text:p>2022-01-31 19:07:18.179000</text:p>
          </table:table-cell>
          <table:table-cell office:value-type="float" office:value="465.611" calcext:value-type="float">
            <text:p>465.6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9.40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319537f3b02d52281104</text:p>
          </table:table-cell>
          <table:table-cell office:value-type="string" calcext:value-type="string">
            <text:p>60feda9a21964047d2a68b7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1:46.939000</text:p>
          </table:table-cell>
          <table:table-cell office:value-type="string" calcext:value-type="string">
            <text:p>2022-01-31 19:07:50.131000</text:p>
          </table:table-cell>
          <table:table-cell office:value-type="float" office:value="363.192" calcext:value-type="float">
            <text:p>363.192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7.63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1d4ef3c3744e40391f3</text:p>
          </table:table-cell>
          <table:table-cell office:value-type="string" calcext:value-type="string">
            <text:p>5a6fec42ff6f2300013ee47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1:01.082000</text:p>
          </table:table-cell>
          <table:table-cell office:value-type="string" calcext:value-type="string">
            <text:p>2022-01-31 19:10:17.278000</text:p>
          </table:table-cell>
          <table:table-cell office:value-type="float" office:value="556.196" calcext:value-type="float">
            <text:p>556.196</text:p>
          </table:table-cell>
          <table:table-cell office:value-type="float" office:value="38" calcext:value-type="float">
            <text:p>38</text:p>
          </table:table-cell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9.51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1e8f6f6e1b480d01e19</text:p>
          </table:table-cell>
          <table:table-cell office:value-type="string" calcext:value-type="string">
            <text:p>5ce575e4fc370e001a34715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1:47.355000</text:p>
          </table:table-cell>
          <table:table-cell office:value-type="string" calcext:value-type="string">
            <text:p>2022-01-31 19:20:24.147000</text:p>
          </table:table-cell>
          <table:table-cell office:value-type="float" office:value="1116.792" calcext:value-type="float">
            <text:p>1116.792</text:p>
          </table:table-cell>
          <table:table-cell office:value-type="float" office:value="29" calcext:value-type="float">
            <text:p>29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7.73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31f2a019416f8a5abc19</text:p>
          </table:table-cell>
          <table:table-cell office:value-type="string" calcext:value-type="string">
            <text:p>5e2f8227b9a45e53a411f37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1:06.541000</text:p>
          </table:table-cell>
          <table:table-cell office:value-type="string" calcext:value-type="string">
            <text:p>2022-01-31 19:09:09.927000</text:p>
          </table:table-cell>
          <table:table-cell office:value-type="float" office:value="483.386" calcext:value-type="float">
            <text:p>483.386</text:p>
          </table:table-cell>
          <table:table-cell office:value-type="float" office:value="29" calcext:value-type="float">
            <text:p>29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37.85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31f83d8b1fef2c66c655</text:p>
          </table:table-cell>
          <table:table-cell office:value-type="string" calcext:value-type="string">
            <text:p>596f003434773e0001fc0d2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1:21.397000</text:p>
          </table:table-cell>
          <table:table-cell office:value-type="string" calcext:value-type="string">
            <text:p>2022-01-31 19:08:10.953000</text:p>
          </table:table-cell>
          <table:table-cell office:value-type="float" office:value="409.556" calcext:value-type="float">
            <text:p>409.556</text:p>
          </table:table-cell>
          <table:table-cell office:value-type="float" office:value="41" calcext:value-type="float">
            <text:p>41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7.96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20aa7fb5e93a5d5a8a5</text:p>
          </table:table-cell>
          <table:table-cell office:value-type="string" calcext:value-type="string">
            <text:p>60b8049314bc2fd7944c3a1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1:30.384000</text:p>
          </table:table-cell>
          <table:table-cell office:value-type="string" calcext:value-type="string">
            <text:p>2022-01-31 19:16:18.956000</text:p>
          </table:table-cell>
          <table:table-cell office:value-type="float" office:value="888.572" calcext:value-type="float">
            <text:p>888.572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9.62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2497133ed3846e122ca</text:p>
          </table:table-cell>
          <table:table-cell office:value-type="string" calcext:value-type="string">
            <text:p>590819e205fbfc000147720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2:33.578000</text:p>
          </table:table-cell>
          <table:table-cell office:value-type="string" calcext:value-type="string">
            <text:p>2022-01-31 19:29:07.062000</text:p>
          </table:table-cell>
          <table:table-cell office:value-type="float" office:value="1593.484" calcext:value-type="float">
            <text:p>1593.484</text:p>
          </table:table-cell>
          <table:table-cell office:value-type="float" office:value="34" calcext:value-type="float">
            <text:p>34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9.72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2b31c621c8c28d576dc</text:p>
          </table:table-cell>
          <table:table-cell office:value-type="string" calcext:value-type="string">
            <text:p>5ebc55844e4f7f08eff7734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4:24.535000</text:p>
          </table:table-cell>
          <table:table-cell office:value-type="string" calcext:value-type="string">
            <text:p>2022-01-31 19:10:59.228000</text:p>
          </table:table-cell>
          <table:table-cell office:value-type="float" office:value="394.693" calcext:value-type="float">
            <text:p>394.693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9.8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32b98872934febac3605</text:p>
          </table:table-cell>
          <table:table-cell office:value-type="string" calcext:value-type="string">
            <text:p>5f6c238ed9915e19408f161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4:25.922000</text:p>
          </table:table-cell>
          <table:table-cell office:value-type="string" calcext:value-type="string">
            <text:p>2022-01-31 19:12:45.653000</text:p>
          </table:table-cell>
          <table:table-cell office:value-type="float" office:value="499.731" calcext:value-type="float">
            <text:p>499.731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8.06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32cbdad49e337bf64a04</text:p>
          </table:table-cell>
          <table:table-cell office:value-type="string" calcext:value-type="string">
            <text:p>5fe6b759e6b281515e6bc3b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4:43.596000</text:p>
          </table:table-cell>
          <table:table-cell office:value-type="string" calcext:value-type="string">
            <text:p>2022-01-31 19:11:36.483000</text:p>
          </table:table-cell>
          <table:table-cell office:value-type="float" office:value="412.887" calcext:value-type="float">
            <text:p>412.887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29.9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3308642e572b823eeb0b</text:p>
          </table:table-cell>
          <table:table-cell office:value-type="string" calcext:value-type="string">
            <text:p>5e377e7147f5527223aee30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6:01.581000</text:p>
          </table:table-cell>
          <table:table-cell office:value-type="string" calcext:value-type="string">
            <text:p>2022-01-31 19:15:40.322000</text:p>
          </table:table-cell>
          <table:table-cell office:value-type="float" office:value="578.741" calcext:value-type="float">
            <text:p>578.741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0.0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33860e8c96461bc57444</text:p>
          </table:table-cell>
          <table:table-cell office:value-type="string" calcext:value-type="string">
            <text:p>614fc5f1246c9a684153d869</text:p>
          </table:table-cell>
          <table:table-cell office:value-type="string" calcext:value-type="string">
            <text:p>TIMED-OUT</text:p>
          </table:table-cell>
          <table:table-cell office:value-type="string" calcext:value-type="string">
            <text:p>2022-01-31 19:07:53.765000</text:p>
          </table:table-cell>
          <table:table-cell table:style-name="Default"/>
          <table:table-cell office:value-type="float" office:value="7398.039535" calcext:value-type="float">
            <text:p>7398.039535</text:p>
          </table:table-cell>
          <table:table-cell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3942f73d381b845d66e</text:p>
          </table:table-cell>
          <table:table-cell office:value-type="string" calcext:value-type="string">
            <text:p>6115ca11bf5a859436615c5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8:04.894000</text:p>
          </table:table-cell>
          <table:table-cell office:value-type="string" calcext:value-type="string">
            <text:p>2022-01-31 19:18:10.463000</text:p>
          </table:table-cell>
          <table:table-cell office:value-type="float" office:value="605.569" calcext:value-type="float">
            <text:p>605.56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01-31 21:05:30.13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3c9ddd66e81f4a5a282</text:p>
          </table:table-cell>
          <table:table-cell office:value-type="string" calcext:value-type="string">
            <text:p>5e3e2fdc598f3f0a3b10810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09:00.782000</text:p>
          </table:table-cell>
          <table:table-cell office:value-type="string" calcext:value-type="string">
            <text:p>2022-01-31 19:18:29.198000</text:p>
          </table:table-cell>
          <table:table-cell office:value-type="float" office:value="568.416" calcext:value-type="float">
            <text:p>568.416</text:p>
          </table:table-cell>
          <table:table-cell office:value-type="float" office:value="26" calcext:value-type="float">
            <text:p>2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0.24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4a1e22d5b2bfbc4c859</text:p>
          </table:table-cell>
          <table:table-cell office:value-type="string" calcext:value-type="string">
            <text:p>5c3eadd8ef1d0d0001b2a940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2-01-31 19:17:03.627000</text:p>
          </table:table-cell>
          <table:table-cell table:style-name="Default"/>
          <table:table-cell office:value-type="float" office:value="6848.2427" calcext:value-type="float">
            <text:p>6848.2427</text:p>
          </table:table-cell>
          <table:table-cell office:value-type="float" office:value="39" calcext:value-type="float">
            <text:p>39</text:p>
          </table:table-cell>
          <table:table-cell office:value-type="float" office:value="707" calcext:value-type="float">
            <text:p>707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f834e4225ea36cea67f07b</text:p>
          </table:table-cell>
          <table:table-cell office:value-type="string" calcext:value-type="string">
            <text:p>5d113545951e3d00151654d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15:01.803000</text:p>
          </table:table-cell>
          <table:table-cell office:value-type="string" calcext:value-type="string">
            <text:p>2022-01-31 19:22:40.617000</text:p>
          </table:table-cell>
          <table:table-cell office:value-type="float" office:value="458.814" calcext:value-type="float">
            <text:p>458.81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0.39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537986bff9086bb6835</text:p>
          </table:table-cell>
          <table:table-cell office:value-type="string" calcext:value-type="string">
            <text:p>5eeaa8c89346931ba0f0b3e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15:04.967000</text:p>
          </table:table-cell>
          <table:table-cell office:value-type="string" calcext:value-type="string">
            <text:p>2022-01-31 19:19:47.493000</text:p>
          </table:table-cell>
          <table:table-cell office:value-type="float" office:value="282.526" calcext:value-type="float">
            <text:p>282.526</text:p>
          </table:table-cell>
          <table:table-cell office:value-type="float" office:value="26" calcext:value-type="float">
            <text:p>26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0.48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356adeabe023bb2864e2</text:p>
          </table:table-cell>
          <table:table-cell office:value-type="string" calcext:value-type="string">
            <text:p>60624e11f9777c313cbc9b0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16:03.378000</text:p>
          </table:table-cell>
          <table:table-cell office:value-type="string" calcext:value-type="string">
            <text:p>2022-01-31 19:23:35.121000</text:p>
          </table:table-cell>
          <table:table-cell office:value-type="float" office:value="451.743" calcext:value-type="float">
            <text:p>451.743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1-31 21:05:30.6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f8358dbf214441214167b4</text:p>
          </table:table-cell>
          <table:table-cell office:value-type="string" calcext:value-type="string">
            <text:p>5f4c936f6cc10e89ebf276b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16:29.038000</text:p>
          </table:table-cell>
          <table:table-cell office:value-type="string" calcext:value-type="string">
            <text:p>2022-01-31 19:22:15.606000</text:p>
          </table:table-cell>
          <table:table-cell office:value-type="float" office:value="346.568" calcext:value-type="float">
            <text:p>346.568</text:p>
          </table:table-cell>
          <table:table-cell office:value-type="float" office:value="27" calcext:value-type="float">
            <text:p>2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0.71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59e1631b03e5675ffe6</text:p>
          </table:table-cell>
          <table:table-cell office:value-type="string" calcext:value-type="string">
            <text:p>6071f034d7a6d89f56ba68d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16:52.668000</text:p>
          </table:table-cell>
          <table:table-cell office:value-type="string" calcext:value-type="string">
            <text:p>2022-01-31 19:30:06.576000</text:p>
          </table:table-cell>
          <table:table-cell office:value-type="float" office:value="793.908" calcext:value-type="float">
            <text:p>793.908</text:p>
          </table:table-cell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0.84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6c8453946a7f1610b4a</text:p>
          </table:table-cell>
          <table:table-cell office:value-type="string" calcext:value-type="string">
            <text:p>60b3cd3cecb15462049fc84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21:46.260000</text:p>
          </table:table-cell>
          <table:table-cell office:value-type="string" calcext:value-type="string">
            <text:p>2022-01-31 19:27:24.812000</text:p>
          </table:table-cell>
          <table:table-cell office:value-type="float" office:value="338.552" calcext:value-type="float">
            <text:p>338.552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0.96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36ceaac5ad6968f79c0e</text:p>
          </table:table-cell>
          <table:table-cell office:value-type="string" calcext:value-type="string">
            <text:p>5b83093a3c137500019982b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21:53.295000</text:p>
          </table:table-cell>
          <table:table-cell office:value-type="string" calcext:value-type="string">
            <text:p>2022-01-31 19:31:00.066000</text:p>
          </table:table-cell>
          <table:table-cell office:value-type="float" office:value="546.771" calcext:value-type="float">
            <text:p>546.771</text:p>
          </table:table-cell>
          <table:table-cell office:value-type="float" office:value="33" calcext:value-type="float">
            <text:p>33</text:p>
          </table:table-cell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2-01-31 21:05:31.17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713db1d2cb384222805</text:p>
          </table:table-cell>
          <table:table-cell office:value-type="string" calcext:value-type="string">
            <text:p>61760b30f2c7886886924db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32:00.723000</text:p>
          </table:table-cell>
          <table:table-cell office:value-type="string" calcext:value-type="string">
            <text:p>2022-01-31 19:42:34.749000</text:p>
          </table:table-cell>
          <table:table-cell office:value-type="float" office:value="634.026" calcext:value-type="float">
            <text:p>634.026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1.26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73c528fefa982097c25</text:p>
          </table:table-cell>
          <table:table-cell office:value-type="string" calcext:value-type="string">
            <text:p>5ec5da253792714cfc4063f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25:05.541000</text:p>
          </table:table-cell>
          <table:table-cell office:value-type="string" calcext:value-type="string">
            <text:p>2022-01-31 19:32:33.776000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27" calcext:value-type="float">
            <text:p>27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1.36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7cd227dd81c43c4de88</text:p>
          </table:table-cell>
          <table:table-cell office:value-type="string" calcext:value-type="string">
            <text:p>6026f37930f9e010666a2b4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26:11.298000</text:p>
          </table:table-cell>
          <table:table-cell office:value-type="string" calcext:value-type="string">
            <text:p>2022-01-31 19:35:28.889000</text:p>
          </table:table-cell>
          <table:table-cell office:value-type="float" office:value="557.591" calcext:value-type="float">
            <text:p>557.591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1.48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7ef1b82b87183987c12</text:p>
          </table:table-cell>
          <table:table-cell office:value-type="string" calcext:value-type="string">
            <text:p>614f878d40c2fb6bb443f21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26:39.611000</text:p>
          </table:table-cell>
          <table:table-cell office:value-type="string" calcext:value-type="string">
            <text:p>2022-01-31 19:34:11.545000</text:p>
          </table:table-cell>
          <table:table-cell office:value-type="float" office:value="451.934" calcext:value-type="float">
            <text:p>451.934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1.60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f838226b3cd697cf861af3</text:p>
          </table:table-cell>
          <table:table-cell office:value-type="string" calcext:value-type="string">
            <text:p>605c8fd5ae4e6fc1d6b75a3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27:53.653000</text:p>
          </table:table-cell>
          <table:table-cell office:value-type="string" calcext:value-type="string">
            <text:p>2022-01-31 19:33:54.981000</text:p>
          </table:table-cell>
          <table:table-cell office:value-type="float" office:value="361.328" calcext:value-type="float">
            <text:p>361.328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1.7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385251acf1fc9874b824</text:p>
          </table:table-cell>
          <table:table-cell office:value-type="string" calcext:value-type="string">
            <text:p>5e54309f0a98c705f68ae8a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19:28:20.344000</text:p>
          </table:table-cell>
          <table:table-cell office:value-type="string" calcext:value-type="string">
            <text:p>2022-01-31 19:33:51.136000</text:p>
          </table:table-cell>
          <table:table-cell office:value-type="float" office:value="330.792" calcext:value-type="float">
            <text:p>330.792</text:p>
          </table:table-cell>
          <table:table-cell office:value-type="float" office:value="42" calcext:value-type="float">
            <text:p>42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1.85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f843bb7e9b4abf75cc661d</text:p>
          </table:table-cell>
          <table:table-cell office:value-type="string" calcext:value-type="string">
            <text:p>60d38efea6d8b697daf75ce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2-01-31 20:17:03.542000</text:p>
          </table:table-cell>
          <table:table-cell office:value-type="string" calcext:value-type="string">
            <text:p>2022-01-31 20:24:11.446000</text:p>
          </table:table-cell>
          <table:table-cell office:value-type="float" office:value="427.904" calcext:value-type="float">
            <text:p>427.904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2-01-31 21:05:32.0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622dda9a922214fac73</text:p>
          </table:table-cell>
          <table:table-cell office:value-type="string" calcext:value-type="string">
            <text:p>6100887c49a0c28696f7f3b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6:58:12.956000</text:p>
          </table:table-cell>
          <table:table-cell office:value-type="string" calcext:value-type="string">
            <text:p>2021-11-18 17:03:26.504000</text:p>
          </table:table-cell>
          <table:table-cell office:value-type="float" office:value="313.548" calcext:value-type="float">
            <text:p>313.54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17.86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683128f6e183f53b274</text:p>
          </table:table-cell>
          <table:table-cell office:value-type="string" calcext:value-type="string">
            <text:p>6110b3ad12e59159c2b1052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6:59:57.430000</text:p>
          </table:table-cell>
          <table:table-cell office:value-type="string" calcext:value-type="string">
            <text:p>2021-11-18 17:07:23.695000</text:p>
          </table:table-cell>
          <table:table-cell office:value-type="float" office:value="446.265" calcext:value-type="float">
            <text:p>446.26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75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7bd18f2113ab0b6a2fe</text:p>
          </table:table-cell>
          <table:table-cell office:value-type="string" calcext:value-type="string">
            <text:p>5f349bb8c0c95c21dda77b3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5:04.342000</text:p>
          </table:table-cell>
          <table:table-cell office:value-type="string" calcext:value-type="string">
            <text:p>2021-11-18 17:12:08.038000</text:p>
          </table:table-cell>
          <table:table-cell office:value-type="float" office:value="423.696" calcext:value-type="float">
            <text:p>423.696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6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7cbbe165f1f710ac4d5</text:p>
          </table:table-cell>
          <table:table-cell office:value-type="string" calcext:value-type="string">
            <text:p>61114a37f43efd65b25a4a1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5:27.191000</text:p>
          </table:table-cell>
          <table:table-cell office:value-type="string" calcext:value-type="string">
            <text:p>2021-11-18 17:12:22.443000</text:p>
          </table:table-cell>
          <table:table-cell office:value-type="float" office:value="415.252" calcext:value-type="float">
            <text:p>415.252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18 21:17:17.49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7ecbe165f1f710ac4d6</text:p>
          </table:table-cell>
          <table:table-cell office:value-type="string" calcext:value-type="string">
            <text:p>60f271236a549801510a2ef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5:48.082000</text:p>
          </table:table-cell>
          <table:table-cell office:value-type="string" calcext:value-type="string">
            <text:p>2021-11-18 17:16:02.637000</text:p>
          </table:table-cell>
          <table:table-cell office:value-type="float" office:value="614.555" calcext:value-type="float">
            <text:p>614.55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37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8121cc2b00fa19f2552</text:p>
          </table:table-cell>
          <table:table-cell office:value-type="string" calcext:value-type="string">
            <text:p>60f0dcfea2e25ca95ac11eb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6:50.017000</text:p>
          </table:table-cell>
          <table:table-cell office:value-type="string" calcext:value-type="string">
            <text:p>2021-11-18 17:18:29.677000</text:p>
          </table:table-cell>
          <table:table-cell office:value-type="float" office:value="699.66" calcext:value-type="float">
            <text:p>699.66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2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89be48acab6a563b0a7</text:p>
          </table:table-cell>
          <table:table-cell office:value-type="string" calcext:value-type="string">
            <text:p>607c804b0c440b379109138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08:46.039000</text:p>
          </table:table-cell>
          <table:table-cell office:value-type="string" calcext:value-type="string">
            <text:p>2021-11-18 17:20:08.856000</text:p>
          </table:table-cell>
          <table:table-cell office:value-type="float" office:value="682.817" calcext:value-type="float">
            <text:p>682.81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15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8e970215c66d9b08387</text:p>
          </table:table-cell>
          <table:table-cell office:value-type="string" calcext:value-type="string">
            <text:p>5c76e0f70e1c350001ad3ccb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1:00.067000</text:p>
          </table:table-cell>
          <table:table-cell table:style-name="Default"/>
          <table:table-cell office:value-type="float" office:value="6407444.45108" calcext:value-type="float">
            <text:p>6407444.45108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97f684b5f88b449036d</text:p>
          </table:table-cell>
          <table:table-cell office:value-type="string" calcext:value-type="string">
            <text:p>5f2980751b41fa08adec081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2:31.602000</text:p>
          </table:table-cell>
          <table:table-cell office:value-type="string" calcext:value-type="string">
            <text:p>2021-11-18 17:21:09.731000</text:p>
          </table:table-cell>
          <table:table-cell office:value-type="float" office:value="518.129" calcext:value-type="float">
            <text:p>518.129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7.042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997d4b15ea4bc0d04e2</text:p>
          </table:table-cell>
          <table:table-cell office:value-type="string" calcext:value-type="string">
            <text:p>5f220eff94d0f8691c94973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2:57.724000</text:p>
          </table:table-cell>
          <table:table-cell office:value-type="string" calcext:value-type="string">
            <text:p>2021-11-18 17:22:52.502000</text:p>
          </table:table-cell>
          <table:table-cell office:value-type="float" office:value="594.778" calcext:value-type="float">
            <text:p>594.778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9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99ebdb24333503723d1</text:p>
          </table:table-cell>
          <table:table-cell office:value-type="string" calcext:value-type="string">
            <text:p>60f06d50c88de9c0a83b979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3:05.312000</text:p>
          </table:table-cell>
          <table:table-cell office:value-type="string" calcext:value-type="string">
            <text:p>2021-11-18 17:19:38.005000</text:p>
          </table:table-cell>
          <table:table-cell office:value-type="float" office:value="392.693" calcext:value-type="float">
            <text:p>392.693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7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9a2f9f3ee5cf5d846ac</text:p>
          </table:table-cell>
          <table:table-cell office:value-type="string" calcext:value-type="string">
            <text:p>5c0244a7d183df000141f79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3:17.970000</text:p>
          </table:table-cell>
          <table:table-cell office:value-type="string" calcext:value-type="string">
            <text:p>2021-11-18 17:22:06.662000</text:p>
          </table:table-cell>
          <table:table-cell office:value-type="float" office:value="528.692" calcext:value-type="float">
            <text:p>528.692</text:p>
          </table:table-cell>
          <table:table-cell office:value-type="float" office:value="39" calcext:value-type="float">
            <text:p>39</text:p>
          </table:table-cell>
          <table:table-cell office:value-type="float" office:value="668" calcext:value-type="float">
            <text:p>668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16.54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9a58058a5d4b47a67d3</text:p>
          </table:table-cell>
          <table:table-cell office:value-type="string" calcext:value-type="string">
            <text:p>5f1319b3975be90008ab56a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3:15.995000</text:p>
          </table:table-cell>
          <table:table-cell office:value-type="string" calcext:value-type="string">
            <text:p>2021-11-18 17:19:16.856000</text:p>
          </table:table-cell>
          <table:table-cell office:value-type="float" office:value="360.861" calcext:value-type="float">
            <text:p>360.861</text:p>
          </table:table-cell>
          <table:table-cell office:value-type="float" office:value="41" calcext:value-type="float">
            <text:p>41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66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9df5d5d87623ba7b96b</text:p>
          </table:table-cell>
          <table:table-cell office:value-type="string" calcext:value-type="string">
            <text:p>5bdfe96918f1b9000174975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4:12.163000</text:p>
          </table:table-cell>
          <table:table-cell office:value-type="string" calcext:value-type="string">
            <text:p>2021-11-18 17:21:21.191000</text:p>
          </table:table-cell>
          <table:table-cell office:value-type="float" office:value="429.028" calcext:value-type="float">
            <text:p>429.028</text:p>
          </table:table-cell>
          <table:table-cell office:value-type="float" office:value="59" calcext:value-type="float">
            <text:p>59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42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9e7ace1c8c593da6d57</text:p>
          </table:table-cell>
          <table:table-cell office:value-type="string" calcext:value-type="string">
            <text:p>60ed87a02314cd5d1721c16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4:50.691000</text:p>
          </table:table-cell>
          <table:table-cell office:value-type="string" calcext:value-type="string">
            <text:p>2021-11-18 17:30:13.640000</text:p>
          </table:table-cell>
          <table:table-cell office:value-type="float" office:value="922.949" calcext:value-type="float">
            <text:p>922.949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3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a0896c6f342c38e0ff4</text:p>
          </table:table-cell>
          <table:table-cell office:value-type="string" calcext:value-type="string">
            <text:p>61004552a81d42597bcd305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4:51.525000</text:p>
          </table:table-cell>
          <table:table-cell office:value-type="string" calcext:value-type="string">
            <text:p>2021-11-18 17:21:48.003000</text:p>
          </table:table-cell>
          <table:table-cell office:value-type="float" office:value="416.478" calcext:value-type="float">
            <text:p>416.47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1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a458cb302cef8bf509a</text:p>
          </table:table-cell>
          <table:table-cell office:value-type="string" calcext:value-type="string">
            <text:p>5e94998815768a2ededf94e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5:54.638000</text:p>
          </table:table-cell>
          <table:table-cell office:value-type="string" calcext:value-type="string">
            <text:p>2021-11-18 17:23:24.422000</text:p>
          </table:table-cell>
          <table:table-cell office:value-type="float" office:value="449.784" calcext:value-type="float">
            <text:p>449.784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6.040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6eb4611dc98c75c4b4</text:p>
          </table:table-cell>
          <table:table-cell office:value-type="string" calcext:value-type="string">
            <text:p>5d74fcd6515c8b0001ed0c3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55.008000</text:p>
          </table:table-cell>
          <table:table-cell office:value-type="string" calcext:value-type="string">
            <text:p>2021-11-18 17:24:11.208000</text:p>
          </table:table-cell>
          <table:table-cell office:value-type="float" office:value="376.2" calcext:value-type="float">
            <text:p>376.2</text:p>
          </table:table-cell>
          <table:table-cell office:value-type="float" office:value="36" calcext:value-type="float">
            <text:p>36</text:p>
          </table:table-cell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15.23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71a19ac02e852fd7e1</text:p>
          </table:table-cell>
          <table:table-cell office:value-type="string" calcext:value-type="string">
            <text:p>5d8ae8dd3749f50015c80ad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6:34.713000</text:p>
          </table:table-cell>
          <table:table-cell office:value-type="string" calcext:value-type="string">
            <text:p>2021-11-18 17:22:43.856000</text:p>
          </table:table-cell>
          <table:table-cell office:value-type="float" office:value="369.143" calcext:value-type="float">
            <text:p>369.143</text:p>
          </table:table-cell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93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7882beebedcf33b13e</text:p>
          </table:table-cell>
          <table:table-cell office:value-type="string" calcext:value-type="string">
            <text:p>60f249dfcae1f2dfede9414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9:05.643000</text:p>
          </table:table-cell>
          <table:table-cell office:value-type="string" calcext:value-type="string">
            <text:p>2021-11-18 17:29:20.035000</text:p>
          </table:table-cell>
          <table:table-cell office:value-type="float" office:value="614.392" calcext:value-type="float">
            <text:p>614.392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899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7c41b8d9f7a95c696e</text:p>
          </table:table-cell>
          <table:table-cell office:value-type="string" calcext:value-type="string">
            <text:p>605e67c31ccff7c1f50ddc0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6:56.814000</text:p>
          </table:table-cell>
          <table:table-cell office:value-type="string" calcext:value-type="string">
            <text:p>2021-11-18 17:22:52.388000</text:p>
          </table:table-cell>
          <table:table-cell office:value-type="float" office:value="355.574" calcext:value-type="float">
            <text:p>355.574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819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90b1ffa1539c3b753e</text:p>
          </table:table-cell>
          <table:table-cell office:value-type="string" calcext:value-type="string">
            <text:p>5eac911e8fdf2d3021221f6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20.254000</text:p>
          </table:table-cell>
          <table:table-cell office:value-type="string" calcext:value-type="string">
            <text:p>2021-11-18 17:26:40.580000</text:p>
          </table:table-cell>
          <table:table-cell office:value-type="float" office:value="560.326" calcext:value-type="float">
            <text:p>560.326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59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928c1300e7421f3dac</text:p>
          </table:table-cell>
          <table:table-cell office:value-type="string" calcext:value-type="string">
            <text:p>6029d28bc597e04077e8d2a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06.184000</text:p>
          </table:table-cell>
          <table:table-cell office:value-type="string" calcext:value-type="string">
            <text:p>2021-11-18 17:22:54.490000</text:p>
          </table:table-cell>
          <table:table-cell office:value-type="float" office:value="348.306" calcext:value-type="float">
            <text:p>348.306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71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a22b0d6946570c247c</text:p>
          </table:table-cell>
          <table:table-cell office:value-type="string" calcext:value-type="string">
            <text:p>5eb15e47f5bc2d03f86aa05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25.895000</text:p>
          </table:table-cell>
          <table:table-cell office:value-type="string" calcext:value-type="string">
            <text:p>2021-11-18 17:23:31.642000</text:p>
          </table:table-cell>
          <table:table-cell office:value-type="float" office:value="365.747" calcext:value-type="float">
            <text:p>365.747</text:p>
          </table:table-cell>
          <table:table-cell office:value-type="float" office:value="45" calcext:value-type="float">
            <text:p>4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48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bc24aad53139f26c86</text:p>
          </table:table-cell>
          <table:table-cell office:value-type="string" calcext:value-type="string">
            <text:p>5d4c899338e4c5001771e16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7:53.533000</text:p>
          </table:table-cell>
          <table:table-cell office:value-type="string" calcext:value-type="string">
            <text:p>2021-11-18 17:24:58.554000</text:p>
          </table:table-cell>
          <table:table-cell office:value-type="float" office:value="425.021" calcext:value-type="float">
            <text:p>425.021</text:p>
          </table:table-cell>
          <table:table-cell office:value-type="float" office:value="52" calcext:value-type="float">
            <text:p>52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34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ae334ab9872b081108e</text:p>
          </table:table-cell>
          <table:table-cell office:value-type="string" calcext:value-type="string">
            <text:p>608650526b3b575d51285e5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2:13.891000</text:p>
          </table:table-cell>
          <table:table-cell office:value-type="string" calcext:value-type="string">
            <text:p>2021-11-18 17:28:31.590000</text:p>
          </table:table-cell>
          <table:table-cell office:value-type="float" office:value="377.699" calcext:value-type="float">
            <text:p>377.69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26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e8c4eb43ffad13f2b1</text:p>
          </table:table-cell>
          <table:table-cell office:value-type="string" calcext:value-type="string">
            <text:p>5a6a206f3fb6420001c2d9e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8:51.698000</text:p>
          </table:table-cell>
          <table:table-cell office:value-type="string" calcext:value-type="string">
            <text:p>2021-11-18 17:25:27.499000</text:p>
          </table:table-cell>
          <table:table-cell office:value-type="float" office:value="395.801" calcext:value-type="float">
            <text:p>395.801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13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edc5c447724da34571</text:p>
          </table:table-cell>
          <table:table-cell office:value-type="string" calcext:value-type="string">
            <text:p>60bd9240d914e19584b7eb6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9:13.224000</text:p>
          </table:table-cell>
          <table:table-cell office:value-type="string" calcext:value-type="string">
            <text:p>2021-11-18 17:30:29.907000</text:p>
          </table:table-cell>
          <table:table-cell office:value-type="float" office:value="676.683" calcext:value-type="float">
            <text:p>676.683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78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af4ffc17fa7c64571b3</text:p>
          </table:table-cell>
          <table:table-cell office:value-type="string" calcext:value-type="string">
            <text:p>5d27b8fee5af0b00157f41a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53.610000</text:p>
          </table:table-cell>
          <table:table-cell office:value-type="string" calcext:value-type="string">
            <text:p>2021-11-18 17:41:50.015000</text:p>
          </table:table-cell>
          <table:table-cell office:value-type="float" office:value="1196.405" calcext:value-type="float">
            <text:p>1196.405</text:p>
          </table:table-cell>
          <table:table-cell office:value-type="float" office:value="25" calcext:value-type="float">
            <text:p>25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38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afe96c6f342c38e100d</text:p>
          </table:table-cell>
          <table:table-cell office:value-type="string" calcext:value-type="string">
            <text:p>5c732f631388ff0001100e6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8:54.782000</text:p>
          </table:table-cell>
          <table:table-cell office:value-type="string" calcext:value-type="string">
            <text:p>2021-11-18 17:40:54.277000</text:p>
          </table:table-cell>
          <table:table-cell office:value-type="float" office:value="1319.495" calcext:value-type="float">
            <text:p>1319.495</text:p>
          </table:table-cell>
          <table:table-cell office:value-type="float" office:value="41" calcext:value-type="float">
            <text:p>41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5.02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2f40b603182a66f979</text:p>
          </table:table-cell>
          <table:table-cell office:value-type="string" calcext:value-type="string">
            <text:p>5aad226f811b2000016f6be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19:46.805000</text:p>
          </table:table-cell>
          <table:table-cell office:value-type="string" calcext:value-type="string">
            <text:p>2021-11-18 17:25:40.436000</text:p>
          </table:table-cell>
          <table:table-cell office:value-type="float" office:value="353.631" calcext:value-type="float">
            <text:p>353.631</text:p>
          </table:table-cell>
          <table:table-cell office:value-type="float" office:value="42" calcext:value-type="float">
            <text:p>42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6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b51ed748a9a865d9295</text:p>
          </table:table-cell>
          <table:table-cell office:value-type="string" calcext:value-type="string">
            <text:p>60bd185bc08594fac51a790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17.546000</text:p>
          </table:table-cell>
          <table:table-cell office:value-type="string" calcext:value-type="string">
            <text:p>2021-11-18 17:23:42</text:p>
          </table:table-cell>
          <table:table-cell office:value-type="float" office:value="204.454" calcext:value-type="float">
            <text:p>204.454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14.53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5765b1109a3750eb2a</text:p>
          </table:table-cell>
          <table:table-cell office:value-type="string" calcext:value-type="string">
            <text:p>5be2dab1dc5b8d0001ce18a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23.854000</text:p>
          </table:table-cell>
          <table:table-cell office:value-type="string" calcext:value-type="string">
            <text:p>2021-11-18 17:26:16.153000</text:p>
          </table:table-cell>
          <table:table-cell office:value-type="float" office:value="352.299" calcext:value-type="float">
            <text:p>352.299</text:p>
          </table:table-cell>
          <table:table-cell office:value-type="float" office:value="43" calcext:value-type="float">
            <text:p>43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4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5caecf91b661a5838b</text:p>
          </table:table-cell>
          <table:table-cell office:value-type="string" calcext:value-type="string">
            <text:p>5671131573f58b000566433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30.390000</text:p>
          </table:table-cell>
          <table:table-cell office:value-type="string" calcext:value-type="string">
            <text:p>2021-11-18 17:37:14.021000</text:p>
          </table:table-cell>
          <table:table-cell office:value-type="float" office:value="1003.631" calcext:value-type="float">
            <text:p>1003.631</text:p>
          </table:table-cell>
          <table:table-cell office:value-type="float" office:value="32" calcext:value-type="float">
            <text:p>32</text:p>
          </table:table-cell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14.292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table:number-columns-repeated="2"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b692d7d064b60afd328</text:p>
          </table:table-cell>
          <table:table-cell office:value-type="string" calcext:value-type="string">
            <text:p>5c8ee6c36ca70b0001fe979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41.456000</text:p>
          </table:table-cell>
          <table:table-cell office:value-type="string" calcext:value-type="string">
            <text:p>2021-11-18 17:30:25.750000</text:p>
          </table:table-cell>
          <table:table-cell office:value-type="float" office:value="584.294" calcext:value-type="float">
            <text:p>584.294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4.1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6bc4eb43ffad13f2bf</text:p>
          </table:table-cell>
          <table:table-cell office:value-type="string" calcext:value-type="string">
            <text:p>6087925d2423f00d24bc859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0:43.126000</text:p>
          </table:table-cell>
          <table:table-cell office:value-type="string" calcext:value-type="string">
            <text:p>2021-11-18 17:26:58.112000</text:p>
          </table:table-cell>
          <table:table-cell office:value-type="float" office:value="374.986" calcext:value-type="float">
            <text:p>374.986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14.01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7f5c7f52b8e05fc2d6</text:p>
          </table:table-cell>
          <table:table-cell office:value-type="string" calcext:value-type="string">
            <text:p>5ef95ae31fe8266faada053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03.308000</text:p>
          </table:table-cell>
          <table:table-cell office:value-type="string" calcext:value-type="string">
            <text:p>2021-11-18 17:28:23.174000</text:p>
          </table:table-cell>
          <table:table-cell office:value-type="float" office:value="439.866" calcext:value-type="float">
            <text:p>439.866</text:p>
          </table:table-cell>
          <table:table-cell office:value-type="float" office:value="29" calcext:value-type="float">
            <text:p>2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8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80cab9d46a6a65393a</text:p>
          </table:table-cell>
          <table:table-cell office:value-type="string" calcext:value-type="string">
            <text:p>61117929a2baf73ffc0684d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04.545000</text:p>
          </table:table-cell>
          <table:table-cell office:value-type="string" calcext:value-type="string">
            <text:p>2021-11-18 17:27:53.511000</text:p>
          </table:table-cell>
          <table:table-cell office:value-type="float" office:value="408.966" calcext:value-type="float">
            <text:p>408.966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13.79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86cc8f76aa37b3a629</text:p>
          </table:table-cell>
          <table:table-cell office:value-type="string" calcext:value-type="string">
            <text:p>5c62f95f68fb190001cdbd7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11.968000</text:p>
          </table:table-cell>
          <table:table-cell office:value-type="string" calcext:value-type="string">
            <text:p>2021-11-18 17:25:48.219000</text:p>
          </table:table-cell>
          <table:table-cell office:value-type="float" office:value="276.251" calcext:value-type="float">
            <text:p>276.251</text:p>
          </table:table-cell>
          <table:table-cell office:value-type="float" office:value="21" calcext:value-type="float">
            <text:p>2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65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b8aa589b9e763890af7</text:p>
          </table:table-cell>
          <table:table-cell office:value-type="string" calcext:value-type="string">
            <text:p>56d684fffc7879000c77d87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1:14.759000</text:p>
          </table:table-cell>
          <table:table-cell office:value-type="string" calcext:value-type="string">
            <text:p>2021-11-18 17:32:34.404000</text:p>
          </table:table-cell>
          <table:table-cell office:value-type="float" office:value="679.645" calcext:value-type="float">
            <text:p>679.645</text:p>
          </table:table-cell>
          <table:table-cell office:value-type="float" office:value="34" calcext:value-type="float">
            <text:p>34</text:p>
          </table:table-cell>
          <table:table-cell office:value-type="float" office:value="883" calcext:value-type="float">
            <text:p>883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18 21:17:13.49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bd27874a772baead749</text:p>
          </table:table-cell>
          <table:table-cell office:value-type="string" calcext:value-type="string">
            <text:p>5eff87174a1b58060bb4f06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2:26.115000</text:p>
          </table:table-cell>
          <table:table-cell office:value-type="string" calcext:value-type="string">
            <text:p>2021-11-18 17:35:03.985000</text:p>
          </table:table-cell>
          <table:table-cell office:value-type="float" office:value="757.87" calcext:value-type="float">
            <text:p>757.87</text:p>
          </table:table-cell>
          <table:table-cell office:value-type="float" office:value="34" calcext:value-type="float">
            <text:p>34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13.16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bef5b3729a032b0e3fd</text:p>
          </table:table-cell>
          <table:table-cell office:value-type="string" calcext:value-type="string">
            <text:p>61115eea5f25ccaea847d15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3:00.209000</text:p>
          </table:table-cell>
          <table:table-cell office:value-type="string" calcext:value-type="string">
            <text:p>2021-11-18 17:29:51.231000</text:p>
          </table:table-cell>
          <table:table-cell office:value-type="float" office:value="411.022" calcext:value-type="float">
            <text:p>411.022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3.060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20cc8f76aa37b3a634</text:p>
          </table:table-cell>
          <table:table-cell office:value-type="string" calcext:value-type="string">
            <text:p>5e68691662358c10f5adb90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3:44.576000</text:p>
          </table:table-cell>
          <table:table-cell office:value-type="string" calcext:value-type="string">
            <text:p>2021-11-18 17:34:39.011000</text:p>
          </table:table-cell>
          <table:table-cell office:value-type="float" office:value="654.435" calcext:value-type="float">
            <text:p>654.435</text:p>
          </table:table-cell>
          <table:table-cell office:value-type="float" office:value="38" calcext:value-type="float">
            <text:p>38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12.94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315b066dde42f87d3b</text:p>
          </table:table-cell>
          <table:table-cell office:value-type="string" calcext:value-type="string">
            <text:p>611c852a4b18971c1cb9cf1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4:26.168000</text:p>
          </table:table-cell>
          <table:table-cell office:value-type="string" calcext:value-type="string">
            <text:p>2021-11-18 17:29:52.080000</text:p>
          </table:table-cell>
          <table:table-cell office:value-type="float" office:value="325.912" calcext:value-type="float">
            <text:p>325.912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71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3e1ee97c043abf9372</text:p>
          </table:table-cell>
          <table:table-cell office:value-type="string" calcext:value-type="string">
            <text:p>615e741cf18db1387b0edeb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4:21.058000</text:p>
          </table:table-cell>
          <table:table-cell office:value-type="string" calcext:value-type="string">
            <text:p>2021-11-18 17:30:27.870000</text:p>
          </table:table-cell>
          <table:table-cell office:value-type="float" office:value="366.812" calcext:value-type="float">
            <text:p>366.81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82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5c97a3642d71393f3d</text:p>
          </table:table-cell>
          <table:table-cell office:value-type="string" calcext:value-type="string">
            <text:p>61072832734b7e60ed3226d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5:14.679000</text:p>
          </table:table-cell>
          <table:table-cell office:value-type="string" calcext:value-type="string">
            <text:p>2021-11-18 17:31:48.924000</text:p>
          </table:table-cell>
          <table:table-cell office:value-type="float" office:value="394.245" calcext:value-type="float">
            <text:p>394.245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57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734327b351094ac48e</text:p>
          </table:table-cell>
          <table:table-cell office:value-type="string" calcext:value-type="string">
            <text:p>614e42a3ce067807a54060f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5:43.424000</text:p>
          </table:table-cell>
          <table:table-cell office:value-type="string" calcext:value-type="string">
            <text:p>2021-11-18 17:32:02.849000</text:p>
          </table:table-cell>
          <table:table-cell office:value-type="float" office:value="379.425" calcext:value-type="float">
            <text:p>379.42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26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73b125815e2eddf978</text:p>
          </table:table-cell>
          <table:table-cell office:value-type="string" calcext:value-type="string">
            <text:p>5e96ca27798a1e14b48ece30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5:09.166000</text:p>
          </table:table-cell>
          <table:table-cell table:style-name="Default"/>
          <table:table-cell office:value-type="float" office:value="6407196.059439" calcext:value-type="float">
            <text:p>6407196.059439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c7a0f7b67988d4e3fd6</text:p>
          </table:table-cell>
          <table:table-cell office:value-type="string" calcext:value-type="string">
            <text:p>60fdd2655a65bd7941196f1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5:17.183000</text:p>
          </table:table-cell>
          <table:table-cell office:value-type="string" calcext:value-type="string">
            <text:p>2021-11-18 17:29:41.240000</text:p>
          </table:table-cell>
          <table:table-cell office:value-type="float" office:value="264.057" calcext:value-type="float">
            <text:p>264.057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47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817dd6feb641f74b3e</text:p>
          </table:table-cell>
          <table:table-cell office:value-type="string" calcext:value-type="string">
            <text:p>5bdcceb8ee652a0001eff36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5:36.847000</text:p>
          </table:table-cell>
          <table:table-cell office:value-type="string" calcext:value-type="string">
            <text:p>2021-11-18 17:35:48.847000</text:p>
          </table:table-cell>
          <table:table-cell office:value-type="float" office:value="612" calcext:value-type="float">
            <text:p>612</text:p>
          </table:table-cell>
          <table:table-cell office:value-type="float" office:value="50" calcext:value-type="float">
            <text:p>50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36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94fc889d392392cb07</text:p>
          </table:table-cell>
          <table:table-cell office:value-type="string" calcext:value-type="string">
            <text:p>56b3edf12bac74000d89e45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27.148000</text:p>
          </table:table-cell>
          <table:table-cell office:value-type="string" calcext:value-type="string">
            <text:p>2021-11-18 17:37:35.942000</text:p>
          </table:table-cell>
          <table:table-cell office:value-type="float" office:value="368.794" calcext:value-type="float">
            <text:p>368.794</text:p>
          </table:table-cell>
          <table:table-cell office:value-type="float" office:value="30" calcext:value-type="float">
            <text:p>30</text:p>
          </table:table-cell>
          <table:table-cell office:value-type="float" office:value="1605" calcext:value-type="float">
            <text:p>1605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9.12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cb08362f501760870c</text:p>
          </table:table-cell>
          <table:table-cell office:value-type="string" calcext:value-type="string">
            <text:p>613f69da6ef492ba52e7c03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6:37.861000</text:p>
          </table:table-cell>
          <table:table-cell office:value-type="string" calcext:value-type="string">
            <text:p>2021-11-18 17:36:51.439000</text:p>
          </table:table-cell>
          <table:table-cell office:value-type="float" office:value="613.578" calcext:value-type="float">
            <text:p>613.57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2.14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cc9e54ae5db11b48e0</text:p>
          </table:table-cell>
          <table:table-cell office:value-type="string" calcext:value-type="string">
            <text:p>60b8ffe0c2725e4f89101b74</text:p>
          </table:table-cell>
          <table:table-cell office:value-type="string" calcext:value-type="string">
            <text:p>TIMED-OUT</text:p>
          </table:table-cell>
          <table:table-cell office:value-type="string" calcext:value-type="string">
            <text:p>2021-11-18 17:26:46.969000</text:p>
          </table:table-cell>
          <table:table-cell table:style-name="Default"/>
          <table:table-cell office:value-type="float" office:value="6407098.346787" calcext:value-type="float">
            <text:p>6407098.346787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/>
          <table:table-cell office:value-type="string" calcext:value-type="string">
            <text:p>Vietn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d6aa1ccdf6500ecf26</text:p>
          </table:table-cell>
          <table:table-cell office:value-type="string" calcext:value-type="string">
            <text:p>5dd2d431181abc2ecde6edb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6:55.584000</text:p>
          </table:table-cell>
          <table:table-cell office:value-type="string" calcext:value-type="string">
            <text:p>2021-11-18 17:35:00.490000</text:p>
          </table:table-cell>
          <table:table-cell office:value-type="float" office:value="484.906" calcext:value-type="float">
            <text:p>484.906</text:p>
          </table:table-cell>
          <table:table-cell office:value-type="float" office:value="65" calcext:value-type="float">
            <text:p>6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90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cda02ac77b571e93128</text:p>
          </table:table-cell>
          <table:table-cell office:value-type="string" calcext:value-type="string">
            <text:p>5eea7f7eeaccd018d721854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6:50.949000</text:p>
          </table:table-cell>
          <table:table-cell office:value-type="string" calcext:value-type="string">
            <text:p>2021-11-18 18:01:05.807000</text:p>
          </table:table-cell>
          <table:table-cell office:value-type="float" office:value="2054.858" calcext:value-type="float">
            <text:p>2054.858</text:p>
          </table:table-cell>
          <table:table-cell office:value-type="float" office:value="20" calcext:value-type="float">
            <text:p>20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12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Tagalog-Filipi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dee0a4d1482df4d1ec</text:p>
          </table:table-cell>
          <table:table-cell office:value-type="string" calcext:value-type="string">
            <text:p>613a46b07397446c0244c821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6:57.926000</text:p>
          </table:table-cell>
          <table:table-cell table:style-name="Default"/>
          <table:table-cell office:value-type="float" office:value="6407087.444912" calcext:value-type="float">
            <text:p>6407087.44491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cdf81d19981b3b9f78b</text:p>
          </table:table-cell>
          <table:table-cell office:value-type="string" calcext:value-type="string">
            <text:p>5f516d96bf6cde3b04b94b6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49.373000</text:p>
          </table:table-cell>
          <table:table-cell office:value-type="string" calcext:value-type="string">
            <text:p>2021-11-18 17:41:32.476000</text:p>
          </table:table-cell>
          <table:table-cell office:value-type="float" office:value="463.103" calcext:value-type="float">
            <text:p>463.103</text:p>
          </table:table-cell>
          <table:table-cell office:value-type="float" office:value="31" calcext:value-type="float">
            <text:p>31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7.722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ce037b4634f33e5981a</text:p>
          </table:table-cell>
          <table:table-cell office:value-type="string" calcext:value-type="string">
            <text:p>60c51008e0b1e9ebd2308b4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15.087000</text:p>
          </table:table-cell>
          <table:table-cell office:value-type="string" calcext:value-type="string">
            <text:p>2021-11-18 17:38:49.636000</text:p>
          </table:table-cell>
          <table:table-cell office:value-type="float" office:value="694.549" calcext:value-type="float">
            <text:p>694.549</text:p>
          </table:table-cell>
          <table:table-cell office:value-type="float" office:value="24" calcext:value-type="float">
            <text:p>2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5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ec20e1fa35d86b8908</text:p>
          </table:table-cell>
          <table:table-cell office:value-type="string" calcext:value-type="string">
            <text:p>5ecf1fb0eed497344398139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08.597000</text:p>
          </table:table-cell>
          <table:table-cell office:value-type="string" calcext:value-type="string">
            <text:p>2021-11-18 17:39:27.897000</text:p>
          </table:table-cell>
          <table:table-cell office:value-type="float" office:value="739.3" calcext:value-type="float">
            <text:p>739.3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80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f1f93fc84d8241d770</text:p>
          </table:table-cell>
          <table:table-cell office:value-type="string" calcext:value-type="string">
            <text:p>60e45a8df3027ddbbe481a6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13.502000</text:p>
          </table:table-cell>
          <table:table-cell office:value-type="string" calcext:value-type="string">
            <text:p>2021-11-18 17:38:58.211000</text:p>
          </table:table-cell>
          <table:table-cell office:value-type="float" office:value="704.709" calcext:value-type="float">
            <text:p>704.709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703000</text:p>
          </table:table-cell>
          <table:table-cell office:value-type="string" calcext:value-type="string">
            <text:p>NOCODE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cf9ae21f3b9d99fe2fd</text:p>
          </table:table-cell>
          <table:table-cell office:value-type="string" calcext:value-type="string">
            <text:p>5f47ecd5022f3f12c945546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21.592000</text:p>
          </table:table-cell>
          <table:table-cell office:value-type="string" calcext:value-type="string">
            <text:p>2021-11-18 17:34:26.055000</text:p>
          </table:table-cell>
          <table:table-cell office:value-type="float" office:value="424.463" calcext:value-type="float">
            <text:p>424.46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45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d07335eb66a470fd52a</text:p>
          </table:table-cell>
          <table:table-cell office:value-type="string" calcext:value-type="string">
            <text:p>5d5ab9dac4866400012bcde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39.852000</text:p>
          </table:table-cell>
          <table:table-cell office:value-type="string" calcext:value-type="string">
            <text:p>2021-11-18 17:35:09.584000</text:p>
          </table:table-cell>
          <table:table-cell office:value-type="float" office:value="449.732" calcext:value-type="float">
            <text:p>449.732</text:p>
          </table:table-cell>
          <table:table-cell office:value-type="float" office:value="64" calcext:value-type="float">
            <text:p>64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34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12b03efe3ea9cedcbd</text:p>
          </table:table-cell>
          <table:table-cell office:value-type="string" calcext:value-type="string">
            <text:p>60fce3c60214f044c87e76e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7:50.320000</text:p>
          </table:table-cell>
          <table:table-cell office:value-type="string" calcext:value-type="string">
            <text:p>2021-11-18 17:33:55.771000</text:p>
          </table:table-cell>
          <table:table-cell office:value-type="float" office:value="365.451" calcext:value-type="float">
            <text:p>365.45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11.23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d1b616f57be0f6800cc</text:p>
          </table:table-cell>
          <table:table-cell office:value-type="string" calcext:value-type="string">
            <text:p>611ffe84a8214760847fc4d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8:00.867000</text:p>
          </table:table-cell>
          <table:table-cell office:value-type="string" calcext:value-type="string">
            <text:p>2021-11-18 17:35:44.257000</text:p>
          </table:table-cell>
          <table:table-cell office:value-type="float" office:value="463.39" calcext:value-type="float">
            <text:p>463.39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1.11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1c8fbcd6d86bf80af5</text:p>
          </table:table-cell>
          <table:table-cell office:value-type="string" calcext:value-type="string">
            <text:p>5cf531a9d8b79300013b83c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8:51.337000</text:p>
          </table:table-cell>
          <table:table-cell office:value-type="string" calcext:value-type="string">
            <text:p>2021-11-18 17:40:15.513000</text:p>
          </table:table-cell>
          <table:table-cell office:value-type="float" office:value="684.176" calcext:value-type="float">
            <text:p>684.176</text:p>
          </table:table-cell>
          <table:table-cell office:value-type="float" office:value="26" calcext:value-type="float">
            <text:p>26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99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3155a0435d5a011829</text:p>
          </table:table-cell>
          <table:table-cell office:value-type="string" calcext:value-type="string">
            <text:p>5d13b698926cfc001a1234b9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8:23.372000</text:p>
          </table:table-cell>
          <table:table-cell table:style-name="Default"/>
          <table:table-cell office:value-type="float" office:value="6407002.175394" calcext:value-type="float">
            <text:p>6407002.175394</text:p>
          </table:table-cell>
          <table:table-cell office:value-type="float" office:value="54" calcext:value-type="float">
            <text:p>5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d4b95cc40ad33fed6d9</text:p>
          </table:table-cell>
          <table:table-cell office:value-type="string" calcext:value-type="string">
            <text:p>5ef3d171bdc16e19057683e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8:52.365000</text:p>
          </table:table-cell>
          <table:table-cell office:value-type="string" calcext:value-type="string">
            <text:p>2021-11-18 17:35:34.121000</text:p>
          </table:table-cell>
          <table:table-cell office:value-type="float" office:value="401.756" calcext:value-type="float">
            <text:p>401.756</text:p>
          </table:table-cell>
          <table:table-cell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86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58c8f60da9dfb8ff14</text:p>
          </table:table-cell>
          <table:table-cell office:value-type="string" calcext:value-type="string">
            <text:p>6147df525c204d54dfdb787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00.874000</text:p>
          </table:table-cell>
          <table:table-cell office:value-type="string" calcext:value-type="string">
            <text:p>2021-11-18 17:36:22.629000</text:p>
          </table:table-cell>
          <table:table-cell office:value-type="float" office:value="441.755" calcext:value-type="float">
            <text:p>441.75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10.63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5c0f7b67988d4e3ff3</text:p>
          </table:table-cell>
          <table:table-cell office:value-type="string" calcext:value-type="string">
            <text:p>5c0ae647d56d2200015a9bc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00.214000</text:p>
          </table:table-cell>
          <table:table-cell office:value-type="string" calcext:value-type="string">
            <text:p>2021-11-18 17:34:03.622000</text:p>
          </table:table-cell>
          <table:table-cell office:value-type="float" office:value="303.408" calcext:value-type="float">
            <text:p>303.408</text:p>
          </table:table-cell>
          <table:table-cell office:value-type="float" office:value="34" calcext:value-type="float">
            <text:p>34</text:p>
          </table:table-cell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10.749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6517b6e894be630105</text:p>
          </table:table-cell>
          <table:table-cell office:value-type="string" calcext:value-type="string">
            <text:p>60c9fcbb6090f57f63cdbeb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09.263000</text:p>
          </table:table-cell>
          <table:table-cell office:value-type="string" calcext:value-type="string">
            <text:p>2021-11-18 17:43:54.045000</text:p>
          </table:table-cell>
          <table:table-cell office:value-type="float" office:value="884.782" calcext:value-type="float">
            <text:p>884.782</text:p>
          </table:table-cell>
          <table:table-cell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507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6a47c478f98dbbe187</text:p>
          </table:table-cell>
          <table:table-cell office:value-type="string" calcext:value-type="string">
            <text:p>5feeb7a0ebe592cf16eb75fc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29:14.354000</text:p>
          </table:table-cell>
          <table:table-cell table:style-name="Default"/>
          <table:table-cell office:value-type="float" office:value="6406951.289241" calcext:value-type="float">
            <text:p>6406951.2892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8d6a970b9b3d752e2a21</text:p>
          </table:table-cell>
          <table:table-cell office:value-type="string" calcext:value-type="string">
            <text:p>6101aa445ae92e3f455dd01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21.515000</text:p>
          </table:table-cell>
          <table:table-cell office:value-type="string" calcext:value-type="string">
            <text:p>2021-11-18 17:35:42.960000</text:p>
          </table:table-cell>
          <table:table-cell office:value-type="float" office:value="381.445" calcext:value-type="float">
            <text:p>381.44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3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d6b3a01b6ad057c3ab6</text:p>
          </table:table-cell>
          <table:table-cell office:value-type="string" calcext:value-type="string">
            <text:p>6022bba7de05da052678141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15.629000</text:p>
          </table:table-cell>
          <table:table-cell office:value-type="string" calcext:value-type="string">
            <text:p>2021-11-18 17:39:52.580000</text:p>
          </table:table-cell>
          <table:table-cell office:value-type="float" office:value="396.951" calcext:value-type="float">
            <text:p>396.951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8.30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6d1b4cbdddebbc403b</text:p>
          </table:table-cell>
          <table:table-cell office:value-type="string" calcext:value-type="string">
            <text:p>60fd447814a800332770170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49.384000</text:p>
          </table:table-cell>
          <table:table-cell office:value-type="string" calcext:value-type="string">
            <text:p>2021-11-18 17:35:41.128000</text:p>
          </table:table-cell>
          <table:table-cell office:value-type="float" office:value="351.744" calcext:value-type="float">
            <text:p>351.744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26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d6fa724ecf4df44bbe6</text:p>
          </table:table-cell>
          <table:table-cell office:value-type="string" calcext:value-type="string">
            <text:p>6127434524838af88552a74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29:51.733000</text:p>
          </table:table-cell>
          <table:table-cell office:value-type="string" calcext:value-type="string">
            <text:p>2021-11-18 17:36:01.315000</text:p>
          </table:table-cell>
          <table:table-cell office:value-type="float" office:value="369.582" calcext:value-type="float">
            <text:p>369.582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12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7910e11101ffa6e658</text:p>
          </table:table-cell>
          <table:table-cell office:value-type="string" calcext:value-type="string">
            <text:p>5b4d240a3e1d0c0001fc153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07.714000</text:p>
          </table:table-cell>
          <table:table-cell office:value-type="string" calcext:value-type="string">
            <text:p>2021-11-18 17:47:39.473000</text:p>
          </table:table-cell>
          <table:table-cell office:value-type="float" office:value="1051.759" calcext:value-type="float">
            <text:p>1051.759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09.904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924f2a2278b74b0215</text:p>
          </table:table-cell>
          <table:table-cell office:value-type="string" calcext:value-type="string">
            <text:p>616cc99a2f1e264e7f05e9d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01.824000</text:p>
          </table:table-cell>
          <table:table-cell office:value-type="string" calcext:value-type="string">
            <text:p>2021-11-18 17:37:24.296000</text:p>
          </table:table-cell>
          <table:table-cell office:value-type="float" office:value="442.472" calcext:value-type="float">
            <text:p>442.47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10.00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958700a0ad41c95a02</text:p>
          </table:table-cell>
          <table:table-cell office:value-type="string" calcext:value-type="string">
            <text:p>5eb0453f0852800c239c6af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29.660000</text:p>
          </table:table-cell>
          <table:table-cell office:value-type="string" calcext:value-type="string">
            <text:p>2021-11-18 17:37:59.065000</text:p>
          </table:table-cell>
          <table:table-cell office:value-type="float" office:value="449.405" calcext:value-type="float">
            <text:p>449.405</text:p>
          </table:table-cell>
          <table:table-cell office:value-type="float" office:value="25" calcext:value-type="float">
            <text:p>25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69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a5478ac93cd7456247</text:p>
          </table:table-cell>
          <table:table-cell office:value-type="string" calcext:value-type="string">
            <text:p>5f727fee07055f1d02a05a9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29.430000</text:p>
          </table:table-cell>
          <table:table-cell office:value-type="string" calcext:value-type="string">
            <text:p>2021-11-18 17:40:34.118000</text:p>
          </table:table-cell>
          <table:table-cell office:value-type="float" office:value="544.688" calcext:value-type="float">
            <text:p>544.688</text:p>
          </table:table-cell>
          <table:table-cell office:value-type="float" office:value="29" calcext:value-type="float">
            <text:p>2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00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a5cadeba3ca1607baf</text:p>
          </table:table-cell>
          <table:table-cell office:value-type="string" calcext:value-type="string">
            <text:p>5e2e147d047efa000c6b833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13.589000</text:p>
          </table:table-cell>
          <table:table-cell office:value-type="string" calcext:value-type="string">
            <text:p>2021-11-18 17:37:09.624000</text:p>
          </table:table-cell>
          <table:table-cell office:value-type="float" office:value="416.035" calcext:value-type="float">
            <text:p>416.035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80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db625308d4ecbba3236</text:p>
          </table:table-cell>
          <table:table-cell office:value-type="string" calcext:value-type="string">
            <text:p>6123b3e94e20b1907434d60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33.922000</text:p>
          </table:table-cell>
          <table:table-cell office:value-type="string" calcext:value-type="string">
            <text:p>2021-11-18 17:36:25.677000</text:p>
          </table:table-cell>
          <table:table-cell office:value-type="float" office:value="351.755" calcext:value-type="float">
            <text:p>351.755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59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dbd356d5d02b3232a1f</text:p>
          </table:table-cell>
          <table:table-cell office:value-type="string" calcext:value-type="string">
            <text:p>5f347ae5ca46623980751ab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0:37.730000</text:p>
          </table:table-cell>
          <table:table-cell office:value-type="string" calcext:value-type="string">
            <text:p>2021-11-18 17:48:14.613000</text:p>
          </table:table-cell>
          <table:table-cell office:value-type="float" office:value="1056.883" calcext:value-type="float">
            <text:p>1056.883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09.48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c3745f96035ecfc453</text:p>
          </table:table-cell>
          <table:table-cell office:value-type="string" calcext:value-type="string">
            <text:p>60d052419e0ac9d896bb04e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03.876000</text:p>
          </table:table-cell>
          <table:table-cell office:value-type="string" calcext:value-type="string">
            <text:p>2021-11-18 17:39:21.005000</text:p>
          </table:table-cell>
          <table:table-cell office:value-type="float" office:value="497.129" calcext:value-type="float">
            <text:p>497.129</text:p>
          </table:table-cell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9.34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dde7dd6feb641f74b5d</text:p>
          </table:table-cell>
          <table:table-cell office:value-type="string" calcext:value-type="string">
            <text:p>5f84d98b2b16bc1ab7369b6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10.455000</text:p>
          </table:table-cell>
          <table:table-cell office:value-type="string" calcext:value-type="string">
            <text:p>2021-11-18 17:39:53.258000</text:p>
          </table:table-cell>
          <table:table-cell office:value-type="float" office:value="522.803" calcext:value-type="float">
            <text:p>522.803</text:p>
          </table:table-cell>
          <table:table-cell office:value-type="float" office:value="31" calcext:value-type="float">
            <text:p>31</text:p>
          </table:table-cell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9.2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dfef0fcecc4b53fa5f8</text:p>
          </table:table-cell>
          <table:table-cell office:value-type="string" calcext:value-type="string">
            <text:p>60d86238375036347c46a29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1:42.349000</text:p>
          </table:table-cell>
          <table:table-cell office:value-type="string" calcext:value-type="string">
            <text:p>2021-11-18 17:39:39.172000</text:p>
          </table:table-cell>
          <table:table-cell office:value-type="float" office:value="476.823" calcext:value-type="float">
            <text:p>476.823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18 21:17:08.88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e0a5c42c1e3c15ef0be</text:p>
          </table:table-cell>
          <table:table-cell office:value-type="string" calcext:value-type="string">
            <text:p>5d49bedfe8ec0500013c951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0:42.349000</text:p>
          </table:table-cell>
          <table:table-cell office:value-type="string" calcext:value-type="string">
            <text:p>2021-11-18 17:51:05.675000</text:p>
          </table:table-cell>
          <table:table-cell office:value-type="float" office:value="623.326" calcext:value-type="float">
            <text:p>623.32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07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176cfaf36953e47353</text:p>
          </table:table-cell>
          <table:table-cell office:value-type="string" calcext:value-type="string">
            <text:p>60e36c953b4fa11358e5db8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2:07.974000</text:p>
          </table:table-cell>
          <table:table-cell office:value-type="string" calcext:value-type="string">
            <text:p>2021-11-18 17:40:20.514000</text:p>
          </table:table-cell>
          <table:table-cell office:value-type="float" office:value="492.54" calcext:value-type="float">
            <text:p>492.54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8.77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e1bc625e2e3d763e98c</text:p>
          </table:table-cell>
          <table:table-cell office:value-type="string" calcext:value-type="string">
            <text:p>5efa5e5318bc3f88c33c96d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2:13.375000</text:p>
          </table:table-cell>
          <table:table-cell office:value-type="string" calcext:value-type="string">
            <text:p>2021-11-18 17:41:26.727000</text:p>
          </table:table-cell>
          <table:table-cell office:value-type="float" office:value="553.352" calcext:value-type="float">
            <text:p>553.352</text:p>
          </table:table-cell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65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3e5b4a178d49766c73</text:p>
          </table:table-cell>
          <table:table-cell office:value-type="string" calcext:value-type="string">
            <text:p>6078464325220bfc05f0f02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11.622000</text:p>
          </table:table-cell>
          <table:table-cell office:value-type="string" calcext:value-type="string">
            <text:p>2021-11-18 17:39:34.905000</text:p>
          </table:table-cell>
          <table:table-cell office:value-type="float" office:value="383.283" calcext:value-type="float">
            <text:p>383.283</text:p>
          </table:table-cell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4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5321fe5d7d80332df5</text:p>
          </table:table-cell>
          <table:table-cell office:value-type="string" calcext:value-type="string">
            <text:p>60c794dacf496762eb07b2b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33.012000</text:p>
          </table:table-cell>
          <table:table-cell office:value-type="string" calcext:value-type="string">
            <text:p>2021-11-18 17:41:08.673000</text:p>
          </table:table-cell>
          <table:table-cell office:value-type="float" office:value="455.661" calcext:value-type="float">
            <text:p>455.661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05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56e6b63a2b5974cdea</text:p>
          </table:table-cell>
          <table:table-cell office:value-type="string" calcext:value-type="string">
            <text:p>603741995a47315bf6a35ee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10.045000</text:p>
          </table:table-cell>
          <table:table-cell office:value-type="string" calcext:value-type="string">
            <text:p>2021-11-18 17:40:10.160000</text:p>
          </table:table-cell>
          <table:table-cell office:value-type="float" office:value="420.115" calcext:value-type="float">
            <text:p>420.115</text:p>
          </table:table-cell>
          <table:table-cell office:value-type="float" office:value="37" calcext:value-type="float">
            <text:p>37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53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58f49f2eb1ac21712d</text:p>
          </table:table-cell>
          <table:table-cell office:value-type="string" calcext:value-type="string">
            <text:p>6100e587367a755bfaf86e0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37.369000</text:p>
          </table:table-cell>
          <table:table-cell office:value-type="string" calcext:value-type="string">
            <text:p>2021-11-18 17:40:23.780000</text:p>
          </table:table-cell>
          <table:table-cell office:value-type="float" office:value="406.411" calcext:value-type="float">
            <text:p>406.41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9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5e73a030b3d58c6051</text:p>
          </table:table-cell>
          <table:table-cell office:value-type="string" calcext:value-type="string">
            <text:p>5ebc1eacadb5e7012a9c6b9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2:14.386000</text:p>
          </table:table-cell>
          <table:table-cell office:value-type="string" calcext:value-type="string">
            <text:p>2021-11-18 18:09:24.329000</text:p>
          </table:table-cell>
          <table:table-cell office:value-type="float" office:value="1629.943" calcext:value-type="float">
            <text:p>1629.943</text:p>
          </table:table-cell>
          <table:table-cell office:value-type="float" office:value="42" calcext:value-type="float">
            <text:p>42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93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61a589b9e763890b26</text:p>
          </table:table-cell>
          <table:table-cell office:value-type="string" calcext:value-type="string">
            <text:p>614f64db8a598d8a45d300b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26.176000</text:p>
          </table:table-cell>
          <table:table-cell office:value-type="string" calcext:value-type="string">
            <text:p>2021-11-18 17:43:06.658000</text:p>
          </table:table-cell>
          <table:table-cell office:value-type="float" office:value="580.482" calcext:value-type="float">
            <text:p>580.482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8.19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72d5e85e373dad2818</text:p>
          </table:table-cell>
          <table:table-cell office:value-type="string" calcext:value-type="string">
            <text:p>5d1d49b9bfcb7c001acc9a3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3:47.603000</text:p>
          </table:table-cell>
          <table:table-cell office:value-type="string" calcext:value-type="string">
            <text:p>2021-11-18 17:42:46.309000</text:p>
          </table:table-cell>
          <table:table-cell office:value-type="float" office:value="538.706" calcext:value-type="float">
            <text:p>538.706</text:p>
          </table:table-cell>
          <table:table-cell office:value-type="float" office:value="58" calcext:value-type="float">
            <text:p>58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83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8da19a61e05dc86808</text:p>
          </table:table-cell>
          <table:table-cell office:value-type="string" calcext:value-type="string">
            <text:p>6041b1d939fe5c1c255f507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4:05.045000</text:p>
          </table:table-cell>
          <table:table-cell office:value-type="string" calcext:value-type="string">
            <text:p>2021-11-18 17:41:18.058000</text:p>
          </table:table-cell>
          <table:table-cell office:value-type="float" office:value="433.013" calcext:value-type="float">
            <text:p>433.013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62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a43edb8a50a402236e</text:p>
          </table:table-cell>
          <table:table-cell office:value-type="string" calcext:value-type="string">
            <text:p>6136c5e4335336ffe76b624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4:28.577000</text:p>
          </table:table-cell>
          <table:table-cell office:value-type="string" calcext:value-type="string">
            <text:p>2021-11-18 17:41:39.260000</text:p>
          </table:table-cell>
          <table:table-cell office:value-type="float" office:value="430.683" calcext:value-type="float">
            <text:p>430.683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5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a66263d2ad5d56ac66</text:p>
          </table:table-cell>
          <table:table-cell office:value-type="string" calcext:value-type="string">
            <text:p>5d34f1a7f7b9c100155ae5b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4:30.023000</text:p>
          </table:table-cell>
          <table:table-cell office:value-type="string" calcext:value-type="string">
            <text:p>2021-11-18 17:44:01.724000</text:p>
          </table:table-cell>
          <table:table-cell office:value-type="float" office:value="571.701" calcext:value-type="float">
            <text:p>571.701</text:p>
          </table:table-cell>
          <table:table-cell office:value-type="float" office:value="45" calcext:value-type="float">
            <text:p>45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36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bbac8b00fd11713e83</text:p>
          </table:table-cell>
          <table:table-cell office:value-type="string" calcext:value-type="string">
            <text:p>603ea4f42aefd1f9d93e6fe2</text:p>
          </table:table-cell>
          <table:table-cell office:value-type="string" calcext:value-type="string">
            <text:p>TIMED-OUT</text:p>
          </table:table-cell>
          <table:table-cell office:value-type="string" calcext:value-type="string">
            <text:p>2021-11-18 17:34:51.271000</text:p>
          </table:table-cell>
          <table:table-cell table:style-name="Default"/>
          <table:table-cell office:value-type="float" office:value="6406614.883518" calcext:value-type="float">
            <text:p>6406614.883518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2" office:value-type="string" calcext:value-type="string">
            <text:p>Canada</text:p>
          </table:table-cell>
          <table:table-cell table:number-columns-repeated="2"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bf7c203d51eeefb05d</text:p>
          </table:table-cell>
          <table:table-cell office:value-type="string" calcext:value-type="string">
            <text:p>6100532c7908d47c93f60c5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4:58.142000</text:p>
          </table:table-cell>
          <table:table-cell office:value-type="string" calcext:value-type="string">
            <text:p>2021-11-18 17:40:41.610000</text:p>
          </table:table-cell>
          <table:table-cell office:value-type="float" office:value="343.468" calcext:value-type="float">
            <text:p>343.468</text:p>
          </table:table-cell>
          <table:table-cell office:value-type="float" office:value="21" calcext:value-type="float">
            <text:p>2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25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ec35b4a178d49766c7e</text:p>
          </table:table-cell>
          <table:table-cell office:value-type="string" calcext:value-type="string">
            <text:p>61075428e2a27f4cf8c8fb8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5:34.225000</text:p>
          </table:table-cell>
          <table:table-cell office:value-type="string" calcext:value-type="string">
            <text:p>2021-11-18 17:40:45.475000</text:p>
          </table:table-cell>
          <table:table-cell office:value-type="float" office:value="311.25" calcext:value-type="float">
            <text:p>311.25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7.04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cc616f57be0f6800e6</text:p>
          </table:table-cell>
          <table:table-cell office:value-type="string" calcext:value-type="string">
            <text:p>60fe6346c108dff2e51d2db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5:11.177000</text:p>
          </table:table-cell>
          <table:table-cell office:value-type="string" calcext:value-type="string">
            <text:p>2021-11-18 17:39:59.357000</text:p>
          </table:table-cell>
          <table:table-cell office:value-type="float" office:value="288.18" calcext:value-type="float">
            <text:p>288.18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7.15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dc792b2fccd2f3a74e</text:p>
          </table:table-cell>
          <table:table-cell office:value-type="string" calcext:value-type="string">
            <text:p>61079d04753672ce3e03c95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09.017000</text:p>
          </table:table-cell>
          <table:table-cell office:value-type="string" calcext:value-type="string">
            <text:p>2021-11-18 17:46:36.371000</text:p>
          </table:table-cell>
          <table:table-cell office:value-type="float" office:value="627.354" calcext:value-type="float">
            <text:p>627.354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4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eee2e328a2159d9a64b</text:p>
          </table:table-cell>
          <table:table-cell office:value-type="string" calcext:value-type="string">
            <text:p>6025da04bd46501e3f2b390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5:47.261000</text:p>
          </table:table-cell>
          <table:table-cell office:value-type="string" calcext:value-type="string">
            <text:p>2021-11-18 17:44:34.476000</text:p>
          </table:table-cell>
          <table:table-cell office:value-type="float" office:value="527.215" calcext:value-type="float">
            <text:p>527.215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81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ef151c813bd8fd633c2</text:p>
          </table:table-cell>
          <table:table-cell office:value-type="string" calcext:value-type="string">
            <text:p>5f6e72f4f0d70a3c02af4ee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5:45.053000</text:p>
          </table:table-cell>
          <table:table-cell office:value-type="string" calcext:value-type="string">
            <text:p>2021-11-18 17:45:21.338000</text:p>
          </table:table-cell>
          <table:table-cell office:value-type="float" office:value="576.285" calcext:value-type="float">
            <text:p>576.285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93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021147688475acf74e</text:p>
          </table:table-cell>
          <table:table-cell office:value-type="string" calcext:value-type="string">
            <text:p>60ff33f645fba5a4806c317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05.519000</text:p>
          </table:table-cell>
          <table:table-cell office:value-type="string" calcext:value-type="string">
            <text:p>2021-11-18 17:41:56.682000</text:p>
          </table:table-cell>
          <table:table-cell office:value-type="float" office:value="351.163" calcext:value-type="float">
            <text:p>351.163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6.567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f02a3fb9f077d8419ad</text:p>
          </table:table-cell>
          <table:table-cell office:value-type="string" calcext:value-type="string">
            <text:p>5b883bc1c6cdac0001862c0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02.414000</text:p>
          </table:table-cell>
          <table:table-cell office:value-type="string" calcext:value-type="string">
            <text:p>2021-11-18 17:42:21.695000</text:p>
          </table:table-cell>
          <table:table-cell office:value-type="float" office:value="379.281" calcext:value-type="float">
            <text:p>379.281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6.681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f2590c91383ea163fdf</text:p>
          </table:table-cell>
          <table:table-cell office:value-type="string" calcext:value-type="string">
            <text:p>5e416065194a5639ef32326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37.074000</text:p>
          </table:table-cell>
          <table:table-cell office:value-type="string" calcext:value-type="string">
            <text:p>2021-11-18 17:47:23.420000</text:p>
          </table:table-cell>
          <table:table-cell office:value-type="float" office:value="646.346" calcext:value-type="float">
            <text:p>646.346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29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2b36a9fd5d7bbccea0</text:p>
          </table:table-cell>
          <table:table-cell office:value-type="string" calcext:value-type="string">
            <text:p>60c1889edf71db16c09529f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59.176000</text:p>
          </table:table-cell>
          <table:table-cell office:value-type="string" calcext:value-type="string">
            <text:p>2021-11-18 17:47:50.167000</text:p>
          </table:table-cell>
          <table:table-cell office:value-type="float" office:value="650.991" calcext:value-type="float">
            <text:p>650.991</text:p>
          </table:table-cell>
          <table:table-cell office:value-type="float" office:value="31" calcext:value-type="float">
            <text:p>3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009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f3890c91383ea163fe0</text:p>
          </table:table-cell>
          <table:table-cell office:value-type="string" calcext:value-type="string">
            <text:p>59102d52f601090001e80b8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6:56.384000</text:p>
          </table:table-cell>
          <table:table-cell office:value-type="string" calcext:value-type="string">
            <text:p>2021-11-18 17:43:18.381000</text:p>
          </table:table-cell>
          <table:table-cell office:value-type="float" office:value="381.997" calcext:value-type="float">
            <text:p>381.997</text:p>
          </table:table-cell>
          <table:table-cell office:value-type="float" office:value="24" calcext:value-type="float">
            <text:p>24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6.14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42d495165aea13dcc1</text:p>
          </table:table-cell>
          <table:table-cell office:value-type="string" calcext:value-type="string">
            <text:p>616e56623d2703c5e461b85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7:08.872000</text:p>
          </table:table-cell>
          <table:table-cell office:value-type="string" calcext:value-type="string">
            <text:p>2021-11-18 17:44:54.823000</text:p>
          </table:table-cell>
          <table:table-cell office:value-type="float" office:value="465.951" calcext:value-type="float">
            <text:p>465.951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90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465936715ac4a92ae4</text:p>
          </table:table-cell>
          <table:table-cell office:value-type="string" calcext:value-type="string">
            <text:p>60ee271d53c3e20fa03637a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7:13.627000</text:p>
          </table:table-cell>
          <table:table-cell office:value-type="string" calcext:value-type="string">
            <text:p>2021-11-18 17:42:43.675000</text:p>
          </table:table-cell>
          <table:table-cell office:value-type="float" office:value="330.048" calcext:value-type="float">
            <text:p>330.048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80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f4e5d2df234ae095b03</text:p>
          </table:table-cell>
          <table:table-cell office:value-type="string" calcext:value-type="string">
            <text:p>61165ff45de2dd2856667d8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7:20.985000</text:p>
          </table:table-cell>
          <table:table-cell office:value-type="string" calcext:value-type="string">
            <text:p>2021-11-18 17:45:19.159000</text:p>
          </table:table-cell>
          <table:table-cell office:value-type="float" office:value="478.174" calcext:value-type="float">
            <text:p>478.174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05.69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641876723212cdda5f</text:p>
          </table:table-cell>
          <table:table-cell office:value-type="string" calcext:value-type="string">
            <text:p>5ee3f8e4f8b4750deab84dc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6:23.300000</text:p>
          </table:table-cell>
          <table:table-cell office:value-type="string" calcext:value-type="string">
            <text:p>2021-11-18 17:54:51.492000</text:p>
          </table:table-cell>
          <table:table-cell office:value-type="float" office:value="508.192" calcext:value-type="float">
            <text:p>508.192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4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f6517cde5c03ed71da2</text:p>
          </table:table-cell>
          <table:table-cell office:value-type="string" calcext:value-type="string">
            <text:p>6151c7989b3c460fe4400da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7:47.694000</text:p>
          </table:table-cell>
          <table:table-cell office:value-type="string" calcext:value-type="string">
            <text:p>2021-11-18 17:42:39.179000</text:p>
          </table:table-cell>
          <table:table-cell office:value-type="float" office:value="291.485" calcext:value-type="float">
            <text:p>291.485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5.58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7d349ef896eb772d8b</text:p>
          </table:table-cell>
          <table:table-cell office:value-type="string" calcext:value-type="string">
            <text:p>5d67b4c31e367a0017273ec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8:09.408000</text:p>
          </table:table-cell>
          <table:table-cell office:value-type="string" calcext:value-type="string">
            <text:p>2021-11-18 17:45:03</text:p>
          </table:table-cell>
          <table:table-cell office:value-type="float" office:value="413.592" calcext:value-type="float">
            <text:p>413.592</text:p>
          </table:table-cell>
          <table:table-cell office:value-type="float" office:value="31" calcext:value-type="float">
            <text:p>31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44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7ead9f5941440f93d8</text:p>
          </table:table-cell>
          <table:table-cell office:value-type="string" calcext:value-type="string">
            <text:p>600ce60e21d8ec241417d3a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8:13.450000</text:p>
          </table:table-cell>
          <table:table-cell office:value-type="string" calcext:value-type="string">
            <text:p>2021-11-18 17:46:40.514000</text:p>
          </table:table-cell>
          <table:table-cell office:value-type="float" office:value="507.064" calcext:value-type="float">
            <text:p>507.064</text:p>
          </table:table-cell>
          <table:table-cell office:value-type="float" office:value="26" calcext:value-type="float">
            <text:p>2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30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f87a3fb9f077d8419b3</text:p>
          </table:table-cell>
          <table:table-cell office:value-type="string" calcext:value-type="string">
            <text:p>61004f3450dcefc6213425c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8:15.730000</text:p>
          </table:table-cell>
          <table:table-cell office:value-type="string" calcext:value-type="string">
            <text:p>2021-11-18 17:46:43.164000</text:p>
          </table:table-cell>
          <table:table-cell office:value-type="float" office:value="507.434" calcext:value-type="float">
            <text:p>507.434</text:p>
          </table:table-cell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18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faaf5e5c1e7595fc319</text:p>
          </table:table-cell>
          <table:table-cell office:value-type="string" calcext:value-type="string">
            <text:p>5f3d49c430715f09ebb6389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06.035000</text:p>
          </table:table-cell>
          <table:table-cell office:value-type="string" calcext:value-type="string">
            <text:p>2021-11-18 17:45:09.333000</text:p>
          </table:table-cell>
          <table:table-cell office:value-type="float" office:value="363.298" calcext:value-type="float">
            <text:p>363.298</text:p>
          </table:table-cell>
          <table:table-cell office:value-type="float" office:value="50" calcext:value-type="float">
            <text:p>5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5.06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8facf49f2eb1ac21714a</text:p>
          </table:table-cell>
          <table:table-cell office:value-type="string" calcext:value-type="string">
            <text:p>614e16143f7ba19d3963711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28.936000</text:p>
          </table:table-cell>
          <table:table-cell office:value-type="string" calcext:value-type="string">
            <text:p>2021-11-18 17:52:23.615000</text:p>
          </table:table-cell>
          <table:table-cell office:value-type="float" office:value="774.679" calcext:value-type="float">
            <text:p>774.679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04.950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b5661831880c4c13cb</text:p>
          </table:table-cell>
          <table:table-cell office:value-type="string" calcext:value-type="string">
            <text:p>5ede792f5c27ee0e428edd0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4:11.563000</text:p>
          </table:table-cell>
          <table:table-cell office:value-type="string" calcext:value-type="string">
            <text:p>2021-11-18 18:28:13.650000</text:p>
          </table:table-cell>
          <table:table-cell office:value-type="float" office:value="2642.087" calcext:value-type="float">
            <text:p>2642.087</text:p>
          </table:table-cell>
          <table:table-cell office:value-type="float" office:value="32" calcext:value-type="float">
            <text:p>32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13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cf2c5825f8a7379d9d</text:p>
          </table:table-cell>
          <table:table-cell office:value-type="string" calcext:value-type="string">
            <text:p>6069daeae6cf33d2ee5c47e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53.300000</text:p>
          </table:table-cell>
          <table:table-cell office:value-type="string" calcext:value-type="string">
            <text:p>2021-11-18 17:50:03.779000</text:p>
          </table:table-cell>
          <table:table-cell office:value-type="float" office:value="610.479" calcext:value-type="float">
            <text:p>610.479</text:p>
          </table:table-cell>
          <table:table-cell office:value-type="float" office:value="33" calcext:value-type="float">
            <text:p>33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59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cfd42192d024c79cd4</text:p>
          </table:table-cell>
          <table:table-cell office:value-type="string" calcext:value-type="string">
            <text:p>60fee17bf8d9f1cb6fb728e8</text:p>
          </table:table-cell>
          <table:table-cell office:value-type="string" calcext:value-type="string">
            <text:p>TIMED-OUT</text:p>
          </table:table-cell>
          <table:table-cell office:value-type="string" calcext:value-type="string">
            <text:p>2021-11-18 17:39:27.428000</text:p>
          </table:table-cell>
          <table:table-cell table:style-name="Default"/>
          <table:table-cell office:value-type="float" office:value="6406339.152818" calcext:value-type="float">
            <text:p>6406339.1528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fd17498328fcf0abbfb</text:p>
          </table:table-cell>
          <table:table-cell office:value-type="string" calcext:value-type="string">
            <text:p>5ad172013a859300016c57c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29.645000</text:p>
          </table:table-cell>
          <table:table-cell office:value-type="string" calcext:value-type="string">
            <text:p>2021-11-18 17:48:16.007000</text:p>
          </table:table-cell>
          <table:table-cell office:value-type="float" office:value="526.362" calcext:value-type="float">
            <text:p>526.362</text:p>
          </table:table-cell>
          <table:table-cell office:value-type="float" office:value="47" calcext:value-type="float">
            <text:p>47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825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d7362d829823d956ac</text:p>
          </table:table-cell>
          <table:table-cell office:value-type="string" calcext:value-type="string">
            <text:p>5aa8ebf089de8200013f8c4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39:35.510000</text:p>
          </table:table-cell>
          <table:table-cell office:value-type="string" calcext:value-type="string">
            <text:p>2021-11-18 17:47:12.180000</text:p>
          </table:table-cell>
          <table:table-cell office:value-type="float" office:value="456.67" calcext:value-type="float">
            <text:p>456.67</text:p>
          </table:table-cell>
          <table:table-cell office:value-type="float" office:value="37" calcext:value-type="float">
            <text:p>37</text:p>
          </table:table-cell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70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8ffc792b2fccd2f3a75e</text:p>
          </table:table-cell>
          <table:table-cell office:value-type="string" calcext:value-type="string">
            <text:p>5d59c40e9cd1c200018829e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0:14.431000</text:p>
          </table:table-cell>
          <table:table-cell office:value-type="string" calcext:value-type="string">
            <text:p>2021-11-18 17:45:31.904000</text:p>
          </table:table-cell>
          <table:table-cell office:value-type="float" office:value="317.473" calcext:value-type="float">
            <text:p>317.473</text:p>
          </table:table-cell>
          <table:table-cell office:value-type="float" office:value="30" calcext:value-type="float">
            <text:p>30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33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8ffd3eab657a6a3de640</text:p>
          </table:table-cell>
          <table:table-cell office:value-type="string" calcext:value-type="string">
            <text:p>5cd1bd99447a9a001785f38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0:13.266000</text:p>
          </table:table-cell>
          <table:table-cell office:value-type="string" calcext:value-type="string">
            <text:p>2021-11-18 17:48:55.937000</text:p>
          </table:table-cell>
          <table:table-cell office:value-type="float" office:value="522.671" calcext:value-type="float">
            <text:p>522.671</text:p>
          </table:table-cell>
          <table:table-cell office:value-type="float" office:value="19" calcext:value-type="float">
            <text:p>19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47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06086bb23bbfa5e526</text:p>
          </table:table-cell>
          <table:table-cell office:value-type="string" calcext:value-type="string">
            <text:p>5af7954257516b0001412633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40:42.244000</text:p>
          </table:table-cell>
          <table:table-cell table:style-name="Default"/>
          <table:table-cell office:value-type="float" office:value="6406264.416468" calcext:value-type="float">
            <text:p>6406264.416468</text:p>
          </table:table-cell>
          <table:table-cell office:value-type="float" office:value="62" calcext:value-type="float">
            <text:p>62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0185936715ac4a92afa</text:p>
          </table:table-cell>
          <table:table-cell office:value-type="string" calcext:value-type="string">
            <text:p>60f5eba9476ad9bc1d4252e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0:40.171000</text:p>
          </table:table-cell>
          <table:table-cell office:value-type="string" calcext:value-type="string">
            <text:p>2021-11-18 17:49:52.737000</text:p>
          </table:table-cell>
          <table:table-cell office:value-type="float" office:value="552.566" calcext:value-type="float">
            <text:p>552.566</text:p>
          </table:table-cell>
          <table:table-cell office:value-type="float" office:value="43" calcext:value-type="float">
            <text:p>4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4.2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03129fc95d5541d5603</text:p>
          </table:table-cell>
          <table:table-cell office:value-type="string" calcext:value-type="string">
            <text:p>6005ea336848dc8f276503f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07.276000</text:p>
          </table:table-cell>
          <table:table-cell office:value-type="string" calcext:value-type="string">
            <text:p>2021-11-18 17:50:40.891000</text:p>
          </table:table-cell>
          <table:table-cell office:value-type="float" office:value="573.615" calcext:value-type="float">
            <text:p>573.615</text:p>
          </table:table-cell>
          <table:table-cell office:value-type="float" office:value="26" calcext:value-type="float">
            <text:p>26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3.95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316c8a6c142c6d5985</text:p>
          </table:table-cell>
          <table:table-cell office:value-type="string" calcext:value-type="string">
            <text:p>61238a9df3a7d2eeaa525d9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08.165000</text:p>
          </table:table-cell>
          <table:table-cell office:value-type="string" calcext:value-type="string">
            <text:p>2021-11-18 17:49:35.348000</text:p>
          </table:table-cell>
          <table:table-cell office:value-type="float" office:value="507.183" calcext:value-type="float">
            <text:p>507.183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3.83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3798a2b7e4577cd48a</text:p>
          </table:table-cell>
          <table:table-cell office:value-type="string" calcext:value-type="string">
            <text:p>60e4b62f8801d4adbbe86a4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13.554000</text:p>
          </table:table-cell>
          <table:table-cell office:value-type="string" calcext:value-type="string">
            <text:p>2021-11-18 17:45:43.138000</text:p>
          </table:table-cell>
          <table:table-cell office:value-type="float" office:value="269.584" calcext:value-type="float">
            <text:p>269.5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3.703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03a42b911b3a5aaa5eb</text:p>
          </table:table-cell>
          <table:table-cell office:value-type="string" calcext:value-type="string">
            <text:p>5defe7f1c35989034e2e229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14.882000</text:p>
          </table:table-cell>
          <table:table-cell office:value-type="string" calcext:value-type="string">
            <text:p>2021-11-18 17:49:50.729000</text:p>
          </table:table-cell>
          <table:table-cell office:value-type="float" office:value="515.847" calcext:value-type="float">
            <text:p>515.847</text:p>
          </table:table-cell>
          <table:table-cell office:value-type="float" office:value="68" calcext:value-type="float">
            <text:p>68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03.59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4560edc4b78355f98d</text:p>
          </table:table-cell>
          <table:table-cell office:value-type="string" calcext:value-type="string">
            <text:p>5e151ccc398bb6b2a5f42f58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41:28.136000</text:p>
          </table:table-cell>
          <table:table-cell table:style-name="Default"/>
          <table:table-cell office:value-type="float" office:value="6406218.624397" calcext:value-type="float">
            <text:p>6406218.624397</text:p>
          </table:table-cell>
          <table:table-cell office:value-type="float" office:value="39" calcext:value-type="float">
            <text:p>39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0486b2bb1a00c50d4e4</text:p>
          </table:table-cell>
          <table:table-cell office:value-type="string" calcext:value-type="string">
            <text:p>5cb5228446ed130001d15d2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38.606000</text:p>
          </table:table-cell>
          <table:table-cell office:value-type="string" calcext:value-type="string">
            <text:p>2021-11-18 17:47:34.198000</text:p>
          </table:table-cell>
          <table:table-cell office:value-type="float" office:value="355.592" calcext:value-type="float">
            <text:p>355.592</text:p>
          </table:table-cell>
          <table:table-cell office:value-type="float" office:value="34" calcext:value-type="float">
            <text:p>34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3.31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48cb77b7df5422e881</text:p>
          </table:table-cell>
          <table:table-cell office:value-type="string" calcext:value-type="string">
            <text:p>60eb7d6411c2bc8510fb194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49.334000</text:p>
          </table:table-cell>
          <table:table-cell office:value-type="string" calcext:value-type="string">
            <text:p>2021-11-18 17:49:28.364000</text:p>
          </table:table-cell>
          <table:table-cell office:value-type="float" office:value="459.03" calcext:value-type="float">
            <text:p>459.03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3.18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4c5d5d87623ba7b9a4</text:p>
          </table:table-cell>
          <table:table-cell office:value-type="string" calcext:value-type="string">
            <text:p>5e939dee9da60e6d9a56a71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32.476000</text:p>
          </table:table-cell>
          <table:table-cell office:value-type="string" calcext:value-type="string">
            <text:p>2021-11-18 17:48:37.324000</text:p>
          </table:table-cell>
          <table:table-cell office:value-type="float" office:value="424.848" calcext:value-type="float">
            <text:p>424.848</text:p>
          </table:table-cell>
          <table:table-cell office:value-type="float" office:value="25" calcext:value-type="float">
            <text:p>2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3.44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5e5d5d87623ba7b9a7</text:p>
          </table:table-cell>
          <table:table-cell office:value-type="string" calcext:value-type="string">
            <text:p>5e2f1e401a4075000d1bee5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1:50.419000</text:p>
          </table:table-cell>
          <table:table-cell office:value-type="string" calcext:value-type="string">
            <text:p>2021-11-18 17:48:41.120000</text:p>
          </table:table-cell>
          <table:table-cell office:value-type="float" office:value="410.701" calcext:value-type="float">
            <text:p>410.701</text:p>
          </table:table-cell>
          <table:table-cell office:value-type="float" office:value="22" calcext:value-type="float">
            <text:p>22</text:p>
          </table:table-cell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7:03.05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72dc92d66fe253e8fd</text:p>
          </table:table-cell>
          <table:table-cell office:value-type="string" calcext:value-type="string">
            <text:p>5e5415b91e165b4016ba736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3:19.117000</text:p>
          </table:table-cell>
          <table:table-cell office:value-type="string" calcext:value-type="string">
            <text:p>2021-11-18 17:51:39.614000</text:p>
          </table:table-cell>
          <table:table-cell office:value-type="float" office:value="500.497" calcext:value-type="float">
            <text:p>500.497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67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80a7155ce6cf1e2540</text:p>
          </table:table-cell>
          <table:table-cell office:value-type="string" calcext:value-type="string">
            <text:p>61006ac70fd81874bff8419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2:26.799000</text:p>
          </table:table-cell>
          <table:table-cell office:value-type="string" calcext:value-type="string">
            <text:p>2021-11-18 17:50:14.977000</text:p>
          </table:table-cell>
          <table:table-cell office:value-type="float" office:value="468.178" calcext:value-type="float">
            <text:p>468.17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80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08d3625f868fbca1b66</text:p>
          </table:table-cell>
          <table:table-cell office:value-type="string" calcext:value-type="string">
            <text:p>5dde4e9f355822db81d7488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6:34.071000</text:p>
          </table:table-cell>
          <table:table-cell office:value-type="string" calcext:value-type="string">
            <text:p>2021-11-18 17:54:52.811000</text:p>
          </table:table-cell>
          <table:table-cell office:value-type="float" office:value="498.74" calcext:value-type="float">
            <text:p>498.74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34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9f17b6e894be630140</text:p>
          </table:table-cell>
          <table:table-cell office:value-type="string" calcext:value-type="string">
            <text:p>60dc5db16a1f021ec91dbb7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21.053000</text:p>
          </table:table-cell>
          <table:table-cell office:value-type="string" calcext:value-type="string">
            <text:p>2021-11-18 18:10:27.274000</text:p>
          </table:table-cell>
          <table:table-cell office:value-type="float" office:value="1206.221" calcext:value-type="float">
            <text:p>1206.221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6:58.681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0a3a591378e56253faa</text:p>
          </table:table-cell>
          <table:table-cell office:value-type="string" calcext:value-type="string">
            <text:p>5b3ae9ab1d4b680001695f8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3:20.946000</text:p>
          </table:table-cell>
          <table:table-cell office:value-type="string" calcext:value-type="string">
            <text:p>2021-11-18 17:48:41.220000</text:p>
          </table:table-cell>
          <table:table-cell office:value-type="float" office:value="320.274" calcext:value-type="float">
            <text:p>320.274</text:p>
          </table:table-cell>
          <table:table-cell office:value-type="float" office:value="31" calcext:value-type="float">
            <text:p>3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55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ad106149b333b691ba</text:p>
          </table:table-cell>
          <table:table-cell office:value-type="string" calcext:value-type="string">
            <text:p>616215ec61eba5c4c700321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4:55.751000</text:p>
          </table:table-cell>
          <table:table-cell office:value-type="string" calcext:value-type="string">
            <text:p>2021-11-18 17:54:40.056000</text:p>
          </table:table-cell>
          <table:table-cell office:value-type="float" office:value="584.305" calcext:value-type="float">
            <text:p>584.30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98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c580640e8bdef1deea</text:p>
          </table:table-cell>
          <table:table-cell office:value-type="string" calcext:value-type="string">
            <text:p>613433254f90cad23b8907f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3:33.402000</text:p>
          </table:table-cell>
          <table:table-cell office:value-type="string" calcext:value-type="string">
            <text:p>2021-11-18 17:51:17.838000</text:p>
          </table:table-cell>
          <table:table-cell office:value-type="float" office:value="464.436" calcext:value-type="float">
            <text:p>464.436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40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0e076e1e091ba0626c0</text:p>
          </table:table-cell>
          <table:table-cell office:value-type="string" calcext:value-type="string">
            <text:p>5bb19c96f1f9ba00013fed7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48.755000</text:p>
          </table:table-cell>
          <table:table-cell office:value-type="string" calcext:value-type="string">
            <text:p>2021-11-18 17:58:19.500000</text:p>
          </table:table-cell>
          <table:table-cell office:value-type="float" office:value="450.745" calcext:value-type="float">
            <text:p>450.745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42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0e36890200702a66920</text:p>
          </table:table-cell>
          <table:table-cell office:value-type="string" calcext:value-type="string">
            <text:p>608c425b17c77f4b270b12a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52.366000</text:p>
          </table:table-cell>
          <table:table-cell office:value-type="string" calcext:value-type="string">
            <text:p>2021-11-18 17:58:11.079000</text:p>
          </table:table-cell>
          <table:table-cell office:value-type="float" office:value="738.713" calcext:value-type="float">
            <text:p>738.713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85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0e7f2b9228681fd095b</text:p>
          </table:table-cell>
          <table:table-cell office:value-type="string" calcext:value-type="string">
            <text:p>606e336f6de96d1f1b7e5b2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4:07.298000</text:p>
          </table:table-cell>
          <table:table-cell office:value-type="string" calcext:value-type="string">
            <text:p>2021-11-18 17:51:53.935000</text:p>
          </table:table-cell>
          <table:table-cell office:value-type="float" office:value="466.637" calcext:value-type="float">
            <text:p>466.637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2.28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13515610e1eef8c299</text:p>
          </table:table-cell>
          <table:table-cell office:value-type="string" calcext:value-type="string">
            <text:p>5e687fc5651f7d1259eac11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4:57.735000</text:p>
          </table:table-cell>
          <table:table-cell office:value-type="string" calcext:value-type="string">
            <text:p>2021-11-18 17:52:39.514000</text:p>
          </table:table-cell>
          <table:table-cell office:value-type="float" office:value="461.779" calcext:value-type="float">
            <text:p>461.779</text:p>
          </table:table-cell>
          <table:table-cell office:value-type="float" office:value="28" calcext:value-type="float">
            <text:p>28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88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18cb4e9ffac4c3d862</text:p>
          </table:table-cell>
          <table:table-cell office:value-type="string" calcext:value-type="string">
            <text:p>61394306124a7ed6606cd0e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00.250000</text:p>
          </table:table-cell>
          <table:table-cell office:value-type="string" calcext:value-type="string">
            <text:p>2021-11-18 17:51:59.079000</text:p>
          </table:table-cell>
          <table:table-cell office:value-type="float" office:value="418.829" calcext:value-type="float">
            <text:p>418.829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77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1d11ed58f2d879029f</text:p>
          </table:table-cell>
          <table:table-cell office:value-type="string" calcext:value-type="string">
            <text:p>6102d6966c1d5640c390c70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05.297000</text:p>
          </table:table-cell>
          <table:table-cell office:value-type="string" calcext:value-type="string">
            <text:p>2021-11-18 17:52:34.695000</text:p>
          </table:table-cell>
          <table:table-cell office:value-type="float" office:value="449.398" calcext:value-type="float">
            <text:p>449.39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6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29bcb60768dfdbb7ee</text:p>
          </table:table-cell>
          <table:table-cell office:value-type="string" calcext:value-type="string">
            <text:p>6050d1d0acdf0c8bb30acb1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16.032000</text:p>
          </table:table-cell>
          <table:table-cell office:value-type="string" calcext:value-type="string">
            <text:p>2021-11-18 17:51:46.515000</text:p>
          </table:table-cell>
          <table:table-cell office:value-type="float" office:value="390.483" calcext:value-type="float">
            <text:p>390.483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43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12a54ea501cbe3bbce6</text:p>
          </table:table-cell>
          <table:table-cell office:value-type="string" calcext:value-type="string">
            <text:p>60bd5e868c2237fd2366239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14.862000</text:p>
          </table:table-cell>
          <table:table-cell office:value-type="string" calcext:value-type="string">
            <text:p>2021-11-18 17:58:13.565000</text:p>
          </table:table-cell>
          <table:table-cell office:value-type="float" office:value="778.703" calcext:value-type="float">
            <text:p>778.703</text:p>
          </table:table-cell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55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12d745f96035ecfc477</text:p>
          </table:table-cell>
          <table:table-cell office:value-type="string" calcext:value-type="string">
            <text:p>6108197436261d806589e3c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19.148000</text:p>
          </table:table-cell>
          <table:table-cell office:value-type="string" calcext:value-type="string">
            <text:p>2021-11-18 17:52:08.313000</text:p>
          </table:table-cell>
          <table:table-cell office:value-type="float" office:value="409.165" calcext:value-type="float">
            <text:p>409.165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30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34585c61d6050702f7</text:p>
          </table:table-cell>
          <table:table-cell office:value-type="string" calcext:value-type="string">
            <text:p>5bb1cbfd83eb53000195e68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24.462000</text:p>
          </table:table-cell>
          <table:table-cell office:value-type="string" calcext:value-type="string">
            <text:p>2021-11-18 18:11:55.041000</text:p>
          </table:table-cell>
          <table:table-cell office:value-type="float" office:value="1590.579" calcext:value-type="float">
            <text:p>1590.579</text:p>
          </table:table-cell>
          <table:table-cell office:value-type="float" office:value="33" calcext:value-type="float">
            <text:p>3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1.20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3bd42192d024c79cf4</text:p>
          </table:table-cell>
          <table:table-cell office:value-type="string" calcext:value-type="string">
            <text:p>5dec6a96da522335df62a1b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31.004000</text:p>
          </table:table-cell>
          <table:table-cell office:value-type="string" calcext:value-type="string">
            <text:p>2021-11-18 17:51:30.059000</text:p>
          </table:table-cell>
          <table:table-cell office:value-type="float" office:value="359.055" calcext:value-type="float">
            <text:p>359.055</text:p>
          </table:table-cell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7:01.09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46c6d79e72f2608143</text:p>
          </table:table-cell>
          <table:table-cell office:value-type="string" calcext:value-type="string">
            <text:p>5dd2d77151c6d22ef3f861a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5:44.189000</text:p>
          </table:table-cell>
          <table:table-cell office:value-type="string" calcext:value-type="string">
            <text:p>2021-11-18 17:53:07.372000</text:p>
          </table:table-cell>
          <table:table-cell office:value-type="float" office:value="443.183" calcext:value-type="float">
            <text:p>443.183</text:p>
          </table:table-cell>
          <table:table-cell office:value-type="float" office:value="28" calcext:value-type="float">
            <text:p>28</text:p>
          </table:table-cell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0.9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664fbca4925ce1c1d0</text:p>
          </table:table-cell>
          <table:table-cell office:value-type="string" calcext:value-type="string">
            <text:p>606b197a43dfda2edcd8080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6:14.540000</text:p>
          </table:table-cell>
          <table:table-cell office:value-type="string" calcext:value-type="string">
            <text:p>2021-11-18 17:51:16.896000</text:p>
          </table:table-cell>
          <table:table-cell office:value-type="float" office:value="302.356" calcext:value-type="float">
            <text:p>302.356</text:p>
          </table:table-cell>
          <table:table-cell office:value-type="float" office:value="27" calcext:value-type="float">
            <text:p>27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713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677661bdf9b463dd76</text:p>
          </table:table-cell>
          <table:table-cell office:value-type="string" calcext:value-type="string">
            <text:p>610c4ee070fd5e59a42868d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6:15.802000</text:p>
          </table:table-cell>
          <table:table-cell office:value-type="string" calcext:value-type="string">
            <text:p>2021-11-18 17:52:43.745000</text:p>
          </table:table-cell>
          <table:table-cell office:value-type="float" office:value="387.943" calcext:value-type="float">
            <text:p>387.943</text:p>
          </table:table-cell>
          <table:table-cell office:value-type="float" office:value="24" calcext:value-type="float">
            <text:p>2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58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98e1c05c0c49b70d88</text:p>
          </table:table-cell>
          <table:table-cell office:value-type="string" calcext:value-type="string">
            <text:p>5f4f4f3e3e7b0801bc3facc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7:07.142000</text:p>
          </table:table-cell>
          <table:table-cell office:value-type="string" calcext:value-type="string">
            <text:p>2021-11-18 17:55:51.732000</text:p>
          </table:table-cell>
          <table:table-cell office:value-type="float" office:value="524.59" calcext:value-type="float">
            <text:p>524.59</text:p>
          </table:table-cell>
          <table:table-cell office:value-type="float" office:value="26" calcext:value-type="float">
            <text:p>26</text:p>
          </table:table-cell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7:00.21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Punjab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1ca2d8a49fee7dd5b0c</text:p>
          </table:table-cell>
          <table:table-cell office:value-type="string" calcext:value-type="string">
            <text:p>6109a2118c51177522f399d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7:57.252000</text:p>
          </table:table-cell>
          <table:table-cell office:value-type="string" calcext:value-type="string">
            <text:p>2021-11-18 17:55:50.336000</text:p>
          </table:table-cell>
          <table:table-cell office:value-type="float" office:value="473.084" calcext:value-type="float">
            <text:p>473.084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7:00.06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1cc4485d670247f51d4</text:p>
          </table:table-cell>
          <table:table-cell office:value-type="string" calcext:value-type="string">
            <text:p>6108269bda282588a6c1cda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28.710000</text:p>
          </table:table-cell>
          <table:table-cell office:value-type="string" calcext:value-type="string">
            <text:p>2021-11-18 17:55:40.236000</text:p>
          </table:table-cell>
          <table:table-cell office:value-type="float" office:value="431.526" calcext:value-type="float">
            <text:p>431.526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55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1daeeca273078019e2d</text:p>
          </table:table-cell>
          <table:table-cell office:value-type="string" calcext:value-type="string">
            <text:p>5be9e07b887ea400012b46e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14.199000</text:p>
          </table:table-cell>
          <table:table-cell office:value-type="string" calcext:value-type="string">
            <text:p>2021-11-18 17:56:25.666000</text:p>
          </table:table-cell>
          <table:table-cell office:value-type="float" office:value="491.467" calcext:value-type="float">
            <text:p>491.467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92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dd3eab657a6a3de667</text:p>
          </table:table-cell>
          <table:table-cell office:value-type="string" calcext:value-type="string">
            <text:p>614f697a16e2e5759e1f4b3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16.610000</text:p>
          </table:table-cell>
          <table:table-cell office:value-type="string" calcext:value-type="string">
            <text:p>2021-11-18 17:56:04.815000</text:p>
          </table:table-cell>
          <table:table-cell office:value-type="float" office:value="468.205" calcext:value-type="float">
            <text:p>468.205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80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1e5f706fa9539247231</text:p>
          </table:table-cell>
          <table:table-cell office:value-type="string" calcext:value-type="string">
            <text:p>610818b0e42298de20bcf64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27.873000</text:p>
          </table:table-cell>
          <table:table-cell office:value-type="string" calcext:value-type="string">
            <text:p>2021-11-18 17:59:53.179000</text:p>
          </table:table-cell>
          <table:table-cell office:value-type="float" office:value="685.306" calcext:value-type="float">
            <text:p>685.306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6:59.69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1ebd49290a24f312dcb</text:p>
          </table:table-cell>
          <table:table-cell office:value-type="string" calcext:value-type="string">
            <text:p>5fb2e72ac95e4c9ab7a082d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8:32.133000</text:p>
          </table:table-cell>
          <table:table-cell office:value-type="string" calcext:value-type="string">
            <text:p>2021-11-18 17:54:47.907000</text:p>
          </table:table-cell>
          <table:table-cell office:value-type="float" office:value="375.774" calcext:value-type="float">
            <text:p>375.774</text:p>
          </table:table-cell>
          <table:table-cell office:value-type="float" office:value="26" calcext:value-type="float">
            <text:p>2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40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107eb21a63339c2281</text:p>
          </table:table-cell>
          <table:table-cell office:value-type="string" calcext:value-type="string">
            <text:p>5cabaa10ed17090015e1eb7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17.118000</text:p>
          </table:table-cell>
          <table:table-cell office:value-type="string" calcext:value-type="string">
            <text:p>2021-11-18 18:05:52.107000</text:p>
          </table:table-cell>
          <table:table-cell office:value-type="float" office:value="454.989" calcext:value-type="float">
            <text:p>454.989</text:p>
          </table:table-cell>
          <table:table-cell office:value-type="float" office:value="30" calcext:value-type="float">
            <text:p>3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56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1156b8c154a4785779</text:p>
          </table:table-cell>
          <table:table-cell office:value-type="string" calcext:value-type="string">
            <text:p>6119d6a6ebf2b78c17889a7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9:08.037000</text:p>
          </table:table-cell>
          <table:table-cell office:value-type="string" calcext:value-type="string">
            <text:p>2021-11-18 17:57:53.447000</text:p>
          </table:table-cell>
          <table:table-cell office:value-type="float" office:value="525.41" calcext:value-type="float">
            <text:p>525.41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292000</text:p>
          </table:table-cell>
          <table:table-cell office:value-type="string" calcext:value-type="string">
            <text:p>NOCODE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agalog-Filipi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214e6bedc3c45a55e66</text:p>
          </table:table-cell>
          <table:table-cell office:value-type="string" calcext:value-type="string">
            <text:p>6070b8647d08ca3c801249ef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49:15.526000</text:p>
          </table:table-cell>
          <table:table-cell table:style-name="Default"/>
          <table:table-cell office:value-type="float" office:value="6405752.022208" calcext:value-type="float">
            <text:p>6405752.022208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21c2d8a49fee7dd5b13</text:p>
          </table:table-cell>
          <table:table-cell office:value-type="string" calcext:value-type="string">
            <text:p>5dd6329b8062875cbb664f2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4:30.707000</text:p>
          </table:table-cell>
          <table:table-cell office:value-type="string" calcext:value-type="string">
            <text:p>2021-11-18 18:02:28.561000</text:p>
          </table:table-cell>
          <table:table-cell office:value-type="float" office:value="477.854" calcext:value-type="float">
            <text:p>477.854</text:p>
          </table:table-cell>
          <table:table-cell office:value-type="float" office:value="54" calcext:value-type="float">
            <text:p>54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6:56.5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1c9cc324805927395b</text:p>
          </table:table-cell>
          <table:table-cell office:value-type="string" calcext:value-type="string">
            <text:p>5d43c42599f83a00152ba60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11.997000</text:p>
          </table:table-cell>
          <table:table-cell office:value-type="string" calcext:value-type="string">
            <text:p>2021-11-18 17:56:19.616000</text:p>
          </table:table-cell>
          <table:table-cell office:value-type="float" office:value="367.619" calcext:value-type="float">
            <text:p>367.619</text:p>
          </table:table-cell>
          <table:table-cell office:value-type="float" office:value="39" calcext:value-type="float">
            <text:p>3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94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22520cbf8cffd8d1eb6</text:p>
          </table:table-cell>
          <table:table-cell office:value-type="string" calcext:value-type="string">
            <text:p>5e1f1ec9debba10112ac573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9:48.577000</text:p>
          </table:table-cell>
          <table:table-cell office:value-type="string" calcext:value-type="string">
            <text:p>2021-11-18 17:57:36.747000</text:p>
          </table:table-cell>
          <table:table-cell office:value-type="float" office:value="468.17" calcext:value-type="float">
            <text:p>468.17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18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36f58665fc0fe16a22</text:p>
          </table:table-cell>
          <table:table-cell office:value-type="string" calcext:value-type="string">
            <text:p>5f6f8cc1d1db335366cbf03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49:52.079000</text:p>
          </table:table-cell>
          <table:table-cell office:value-type="string" calcext:value-type="string">
            <text:p>2021-11-18 17:58:08.478000</text:p>
          </table:table-cell>
          <table:table-cell office:value-type="float" office:value="496.399" calcext:value-type="float">
            <text:p>496.399</text:p>
          </table:table-cell>
          <table:table-cell office:value-type="float" office:value="46" calcext:value-type="float">
            <text:p>46</text:p>
          </table:table-cell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9.07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38c30ee1cbc08e0124</text:p>
          </table:table-cell>
          <table:table-cell office:value-type="string" calcext:value-type="string">
            <text:p>6101561b93f7c4faa077ce6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24.334000</text:p>
          </table:table-cell>
          <table:table-cell office:value-type="string" calcext:value-type="string">
            <text:p>2021-11-18 17:56:37.330000</text:p>
          </table:table-cell>
          <table:table-cell office:value-type="float" office:value="372.996" calcext:value-type="float">
            <text:p>372.996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54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2478342f4d2c840510b</text:p>
          </table:table-cell>
          <table:table-cell office:value-type="string" calcext:value-type="string">
            <text:p>61660ea770dda4dee2d2ca1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12.015000</text:p>
          </table:table-cell>
          <table:table-cell office:value-type="string" calcext:value-type="string">
            <text:p>2021-11-18 17:58:21.765000</text:p>
          </table:table-cell>
          <table:table-cell office:value-type="float" office:value="489.75" calcext:value-type="float">
            <text:p>489.75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82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71f77baf0c588fc130</text:p>
          </table:table-cell>
          <table:table-cell office:value-type="string" calcext:value-type="string">
            <text:p>60f78492554cd752f5e1f95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01.712000</text:p>
          </table:table-cell>
          <table:table-cell office:value-type="string" calcext:value-type="string">
            <text:p>2021-11-18 18:00:28.682000</text:p>
          </table:table-cell>
          <table:table-cell office:value-type="float" office:value="446.97" calcext:value-type="float">
            <text:p>446.97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78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Canto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75dfb14278ace06917</text:p>
          </table:table-cell>
          <table:table-cell office:value-type="string" calcext:value-type="string">
            <text:p>6115ac204e65e980cdf7ac4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0:49.102000</text:p>
          </table:table-cell>
          <table:table-cell office:value-type="string" calcext:value-type="string">
            <text:p>2021-11-18 17:59:04.590000</text:p>
          </table:table-cell>
          <table:table-cell office:value-type="float" office:value="495.488" calcext:value-type="float">
            <text:p>495.488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30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84415ec54e87a1e990</text:p>
          </table:table-cell>
          <table:table-cell office:value-type="string" calcext:value-type="string">
            <text:p>5d07c15affd6f0000150ab9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1:07.386000</text:p>
          </table:table-cell>
          <table:table-cell office:value-type="string" calcext:value-type="string">
            <text:p>2021-11-18 17:56:52.113000</text:p>
          </table:table-cell>
          <table:table-cell office:value-type="float" office:value="344.727" calcext:value-type="float">
            <text:p>344.727</text:p>
          </table:table-cell>
          <table:table-cell office:value-type="float" office:value="24" calcext:value-type="float">
            <text:p>24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166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Tagalog-Filipi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a655d8c27159a63935</text:p>
          </table:table-cell>
          <table:table-cell office:value-type="string" calcext:value-type="string">
            <text:p>5c7c4d0dffaec400019b369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06.349000</text:p>
          </table:table-cell>
          <table:table-cell office:value-type="string" calcext:value-type="string">
            <text:p>2021-11-18 18:00:18.303000</text:p>
          </table:table-cell>
          <table:table-cell office:value-type="float" office:value="431.954" calcext:value-type="float">
            <text:p>431.954</text:p>
          </table:table-cell>
          <table:table-cell office:value-type="float" office:value="35" calcext:value-type="float">
            <text:p>35</text:p>
          </table:table-cell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67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e4828f90f38b07413c</text:p>
          </table:table-cell>
          <table:table-cell office:value-type="string" calcext:value-type="string">
            <text:p>576d8e821a48240001867c5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2:36.074000</text:p>
          </table:table-cell>
          <table:table-cell office:value-type="string" calcext:value-type="string">
            <text:p>2021-11-18 17:58:18.240000</text:p>
          </table:table-cell>
          <table:table-cell office:value-type="float" office:value="342.166" calcext:value-type="float">
            <text:p>342.166</text:p>
          </table:table-cell>
          <table:table-cell office:value-type="float" office:value="39" calcext:value-type="float">
            <text:p>39</text:p>
          </table:table-cell>
          <table:table-cell office:value-type="float" office:value="1256" calcext:value-type="float">
            <text:p>125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8.01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e9e6bedc3c45a55e7e</text:p>
          </table:table-cell>
          <table:table-cell office:value-type="string" calcext:value-type="string">
            <text:p>60fd641351c1489395a9164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59.577000</text:p>
          </table:table-cell>
          <table:table-cell office:value-type="string" calcext:value-type="string">
            <text:p>2021-11-18 18:01:32.421000</text:p>
          </table:table-cell>
          <table:table-cell office:value-type="float" office:value="452.844" calcext:value-type="float">
            <text:p>452.84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1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2ed9f1dfef4658e6ebc</text:p>
          </table:table-cell>
          <table:table-cell office:value-type="string" calcext:value-type="string">
            <text:p>5d316c4442c2170018e1057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44.317000</text:p>
          </table:table-cell>
          <table:table-cell office:value-type="string" calcext:value-type="string">
            <text:p>2021-11-18 18:02:20.407000</text:p>
          </table:table-cell>
          <table:table-cell office:value-type="float" office:value="516.09" calcext:value-type="float">
            <text:p>516.09</text:p>
          </table:table-cell>
          <table:table-cell office:value-type="float" office:value="41" calcext:value-type="float">
            <text:p>41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29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2f230524ee22a111cd6</text:p>
          </table:table-cell>
          <table:table-cell office:value-type="string" calcext:value-type="string">
            <text:p>6127bfccad93004b373846e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00.584000</text:p>
          </table:table-cell>
          <table:table-cell office:value-type="string" calcext:value-type="string">
            <text:p>2021-11-18 18:10:14.174000</text:p>
          </table:table-cell>
          <table:table-cell office:value-type="float" office:value="1033.59" calcext:value-type="float">
            <text:p>1033.59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89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2f6d49290a24f312ded</text:p>
          </table:table-cell>
          <table:table-cell office:value-type="string" calcext:value-type="string">
            <text:p>61006c7ded56391a96ff75a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15.964000</text:p>
          </table:table-cell>
          <table:table-cell office:value-type="string" calcext:value-type="string">
            <text:p>2021-11-18 18:07:24.069000</text:p>
          </table:table-cell>
          <table:table-cell office:value-type="float" office:value="848.105" calcext:value-type="float">
            <text:p>848.105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7.4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0762edab6d5097a5e8</text:p>
          </table:table-cell>
          <table:table-cell office:value-type="string" calcext:value-type="string">
            <text:p>5ead76cc47dc603fd02b316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3:12.720000</text:p>
          </table:table-cell>
          <table:table-cell office:value-type="string" calcext:value-type="string">
            <text:p>2021-11-18 17:58:59.062000</text:p>
          </table:table-cell>
          <table:table-cell office:value-type="float" office:value="346.342" calcext:value-type="float">
            <text:p>346.342</text:p>
          </table:table-cell>
          <table:table-cell office:value-type="float" office:value="27" calcext:value-type="float">
            <text:p>27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6:57.558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3d0798c6330144cb4a</text:p>
          </table:table-cell>
          <table:table-cell office:value-type="string" calcext:value-type="string">
            <text:p>61031c95c9b3c0c70b9f60a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5:26.323000</text:p>
          </table:table-cell>
          <table:table-cell office:value-type="string" calcext:value-type="string">
            <text:p>2021-11-18 18:08:08.796000</text:p>
          </table:table-cell>
          <table:table-cell office:value-type="float" office:value="762.473" calcext:value-type="float">
            <text:p>762.473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73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411959e4c7a26f200e</text:p>
          </table:table-cell>
          <table:table-cell office:value-type="string" calcext:value-type="string">
            <text:p>5ea10d031cc256121d831f6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4:33.856000</text:p>
          </table:table-cell>
          <table:table-cell office:value-type="string" calcext:value-type="string">
            <text:p>2021-11-18 18:03:41.600000</text:p>
          </table:table-cell>
          <table:table-cell office:value-type="float" office:value="547.744" calcext:value-type="float">
            <text:p>547.744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6:56.39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5634796558031dcaf3</text:p>
          </table:table-cell>
          <table:table-cell office:value-type="string" calcext:value-type="string">
            <text:p>5c48cf663664d10001aade2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5:14.381000</text:p>
          </table:table-cell>
          <table:table-cell office:value-type="string" calcext:value-type="string">
            <text:p>2021-11-18 18:04:36.401000</text:p>
          </table:table-cell>
          <table:table-cell office:value-type="float" office:value="562.02" calcext:value-type="float">
            <text:p>562.02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8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6610bdbe40ee6addb4</text:p>
          </table:table-cell>
          <table:table-cell office:value-type="string" calcext:value-type="string">
            <text:p>6107a72fb967e5834664701f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4:56.632000</text:p>
          </table:table-cell>
          <table:table-cell office:value-type="string" calcext:value-type="string">
            <text:p>2021-11-18 18:02:56.816000</text:p>
          </table:table-cell>
          <table:table-cell office:value-type="float" office:value="480.184" calcext:value-type="float">
            <text:p>480.184</text:p>
          </table:table-cell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6.276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36ee5d199a5c67eac27</text:p>
          </table:table-cell>
          <table:table-cell office:value-type="string" calcext:value-type="string">
            <text:p>60fcb8369436b5ad5ae981e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4:56.795000</text:p>
          </table:table-cell>
          <table:table-cell office:value-type="string" calcext:value-type="string">
            <text:p>2021-11-18 18:01:19.600000</text:p>
          </table:table-cell>
          <table:table-cell office:value-type="float" office:value="382.805" calcext:value-type="float">
            <text:p>382.805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6.12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37c836b99a29040e387</text:p>
          </table:table-cell>
          <table:table-cell office:value-type="string" calcext:value-type="string">
            <text:p>60bec50b7af1ca8be684127b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5:11.614000</text:p>
          </table:table-cell>
          <table:table-cell office:value-type="string" calcext:value-type="string">
            <text:p>2021-11-18 18:01:29.661000</text:p>
          </table:table-cell>
          <table:table-cell office:value-type="float" office:value="378.047" calcext:value-type="float">
            <text:p>378.047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97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7df3efdaec5deb8c62</text:p>
          </table:table-cell>
          <table:table-cell office:value-type="string" calcext:value-type="string">
            <text:p>6112079a37325712bcc8e1c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6:00.619000</text:p>
          </table:table-cell>
          <table:table-cell office:value-type="string" calcext:value-type="string">
            <text:p>2021-11-18 18:02:40.967000</text:p>
          </table:table-cell>
          <table:table-cell office:value-type="float" office:value="400.348" calcext:value-type="float">
            <text:p>400.34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514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7e0b355d9fdf77eabf</text:p>
          </table:table-cell>
          <table:table-cell office:value-type="string" calcext:value-type="string">
            <text:p>615c8ddcf47921ec18d3cde2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5:58.321000</text:p>
          </table:table-cell>
          <table:table-cell office:value-type="string" calcext:value-type="string">
            <text:p>2021-11-18 18:04:59.408000</text:p>
          </table:table-cell>
          <table:table-cell office:value-type="float" office:value="541.087" calcext:value-type="float">
            <text:p>541.087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62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39295214ad74d8d6938</text:p>
          </table:table-cell>
          <table:table-cell office:value-type="string" calcext:value-type="string">
            <text:p>5e527e7c7415bd2924039501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55:34.213000</text:p>
          </table:table-cell>
          <table:table-cell table:style-name="Default"/>
          <table:table-cell office:value-type="float" office:value="6405373.852752" calcext:value-type="float">
            <text:p>6405373.852752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3c11f8122cee7ae1b53</text:p>
          </table:table-cell>
          <table:table-cell office:value-type="string" calcext:value-type="string">
            <text:p>610161bae2872254ce7031c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6:17.321000</text:p>
          </table:table-cell>
          <table:table-cell office:value-type="string" calcext:value-type="string">
            <text:p>2021-11-18 18:23:31.066000</text:p>
          </table:table-cell>
          <table:table-cell office:value-type="float" office:value="1633.745" calcext:value-type="float">
            <text:p>1633.74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38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Punjab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3ce6f07a6dc3953a033</text:p>
          </table:table-cell>
          <table:table-cell office:value-type="string" calcext:value-type="string">
            <text:p>5f47b045144b1c1ab5bed08d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56:35.097000</text:p>
          </table:table-cell>
          <table:table-cell table:style-name="Default"/>
          <table:table-cell office:value-type="float" office:value="6405313.004839" calcext:value-type="float">
            <text:p>6405313.004839</text:p>
          </table:table-cell>
          <table:table-cell office:value-type="float" office:value="35" calcext:value-type="float">
            <text:p>3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3d417cde5c03ed71dd5</text:p>
          </table:table-cell>
          <table:table-cell office:value-type="string" calcext:value-type="string">
            <text:p>6088af30b3bc2a92fe264d3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6:42.081000</text:p>
          </table:table-cell>
          <table:table-cell office:value-type="string" calcext:value-type="string">
            <text:p>2021-11-18 18:04:52.112000</text:p>
          </table:table-cell>
          <table:table-cell office:value-type="float" office:value="490.031" calcext:value-type="float">
            <text:p>490.0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26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de8a46b61403a93755</text:p>
          </table:table-cell>
          <table:table-cell office:value-type="string" calcext:value-type="string">
            <text:p>5eb48e67752e7b2f9e66ae0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7:36.192000</text:p>
          </table:table-cell>
          <table:table-cell office:value-type="string" calcext:value-type="string">
            <text:p>2021-11-18 18:07:31.511000</text:p>
          </table:table-cell>
          <table:table-cell office:value-type="float" office:value="595.319" calcext:value-type="float">
            <text:p>595.31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93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deaa12ca09ffda50e7</text:p>
          </table:table-cell>
          <table:table-cell office:value-type="string" calcext:value-type="string">
            <text:p>5ecc0ae50cf6970c228a6bd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6:46.063000</text:p>
          </table:table-cell>
          <table:table-cell office:value-type="string" calcext:value-type="string">
            <text:p>2021-11-18 18:04:47.230000</text:p>
          </table:table-cell>
          <table:table-cell office:value-type="float" office:value="481.167" calcext:value-type="float">
            <text:p>481.167</text:p>
          </table:table-cell>
          <table:table-cell office:value-type="float" office:value="19" calcext:value-type="float">
            <text:p>19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15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3eb80640e8bdef1defd</text:p>
          </table:table-cell>
          <table:table-cell office:value-type="string" calcext:value-type="string">
            <text:p>5c0ebe2eac685b0001cb105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7:07.074000</text:p>
          </table:table-cell>
          <table:table-cell office:value-type="string" calcext:value-type="string">
            <text:p>2021-11-18 18:02:08.749000</text:p>
          </table:table-cell>
          <table:table-cell office:value-type="float" office:value="301.675" calcext:value-type="float">
            <text:p>301.675</text:p>
          </table:table-cell>
          <table:table-cell office:value-type="float" office:value="25" calcext:value-type="float">
            <text:p>25</text:p>
          </table:table-cell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5.04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3edb123a905c17104c0</text:p>
          </table:table-cell>
          <table:table-cell office:value-type="string" calcext:value-type="string">
            <text:p>611ff1e1ce043b057bf632c3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2021-11-18 17:57:03.836000</text:p>
          </table:table-cell>
          <table:table-cell table:style-name="Default"/>
          <table:table-cell office:value-type="float" office:value="6405284.347161" calcext:value-type="float">
            <text:p>6405284.3471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number-columns-repeated="7" office:value-type="string" calcext:value-type="string">
            <text:p>CONSENT REVOKED</text:p>
          </table:table-cell>
        </table:table-row>
        <table:table-row table:style-name="ro1">
          <table:table-cell office:value-type="string" calcext:value-type="string">
            <text:p>6196940d488fdd5c8a3df1ae</text:p>
          </table:table-cell>
          <table:table-cell office:value-type="string" calcext:value-type="string">
            <text:p>5b6e92eaea3c210001a0fa7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3:30.305000</text:p>
          </table:table-cell>
          <table:table-cell office:value-type="string" calcext:value-type="string">
            <text:p>2021-11-18 18:09:41.496000</text:p>
          </table:table-cell>
          <table:table-cell office:value-type="float" office:value="371.191" calcext:value-type="float">
            <text:p>371.191</text:p>
          </table:table-cell>
          <table:table-cell office:value-type="float" office:value="26" calcext:value-type="float">
            <text:p>26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41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4124a7c36792f62d952</text:p>
          </table:table-cell>
          <table:table-cell office:value-type="string" calcext:value-type="string">
            <text:p>611b073ec744ba9b099e393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5:38.114000</text:p>
          </table:table-cell>
          <table:table-cell office:value-type="string" calcext:value-type="string">
            <text:p>2021-11-18 18:13:28.144000</text:p>
          </table:table-cell>
          <table:table-cell office:value-type="float" office:value="470.03" calcext:value-type="float">
            <text:p>470.0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6:52.18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1418c28f88a2e1e166</text:p>
          </table:table-cell>
          <table:table-cell office:value-type="string" calcext:value-type="string">
            <text:p>6151f63958f5eb5b33db923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2:22.904000</text:p>
          </table:table-cell>
          <table:table-cell office:value-type="string" calcext:value-type="string">
            <text:p>2021-11-18 18:11:17.949000</text:p>
          </table:table-cell>
          <table:table-cell office:value-type="float" office:value="535.045" calcext:value-type="float">
            <text:p>535.045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904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17ea0fd55cdb50ba6b</text:p>
          </table:table-cell>
          <table:table-cell office:value-type="string" calcext:value-type="string">
            <text:p>5ea5c3ee8149d3055e8d081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7:43.676000</text:p>
          </table:table-cell>
          <table:table-cell office:value-type="string" calcext:value-type="string">
            <text:p>2021-11-18 18:05:29.526000</text:p>
          </table:table-cell>
          <table:table-cell office:value-type="float" office:value="465.85" calcext:value-type="float">
            <text:p>465.85</text:p>
          </table:table-cell>
          <table:table-cell office:value-type="float" office:value="32" calcext:value-type="float">
            <text:p>32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6:54.818000</text:p>
          </table:table-cell>
          <table:table-cell office:value-type="string" calcext:value-type="string">
            <text:p>NOCOD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1ab5b237048a584718</text:p>
          </table:table-cell>
          <table:table-cell office:value-type="string" calcext:value-type="string">
            <text:p>5d86c09df681a1001a8dddc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7:58.094000</text:p>
          </table:table-cell>
          <table:table-cell office:value-type="string" calcext:value-type="string">
            <text:p>2021-11-18 18:05:02.836000</text:p>
          </table:table-cell>
          <table:table-cell office:value-type="float" office:value="424.742" calcext:value-type="float">
            <text:p>424.742</text:p>
          </table:table-cell>
          <table:table-cell office:value-type="float" office:value="35" calcext:value-type="float">
            <text:p>35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69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32b88fbfbea82a4604</text:p>
          </table:table-cell>
          <table:table-cell office:value-type="string" calcext:value-type="string">
            <text:p>60fcd8d9a09565bdab88f50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9:06.783000</text:p>
          </table:table-cell>
          <table:table-cell office:value-type="string" calcext:value-type="string">
            <text:p>2021-11-18 18:07:03.080000</text:p>
          </table:table-cell>
          <table:table-cell office:value-type="float" office:value="476.297" calcext:value-type="float">
            <text:p>476.297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6:53.76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43961d0678e93bfe888</text:p>
          </table:table-cell>
          <table:table-cell office:value-type="string" calcext:value-type="string">
            <text:p>5e53497a059e37368a22933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17.913000</text:p>
          </table:table-cell>
          <table:table-cell office:value-type="string" calcext:value-type="string">
            <text:p>2021-11-18 18:14:02.619000</text:p>
          </table:table-cell>
          <table:table-cell office:value-type="float" office:value="944.706" calcext:value-type="float">
            <text:p>944.706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41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41f0fcecc4b53fa63b</text:p>
          </table:table-cell>
          <table:table-cell office:value-type="string" calcext:value-type="string">
            <text:p>5d4b62555f5e4c0001f38d2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29.389000</text:p>
          </table:table-cell>
          <table:table-cell office:value-type="string" calcext:value-type="string">
            <text:p>2021-11-18 18:08:54.674000</text:p>
          </table:table-cell>
          <table:table-cell office:value-type="float" office:value="625.285" calcext:value-type="float">
            <text:p>625.285</text:p>
          </table:table-cell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18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44e6bedc3c45a55ea4</text:p>
          </table:table-cell>
          <table:table-cell office:value-type="string" calcext:value-type="string">
            <text:p>5c98310742270c0014d0287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28.250000</text:p>
          </table:table-cell>
          <table:table-cell office:value-type="string" calcext:value-type="string">
            <text:p>2021-11-18 18:07:03.641000</text:p>
          </table:table-cell>
          <table:table-cell office:value-type="float" office:value="515.391" calcext:value-type="float">
            <text:p>515.391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4.30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448df1f05d4dfb4e00c</text:p>
          </table:table-cell>
          <table:table-cell office:value-type="string" calcext:value-type="string">
            <text:p>5c2d3ba4731cd10001b647d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32.561000</text:p>
          </table:table-cell>
          <table:table-cell office:value-type="string" calcext:value-type="string">
            <text:p>2021-11-18 18:02:24.287000</text:p>
          </table:table-cell>
          <table:table-cell office:value-type="float" office:value="231.726" calcext:value-type="float">
            <text:p>231.726</text:p>
          </table:table-cell>
          <table:table-cell office:value-type="float" office:value="38" calcext:value-type="float">
            <text:p>38</text:p>
          </table:table-cell>
          <table:table-cell office:value-type="float" office:value="890" calcext:value-type="float">
            <text:p>890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6:54.07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5060911801f8402077</text:p>
          </table:table-cell>
          <table:table-cell office:value-type="string" calcext:value-type="string">
            <text:p>575ec4be3fc3ac000611df4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52.211000</text:p>
          </table:table-cell>
          <table:table-cell office:value-type="string" calcext:value-type="string">
            <text:p>2021-11-18 18:06:50.268000</text:p>
          </table:table-cell>
          <table:table-cell office:value-type="float" office:value="478.057" calcext:value-type="float">
            <text:p>478.057</text:p>
          </table:table-cell>
          <table:table-cell office:value-type="float" office:value="27" calcext:value-type="float">
            <text:p>27</text:p>
          </table:table-cell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6:53.85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5153f736dfd01a22ba</text:p>
          </table:table-cell>
          <table:table-cell office:value-type="string" calcext:value-type="string">
            <text:p>5e8f95d77baa1110da1e28a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8:42.938000</text:p>
          </table:table-cell>
          <table:table-cell office:value-type="string" calcext:value-type="string">
            <text:p>2021-11-18 18:04:55.332000</text:p>
          </table:table-cell>
          <table:table-cell office:value-type="float" office:value="372.394" calcext:value-type="float">
            <text:p>372.394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95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47de9d8ab9df91d430b</text:p>
          </table:table-cell>
          <table:table-cell office:value-type="string" calcext:value-type="string">
            <text:p>5d0e459e86e343000141468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0:55.967000</text:p>
          </table:table-cell>
          <table:table-cell office:value-type="string" calcext:value-type="string">
            <text:p>2021-11-18 18:10:00.960000</text:p>
          </table:table-cell>
          <table:table-cell office:value-type="float" office:value="544.993" calcext:value-type="float">
            <text:p>544.99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8 21:16:53.31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t in paid work (e.g. homemaker', 'retired or disabled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8d09f86638aa3eff12</text:p>
          </table:table-cell>
          <table:table-cell office:value-type="string" calcext:value-type="string">
            <text:p>612865b9193239815830941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7:59:45.054000</text:p>
          </table:table-cell>
          <table:table-cell office:value-type="string" calcext:value-type="string">
            <text:p>2021-11-18 18:06:06.888000</text:p>
          </table:table-cell>
          <table:table-cell office:value-type="float" office:value="381.834" calcext:value-type="float">
            <text:p>381.834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66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6196949409f86638aa3eff13</text:p>
          </table:table-cell>
          <table:table-cell office:value-type="string" calcext:value-type="string">
            <text:p>61546cae5a448e00217070a1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0:44.091000</text:p>
          </table:table-cell>
          <table:table-cell office:value-type="string" calcext:value-type="string">
            <text:p>2021-11-18 18:07:18.636000</text:p>
          </table:table-cell>
          <table:table-cell office:value-type="float" office:value="394.545" calcext:value-type="float">
            <text:p>394.545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461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a714b3cdf68e6a7b0d</text:p>
          </table:table-cell>
          <table:table-cell office:value-type="string" calcext:value-type="string">
            <text:p>61059aa5965b49c3a415f5de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3:13.174000</text:p>
          </table:table-cell>
          <table:table-cell office:value-type="string" calcext:value-type="string">
            <text:p>2021-11-18 18:09:46.182000</text:p>
          </table:table-cell>
          <table:table-cell office:value-type="float" office:value="393.008" calcext:value-type="float">
            <text:p>393.008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18 21:16:52.67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DATA EXPIRE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4aa517b431c371b659a</text:p>
          </table:table-cell>
          <table:table-cell office:value-type="string" calcext:value-type="string">
            <text:p>614b88a532c0af85de1a816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1:29.722000</text:p>
          </table:table-cell>
          <table:table-cell office:value-type="string" calcext:value-type="string">
            <text:p>2021-11-18 18:08:52.918000</text:p>
          </table:table-cell>
          <table:table-cell office:value-type="float" office:value="443.196" calcext:value-type="float">
            <text:p>443.196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8 21:16:53.117000</text:p>
          </table:table-cell>
          <table:table-cell office:value-type="string" calcext:value-type="string">
            <text:p>NOCODE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ab915278d6cd5b3231</text:p>
          </table:table-cell>
          <table:table-cell office:value-type="string" calcext:value-type="string">
            <text:p>6129268f334bffb909d3726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1:35.790000</text:p>
          </table:table-cell>
          <table:table-cell office:value-type="string" calcext:value-type="string">
            <text:p>2021-11-18 18:09:09.050000</text:p>
          </table:table-cell>
          <table:table-cell office:value-type="float" office:value="453.26" calcext:value-type="float">
            <text:p>453.26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010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4c3cd7eab3c6cce1c0f</text:p>
          </table:table-cell>
          <table:table-cell office:value-type="string" calcext:value-type="string">
            <text:p>61001bf79490f8d38e8325f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0:43.208000</text:p>
          </table:table-cell>
          <table:table-cell office:value-type="string" calcext:value-type="string">
            <text:p>2021-11-18 18:10:48.310000</text:p>
          </table:table-cell>
          <table:table-cell office:value-type="float" office:value="605.102" calcext:value-type="float">
            <text:p>605.10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568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4e884fadcf883f7c7c5</text:p>
          </table:table-cell>
          <table:table-cell office:value-type="string" calcext:value-type="string">
            <text:p>5b639ebd7584240001421064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1:14.493000</text:p>
          </table:table-cell>
          <table:table-cell office:value-type="string" calcext:value-type="string">
            <text:p>2021-11-18 18:06:51.025000</text:p>
          </table:table-cell>
          <table:table-cell office:value-type="float" office:value="336.532" calcext:value-type="float">
            <text:p>336.532</text:p>
          </table:table-cell>
          <table:table-cell office:value-type="float" office:value="24" calcext:value-type="float">
            <text:p>24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3.216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53f3e301d3572c2c294</text:p>
          </table:table-cell>
          <table:table-cell office:value-type="string" calcext:value-type="string">
            <text:p>60a2cbab9a74ddb09789cfa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2:39.854000</text:p>
          </table:table-cell>
          <table:table-cell office:value-type="string" calcext:value-type="string">
            <text:p>2021-11-18 18:13:59.315000</text:p>
          </table:table-cell>
          <table:table-cell office:value-type="float" office:value="679.461" calcext:value-type="float">
            <text:p>679.461</text:p>
          </table:table-cell>
          <table:table-cell office:value-type="float" office:value="39" calcext:value-type="float">
            <text:p>39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78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561c4f2244d7fc7c44e</text:p>
          </table:table-cell>
          <table:table-cell office:value-type="string" calcext:value-type="string">
            <text:p>614e32f610435c9f51dee68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3:15.223000</text:p>
          </table:table-cell>
          <table:table-cell office:value-type="string" calcext:value-type="string">
            <text:p>2021-11-18 18:11:38.395000</text:p>
          </table:table-cell>
          <table:table-cell office:value-type="float" office:value="503.172" calcext:value-type="float">
            <text:p>503.172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553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5e860911801f8402097</text:p>
          </table:table-cell>
          <table:table-cell office:value-type="string" calcext:value-type="string">
            <text:p>5f9503492c2f0e3659637ac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5:30.749000</text:p>
          </table:table-cell>
          <table:table-cell office:value-type="string" calcext:value-type="string">
            <text:p>2021-11-18 18:14:19.446000</text:p>
          </table:table-cell>
          <table:table-cell office:value-type="float" office:value="528.697" calcext:value-type="float">
            <text:p>528.697</text:p>
          </table:table-cell>
          <table:table-cell office:value-type="float" office:value="25" calcext:value-type="float">
            <text:p>25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312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Unemployed (and job seeking)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61160ccf3f44ad550e8</text:p>
          </table:table-cell>
          <table:table-cell office:value-type="string" calcext:value-type="string">
            <text:p>5c08c9f3217d600001117a0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6:09.362000</text:p>
          </table:table-cell>
          <table:table-cell office:value-type="string" calcext:value-type="string">
            <text:p>2021-11-18 18:31:30.302000</text:p>
          </table:table-cell>
          <table:table-cell office:value-type="float" office:value="1520.94" calcext:value-type="float">
            <text:p>1520.94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2.057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66013527e01300ddb04</text:p>
          </table:table-cell>
          <table:table-cell office:value-type="string" calcext:value-type="string">
            <text:p>6151e367f510c841179bf2d9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7:29.722000</text:p>
          </table:table-cell>
          <table:table-cell office:value-type="string" calcext:value-type="string">
            <text:p>2021-11-18 18:13:52.110000</text:p>
          </table:table-cell>
          <table:table-cell office:value-type="float" office:value="382.388" calcext:value-type="float">
            <text:p>382.388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953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6beb8d42086383d3ab8</text:p>
          </table:table-cell>
          <table:table-cell office:value-type="string" calcext:value-type="string">
            <text:p>5f28f9afa418052591d8b49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09:05.517000</text:p>
          </table:table-cell>
          <table:table-cell office:value-type="string" calcext:value-type="string">
            <text:p>2021-11-18 18:15:08.849000</text:p>
          </table:table-cell>
          <table:table-cell office:value-type="float" office:value="363.332" calcext:value-type="float">
            <text:p>363.332</text:p>
          </table:table-cell>
          <table:table-cell office:value-type="float" office:value="36" calcext:value-type="float">
            <text:p>3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849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73edaf67df120489514</text:p>
          </table:table-cell>
          <table:table-cell office:value-type="string" calcext:value-type="string">
            <text:p>6103adf779d6468e5094143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11:10.984000</text:p>
          </table:table-cell>
          <table:table-cell office:value-type="string" calcext:value-type="string">
            <text:p>2021-11-18 18:19:20.103000</text:p>
          </table:table-cell>
          <table:table-cell office:value-type="float" office:value="489.119" calcext:value-type="float">
            <text:p>489.119</text:p>
          </table:table-cell>
          <table:table-cell office:value-type="float" office:value="24" calcext:value-type="float">
            <text:p>24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73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75cb384e6e9bf52f314</text:p>
          </table:table-cell>
          <table:table-cell office:value-type="string" calcext:value-type="string">
            <text:p>615080dde912be18c24ce8b7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11:42.393000</text:p>
          </table:table-cell>
          <table:table-cell office:value-type="string" calcext:value-type="string">
            <text:p>2021-11-18 18:18:23.063000</text:p>
          </table:table-cell>
          <table:table-cell office:value-type="float" office:value="400.67" calcext:value-type="float">
            <text:p>400.6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63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77da2bc758f1687671b</text:p>
          </table:table-cell>
          <table:table-cell office:value-type="string" calcext:value-type="string">
            <text:p>615173ed65d2ce3492419fd6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16:40.510000</text:p>
          </table:table-cell>
          <table:table-cell office:value-type="string" calcext:value-type="string">
            <text:p>2021-11-18 18:23:29.777000</text:p>
          </table:table-cell>
          <table:table-cell office:value-type="float" office:value="409.267" calcext:value-type="float">
            <text:p>409.267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414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811d34ac4030a274e1f</text:p>
          </table:table-cell>
          <table:table-cell office:value-type="string" calcext:value-type="string">
            <text:p>607f51419f1a6b4ecdf7adbc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15:47.337000</text:p>
          </table:table-cell>
          <table:table-cell office:value-type="string" calcext:value-type="string">
            <text:p>2021-11-18 18:23:20.361000</text:p>
          </table:table-cell>
          <table:table-cell office:value-type="float" office:value="453.024" calcext:value-type="float">
            <text:p>453.024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535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1969bcbb3a6939a43d2ad85</text:p>
          </table:table-cell>
          <table:table-cell office:value-type="string" calcext:value-type="string">
            <text:p>5a16eb755d06850001b00bea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30:35.121000</text:p>
          </table:table-cell>
          <table:table-cell office:value-type="string" calcext:value-type="string">
            <text:p>2021-11-18 18:38:31.366000</text:p>
          </table:table-cell>
          <table:table-cell office:value-type="float" office:value="476.245" calcext:value-type="float">
            <text:p>476.245</text:p>
          </table:table-cell>
          <table:table-cell office:value-type="float" office:value="24" calcext:value-type="float">
            <text:p>2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309000</text:p>
          </table:table-cell>
          <table:table-cell office:value-type="string" calcext:value-type="string">
            <text:p>29D78373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DATA EXPIRE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f6b67c139403dff6f08</text:p>
          </table:table-cell>
          <table:table-cell office:value-type="string" calcext:value-type="string">
            <text:p>5c8812709cef4f0016a18318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55:12.119000</text:p>
          </table:table-cell>
          <table:table-cell office:value-type="string" calcext:value-type="string">
            <text:p>2021-11-18 19:07:23.741000</text:p>
          </table:table-cell>
          <table:table-cell office:value-type="float" office:value="731.622" calcext:value-type="float">
            <text:p>731.622</text:p>
          </table:table-cell>
          <table:table-cell office:value-type="float" office:value="27" calcext:value-type="float">
            <text:p>27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105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TA EXPIRED</text:p>
          </table:table-cell>
        </table:table-row>
        <table:table-row table:style-name="ro1">
          <table:table-cell office:value-type="string" calcext:value-type="string">
            <text:p>61969f7c4ce78bd339b5b8cc</text:p>
          </table:table-cell>
          <table:table-cell office:value-type="string" calcext:value-type="string">
            <text:p>5ec87daedce2260008f5c0d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2021-11-18 18:46:20.889000</text:p>
          </table:table-cell>
          <table:table-cell office:value-type="string" calcext:value-type="string">
            <text:p>2021-11-18 18:56:50.979000</text:p>
          </table:table-cell>
          <table:table-cell office:value-type="float" office:value="630.09" calcext:value-type="float">
            <text:p>630.09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18 21:16:51.212000</text:p>
          </table:table-cell>
          <table:table-cell office:value-type="string" calcext:value-type="string">
            <text:p>29D7837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6:20:51.579684943</meta:creation-date>
    <meta:generator>LibreOffice/7.3.7.2$Linux_X86_64 LibreOffice_project/30$Build-2</meta:generator>
    <dc:date>2023-04-21T16:24:13.112529198</dc:date>
    <meta:editing-duration>PT3M22S</meta:editing-duration>
    <meta:editing-cycles>1</meta:editing-cycles>
    <meta:document-statistic meta:table-count="1" meta:cell-count="13464" meta:object-count="0"/>
  </office:meta>
</office:document-meta>
</file>